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2.4335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45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>
            <text:p>majorit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689442184">
            <text:p>1689442184</text:p>
          </table:table-cell>
          <table:table-cell office:value-type="string">
            <text:p>movies</text:p>
          </table:table-cell>
          <table:table-cell table:formula="of:=HYPERLINK(&quot;http://www.imdb.com/genre_genre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ction</text:p>
          </table:table-cell>
          <table:table-cell office:value-type="string">
            <text:p>Adventure</text:p>
          </table:table-cell>
          <table:table-cell office:value-type="string">
            <text:p>Animation</text:p>
          </table:table-cell>
          <table:table-cell office:value-type="string">
            <text:p>Biography</text:p>
          </table:table-cell>
          <table:table-cell office:value-type="string">
            <text:p>Comedy</text:p>
          </table:table-cell>
        </table:table-row>
        <table:table-row table:style-name="ro1">
          <table:table-cell table:number-columns-repeated="2"/>
          <table:table-cell office:value-type="string">
            <text:p>Crime</text:p>
          </table:table-cell>
          <table:table-cell office:value-type="string">
            <text:p>Documentary</text:p>
          </table:table-cell>
          <table:table-cell office:value-type="string">
            <text:p>Drama</text:p>
          </table:table-cell>
          <table:table-cell office:value-type="string">
            <text:p>Family</text:p>
          </table:table-cell>
          <table:table-cell office:value-type="string">
            <text:p>Fantasy</text:p>
          </table:table-cell>
        </table:table-row>
        <table:table-row table:style-name="ro2">
          <table:table-cell table:number-columns-repeated="2"/>
          <table:table-cell office:value-type="string">
            <text:p>Film-Noir</text:p>
          </table:table-cell>
          <table:table-cell office:value-type="string">
            <text:p>History</text:p>
          </table:table-cell>
          <table:table-cell office:value-type="string">
            <text:p>Horror</text:p>
          </table:table-cell>
          <table:table-cell office:value-type="string">
            <text:p>Musical</text:p>
          </table:table-cell>
          <table:table-cell office:value-type="string">
            <text:p>Mystery</text:p>
          </table:table-cell>
        </table:table-row>
        <table:table-row table:style-name="ro2">
          <table:table-cell table:number-columns-repeated="2"/>
          <table:table-cell office:value-type="string">
            <text:p>Romance</text:p>
          </table:table-cell>
          <table:table-cell office:value-type="string">
            <text:p>Sci-Fi</text:p>
          </table:table-cell>
          <table:table-cell office:value-type="string">
            <text:p>Sport</text:p>
          </table:table-cell>
          <table:table-cell office:value-type="string">
            <text:p>Thriller</text:p>
          </table:table-cell>
          <table:table-cell office:value-type="string">
            <text:p>War</text:p>
          </table:table-cell>
        </table:table-row>
        <table:table-row table:style-name="ro1">
          <table:table-cell table:number-columns-repeated="2"/>
          <table:table-cell office:value-type="string">
            <text:p>Western</text:p>
          </table:table-cell>
          <table:table-cell table:number-columns-repeated="4"/>
        </table:table-row>
        <table:table-row table:style-name="ro1">
          <table:table-cell table:formula="of:=[.C$3]" office:value-type="float" office:value="1689442184">
            <text:p>1689442184</text:p>
          </table:table-cell>
          <table:table-cell office:value-type="string">
            <text:p>Q0</text:p>
          </table:table-cell>
          <table:table-cell table:formula="of:=HYPERLINK(&quot;http://dbpedia.org/property/genre&quot;)" office:value-type="string" office:string-value="http://dbpedia.org/property/genre">
            <text:p>http://dbpedia.org/property/genr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genr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]" office:value-type="float" office:value="1689442184">
            <text:p>1689442184</text:p>
          </table:table-cell>
          <table:table-cell office:value-type="string">
            <text:p>Q0</text:p>
          </table:table-cell>
          <table:table-cell table:formula="of:=HYPERLINK(&quot;http://dbpedia.org/ontology/genre&quot;)" office:value-type="string" office:string-value="http://dbpedia.org/ontology/genre">
            <text:p>http://dbpedia.org/ontology/genr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genr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]" office:value-type="float" office:value="1689442184">
            <text:p>1689442184</text:p>
          </table:table-cell>
          <table:table-cell office:value-type="string">
            <text:p>Q0</text:p>
          </table:table-cell>
          <table:table-cell table:formula="of:=HYPERLINK(&quot;http://dbpedia.org/property/genres&quot;)" office:value-type="string" office:string-value="http://dbpedia.org/property/genres">
            <text:p>http://dbpedia.org/property/genre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genre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]" office:value-type="float" office:value="1689442184">
            <text:p>1689442184</text:p>
          </table:table-cell>
          <table:table-cell office:value-type="string">
            <text:p>Q0</text:p>
          </table:table-cell>
          <table:table-cell table:formula="of:=HYPERLINK(&quot;http://dbpedia.org/property/genere&quot;)" office:value-type="string" office:string-value="http://dbpedia.org/property/genere">
            <text:p>http://dbpedia.org/property/gener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gener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]" office:value-type="float" office:value="1689442184">
            <text:p>1689442184</text:p>
          </table:table-cell>
          <table:table-cell office:value-type="string">
            <text:p>Q0</text:p>
          </table:table-cell>
          <table:table-cell table:formula="of:=HYPERLINK(&quot;http://dbpedia.org/property/genre(s)_&quot;)" office:value-type="string" office:string-value="http://dbpedia.org/property/genre(s)_">
            <text:p>http://dbpedia.org/property/genre(s)_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genre%28s%29_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744816435">
            <text:p>1744816435</text:p>
          </table:table-cell>
          <table:table-cell office:value-type="string">
            <text:p>basketball players</text:p>
          </table:table-cell>
          <table:table-cell table:formula="of:=HYPERLINK(&quot;http://www.allstarnba.es/players/players-by-draft-pick.htm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48">
            <text:p>1948</text:p>
          </table:table-cell>
          <table:table-cell office:value-type="float" office:value="1949">
            <text:p>1949</text:p>
          </table:table-cell>
          <table:table-cell office:value-type="float" office:value="1950">
            <text:p>1950</text:p>
          </table:table-cell>
          <table:table-cell office:value-type="float" office:value="1951">
            <text:p>1951</text:p>
          </table:table-cell>
          <table:table-cell office:value-type="float" office:value="1952">
            <text:p>1952</text:p>
          </table:table-cell>
        </table:table-row>
        <table:table-row table:style-name="ro1">
          <table:table-cell table:number-columns-repeated="2"/>
          <table:table-cell office:value-type="float" office:value="1953">
            <text:p>1953</text:p>
          </table:table-cell>
          <table:table-cell office:value-type="float" office:value="1954">
            <text:p>1954</text:p>
          </table:table-cell>
          <table:table-cell office:value-type="float" office:value="1955">
            <text:p>1955</text:p>
          </table:table-cell>
          <table:table-cell office:value-type="float" office:value="1956">
            <text:p>1956</text:p>
          </table:table-cell>
          <table:table-cell office:value-type="float" office:value="1957">
            <text:p>1957</text:p>
          </table:table-cell>
        </table:table-row>
        <table:table-row table:style-name="ro1">
          <table:table-cell table:number-columns-repeated="2"/>
          <table:table-cell office:value-type="float" office:value="1958">
            <text:p>1958</text:p>
          </table:table-cell>
          <table:table-cell office:value-type="float" office:value="1959">
            <text:p>1959</text:p>
          </table:table-cell>
          <table:table-cell office:value-type="float" office:value="1960">
            <text:p>1960</text:p>
          </table:table-cell>
          <table:table-cell office:value-type="float" office:value="1961">
            <text:p>1961</text:p>
          </table:table-cell>
          <table:table-cell office:value-type="float" office:value="1962">
            <text:p>1962</text:p>
          </table:table-cell>
        </table:table-row>
        <table:table-row table:style-name="ro1">
          <table:table-cell table:number-columns-repeated="2"/>
          <table:table-cell office:value-type="float" office:value="1963">
            <text:p>1963</text:p>
          </table:table-cell>
          <table:table-cell office:value-type="float" office:value="1964">
            <text:p>1964</text:p>
          </table:table-cell>
          <table:table-cell office:value-type="float" office:value="1965">
            <text:p>1965</text:p>
          </table:table-cell>
          <table:table-cell office:value-type="float" office:value="1966">
            <text:p>1966</text:p>
          </table:table-cell>
          <table:table-cell office:value-type="float" office:value="1967">
            <text:p>1967</text:p>
          </table:table-cell>
        </table:table-row>
        <table:table-row table:style-name="ro1">
          <table:table-cell table:number-columns-repeated="2"/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float" office:value="1970">
            <text:p>1970</text:p>
          </table:table-cell>
          <table:table-cell office:value-type="float" office:value="1971">
            <text:p>1971</text:p>
          </table:table-cell>
          <table:table-cell office:value-type="float" office:value="1972">
            <text:p>1972</text:p>
          </table:table-cell>
        </table:table-row>
        <table:table-row table:style-name="ro1">
          <table:table-cell table:number-columns-repeated="2"/>
          <table:table-cell office:value-type="float" office:value="1973">
            <text:p>1973</text:p>
          </table:table-cell>
          <table:table-cell office:value-type="float" office:value="1974">
            <text:p>1974</text:p>
          </table:table-cell>
          <table:table-cell office:value-type="float" office:value="1975">
            <text:p>1975</text:p>
          </table:table-cell>
          <table:table-cell office:value-type="float" office:value="1976">
            <text:p>1976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table:number-columns-repeated="2"/>
          <table:table-cell office:value-type="float" office:value="1978">
            <text:p>1978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</table:table-row>
        <table:table-row table:style-name="ro1">
          <table:table-cell table:number-columns-repeated="2"/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</table:table-row>
        <table:table-row table:style-name="ro1">
          <table:table-cell table:number-columns-repeated="2"/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</table:table-row>
        <table:table-row table:style-name="ro1">
          <table:table-cell table:number-columns-repeated="2"/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</table:table-row>
        <table:table-row table:style-name="ro1">
          <table:table-cell table:number-columns-repeated="2"/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table:number-columns-repeated="2"/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table:number-columns-repeated="2"/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table:number-columns-repeated="2"/>
          <table:table-cell table:formula="of:=HYPERLINK(&quot;http://dbpedia.org/property/year1start&quot;)" office:value-type="string" office:string-value="http://dbpedia.org/property/year1start">
            <text:p>http://dbpedia.org/property/year1start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year1start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property/year&quot;)" office:value-type="string" office:string-value="http://dbpedia.org/property/year">
            <text:p>http://dbpedia.org/property/year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property/prevYear&quot;)" office:value-type="string" office:string-value="http://dbpedia.org/property/prevYear">
            <text:p>http://dbpedia.org/property/prevYear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prev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property/finalyear&quot;)" office:value-type="string" office:string-value="http://dbpedia.org/property/finalyear">
            <text:p>http://dbpedia.org/property/finalyear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final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property/dateOfDeath&quot;)" office:value-type="string" office:string-value="http://dbpedia.org/property/dateOfDeath">
            <text:p>http://dbpedia.org/property/dateOfDeath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dateOfDeath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property/careerStart&quot;)" office:value-type="string" office:string-value="http://dbpedia.org/property/careerStart">
            <text:p>http://dbpedia.org/property/careerStart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careerStart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ontology/activeYearsEndDate&quot;)" office:value-type="string" office:string-value="http://dbpedia.org/ontology/activeYearsEndDate">
            <text:p>http://dbpedia.org/ontology/activeYearsEnd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activeYearsEnd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property/deathDate&quot;)" office:value-type="string" office:string-value="http://dbpedia.org/property/deathDate">
            <text:p>http://dbpedia.org/property/death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death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ontology/deathDate&quot;)" office:value-type="string" office:string-value="http://dbpedia.org/ontology/deathDate">
            <text:p>http://dbpedia.org/ontology/death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death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property/startyear&quot;)" office:value-type="string" office:string-value="http://dbpedia.org/property/startyear">
            <text:p>http://dbpedia.org/property/startyear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start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ontology/draftYear&quot;)" office:value-type="string" office:string-value="http://dbpedia.org/ontology/draftYear">
            <text:p>http://dbpedia.org/ontology/draftYea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draft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ontology/year&quot;)" office:value-type="string" office:string-value="http://dbpedia.org/ontology/year">
            <text:p>http://dbpedia.org/ontology/year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property/endyear&quot;)" office:value-type="string" office:string-value="http://dbpedia.org/property/endyear">
            <text:p>http://dbpedia.org/property/endyear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end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property/careerEnd&quot;)" office:value-type="string" office:string-value="http://dbpedia.org/property/careerEnd">
            <text:p>http://dbpedia.org/property/careerEnd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careerEnd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ontology/activeYearsStartYear&quot;)" office:value-type="string" office:string-value="http://dbpedia.org/ontology/activeYearsStartYear">
            <text:p>http://dbpedia.org/ontology/activeYearsStartYear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activeYearsStart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ontology/activeYearsStartDate&quot;)" office:value-type="string" office:string-value="http://dbpedia.org/ontology/activeYearsStartDate">
            <text:p>http://dbpedia.org/ontology/activeYearsStart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activeYearsStart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property/draftyear&quot;)" office:value-type="string" office:string-value="http://dbpedia.org/property/draftyear">
            <text:p>http://dbpedia.org/property/draftyea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draft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ontology/deathYear&quot;)" office:value-type="string" office:string-value="http://dbpedia.org/ontology/deathYear">
            <text:p>http://dbpedia.org/ontology/deathYear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death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ontology/activeYearsEndYear&quot;)" office:value-type="string" office:string-value="http://dbpedia.org/ontology/activeYearsEndYear">
            <text:p>http://dbpedia.org/ontology/activeYearsEndYear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activeYearsEnd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property/draftYear&quot;)" office:value-type="string" office:string-value="http://dbpedia.org/property/draftYear">
            <text:p>http://dbpedia.org/property/draftYea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draft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property/debutyear&quot;)" office:value-type="string" office:string-value="http://dbpedia.org/property/debutyear">
            <text:p>http://dbpedia.org/property/debutyear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debut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property/debutdate&quot;)" office:value-type="string" office:string-value="http://dbpedia.org/property/debutdate">
            <text:p>http://dbpedia.org/property/debut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debut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property/draftedyear&quot;)" office:value-type="string" office:string-value="http://dbpedia.org/property/draftedyear">
            <text:p>http://dbpedia.org/property/draftedyea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drafted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property/retired&quot;)" office:value-type="string" office:string-value="http://dbpedia.org/property/retired">
            <text:p>http://dbpedia.org/property/retired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retired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ontology/birthDate&quot;)" office:value-type="string" office:string-value="http://dbpedia.org/ontology/birthDate">
            <text:p>http://dbpedia.org/ontology/birth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birth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property/dateOfBirth&quot;)" office:value-type="string" office:string-value="http://dbpedia.org/property/dateOfBirth">
            <text:p>http://dbpedia.org/property/dateOfBirth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dateOfBirth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ontology/birthYear&quot;)" office:value-type="string" office:string-value="http://dbpedia.org/ontology/birthYear">
            <text:p>http://dbpedia.org/ontology/birthYear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birth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property/debut&quot;)" office:value-type="string" office:string-value="http://dbpedia.org/property/debut">
            <text:p>http://dbpedia.org/property/debut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debut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property/draft&quot;)" office:value-type="string" office:string-value="http://dbpedia.org/property/draft">
            <text:p>http://dbpedia.org/property/draft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draft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ontology/draft&quot;)" office:value-type="string" office:string-value="http://dbpedia.org/ontology/draft">
            <text:p>http://dbpedia.org/ontology/draft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draft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property/draftpick&quot;)" office:value-type="string" office:string-value="http://dbpedia.org/property/draftpick">
            <text:p>http://dbpedia.org/property/draftpick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draftpick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http://dbpedia.org/property/debutDate&quot;)" office:value-type="string" office:string-value="http://dbpedia.org/property/debutDate">
            <text:p>http://dbpedia.org/property/debut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debut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68043830">
            <text:p>268043830</text:p>
          </table:table-cell>
          <table:table-cell office:value-type="string">
            <text:p>wines</text:p>
          </table:table-cell>
          <table:table-cell table:formula="of:=HYPERLINK(&quot;http://www.amazon.com/gp/search/other/ref=lp_2983386011_sa_p_n_style_browse-bin?rh=n%3A16310101%2Cn%3A!16310211%2Cn%3A2983386011&amp;bbn=2983386011&amp;pickerToList=style_browse-bin&amp;ie=UTF8&amp;qid=1398240361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SA</text:p>
          </table:table-cell>
          <table:table-cell office:value-type="string">
            <text:p>France</text:p>
          </table:table-cell>
          <table:table-cell office:value-type="string">
            <text:p>Italy</text:p>
          </table:table-cell>
          <table:table-cell office:value-type="string">
            <text:p>Argentina</text:p>
          </table:table-cell>
          <table:table-cell office:value-type="string">
            <text:p>Spain</text:p>
          </table:table-cell>
        </table:table-row>
        <table:table-row table:style-name="ro1">
          <table:table-cell table:number-columns-repeated="2"/>
          <table:table-cell office:value-type="string">
            <text:p>Chile</text:p>
          </table:table-cell>
          <table:table-cell office:value-type="string">
            <text:p>Australia</text:p>
          </table:table-cell>
          <table:table-cell office:value-type="string">
            <text:p>Germany</text:p>
          </table:table-cell>
          <table:table-cell office:value-type="string">
            <text:p>Portugal</text:p>
          </table:table-cell>
          <table:table-cell office:value-type="string">
            <text:p>New Zealand</text:p>
          </table:table-cell>
        </table:table-row>
        <table:table-row table:style-name="ro1">
          <table:table-cell table:number-columns-repeated="2"/>
          <table:table-cell office:value-type="string">
            <text:p>South Africa</text:p>
          </table:table-cell>
          <table:table-cell office:value-type="string">
            <text:p>Austria</text:p>
          </table:table-cell>
          <table:table-cell office:value-type="string">
            <text:p>Greece</text:p>
          </table:table-cell>
          <table:table-cell office:value-type="string">
            <text:p>Canada</text:p>
          </table:table-cell>
          <table:table-cell office:value-type="string">
            <text:p>Israel</text:p>
          </table:table-cell>
        </table:table-row>
        <table:table-row table:style-name="ro1">
          <table:table-cell table:number-columns-repeated="2"/>
          <table:table-cell office:value-type="string">
            <text:p>Uruguay</text:p>
          </table:table-cell>
          <table:table-cell office:value-type="string">
            <text:p>Bulgaria</text:p>
          </table:table-cell>
          <table:table-cell office:value-type="string">
            <text:p>Hungary</text:p>
          </table:table-cell>
          <table:table-cell office:value-type="string">
            <text:p>Mexico</text:p>
          </table:table-cell>
          <table:table-cell office:value-type="string">
            <text:p>Switzerland</text:p>
          </table:table-cell>
        </table:table-row>
        <table:table-row table:style-name="ro1">
          <table:table-cell table:number-columns-repeated="2"/>
          <table:table-cell office:value-type="string">
            <text:p>Lebanon</text:p>
          </table:table-cell>
          <table:table-cell office:value-type="string">
            <text:p>Japan</text:p>
          </table:table-cell>
          <table:table-cell office:value-type="string">
            <text:p>Georgia</text:p>
          </table:table-cell>
          <table:table-cell office:value-type="string">
            <text:p>Morocco</text:p>
          </table:table-cell>
          <table:table-cell office:value-type="string">
            <text:p>Slovenia</text:p>
          </table:table-cell>
        </table:table-row>
        <table:table-row table:style-name="ro1">
          <table:table-cell table:formula="of:=[.C$62]" office:value-type="float" office:value="268043830">
            <text:p>268043830</text:p>
          </table:table-cell>
          <table:table-cell office:value-type="string">
            <text:p>Q0</text:p>
          </table:table-cell>
          <table:table-cell table:formula="of:=HYPERLINK(&quot;http://dbpedia.org/property/regions&quot;)" office:value-type="string" office:string-value="http://dbpedia.org/property/regions">
            <text:p>http://dbpedia.org/property/region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region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2]" office:value-type="float" office:value="268043830">
            <text:p>268043830</text:p>
          </table:table-cell>
          <table:table-cell office:value-type="string">
            <text:p>Q0</text:p>
          </table:table-cell>
          <table:table-cell table:formula="of:=HYPERLINK(&quot;http://dbpedia.org/ontology/wineRegion&quot;)" office:value-type="string" office:string-value="http://dbpedia.org/ontology/wineRegion">
            <text:p>http://dbpedia.org/ontology/wineRegion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wineRegio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2]" office:value-type="float" office:value="268043830">
            <text:p>268043830</text:p>
          </table:table-cell>
          <table:table-cell office:value-type="string">
            <text:p>Q0</text:p>
          </table:table-cell>
          <table:table-cell table:formula="of:=HYPERLINK(&quot;http://dbpedia.org/property/origin&quot;)" office:value-type="string" office:string-value="http://dbpedia.org/property/origin">
            <text:p>http://dbpedia.org/property/origin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origi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2]" office:value-type="float" office:value="268043830">
            <text:p>268043830</text:p>
          </table:table-cell>
          <table:table-cell office:value-type="string">
            <text:p>Q0</text:p>
          </table:table-cell>
          <table:table-cell table:formula="of:=HYPERLINK(&quot;http://dbpedia.org/ontology/origin&quot;)" office:value-type="string" office:string-value="http://dbpedia.org/ontology/origin">
            <text:p>http://dbpedia.org/ontology/origin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origi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2]" office:value-type="float" office:value="268043830">
            <text:p>268043830</text:p>
          </table:table-cell>
          <table:table-cell office:value-type="string">
            <text:p>Q0</text:p>
          </table:table-cell>
          <table:table-cell table:formula="of:=HYPERLINK(&quot;http://dbpedia.org/ontology/country&quot;)" office:value-type="string" office:string-value="http://dbpedia.org/ontology/country">
            <text:p>http://dbpedia.org/ontology/countr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countr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2]" office:value-type="float" office:value="268043830">
            <text:p>268043830</text:p>
          </table:table-cell>
          <table:table-cell office:value-type="string">
            <text:p>Q0</text:p>
          </table:table-cell>
          <table:table-cell table:formula="of:=HYPERLINK(&quot;http://dbpedia.org/property/country&quot;)" office:value-type="string" office:string-value="http://dbpedia.org/property/country">
            <text:p>http://dbpedia.org/property/countr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countr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2]" office:value-type="float" office:value="268043830">
            <text:p>268043830</text:p>
          </table:table-cell>
          <table:table-cell office:value-type="string">
            <text:p>Q0</text:p>
          </table:table-cell>
          <table:table-cell table:formula="of:=HYPERLINK(&quot;http://dbpedia.org/ontology/location&quot;)" office:value-type="string" office:string-value="http://dbpedia.org/ontology/location">
            <text:p>http://dbpedia.org/ontology/location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locatio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2]" office:value-type="float" office:value="268043830">
            <text:p>268043830</text:p>
          </table:table-cell>
          <table:table-cell office:value-type="string">
            <text:p>Q0</text:p>
          </table:table-cell>
          <table:table-cell table:formula="of:=HYPERLINK(&quot;http://dbpedia.org/property/location&quot;)" office:value-type="string" office:string-value="http://dbpedia.org/property/location">
            <text:p>http://dbpedia.org/property/location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locatio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2]" office:value-type="float" office:value="268043830">
            <text:p>268043830</text:p>
          </table:table-cell>
          <table:table-cell office:value-type="string">
            <text:p>Q0</text:p>
          </table:table-cell>
          <table:table-cell table:formula="of:=HYPERLINK(&quot;http://dbpedia.org/property/locationCountry&quot;)" office:value-type="string" office:string-value="http://dbpedia.org/property/locationCountry">
            <text:p>http://dbpedia.org/property/locationCountr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locationCountr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2]" office:value-type="float" office:value="268043830">
            <text:p>268043830</text:p>
          </table:table-cell>
          <table:table-cell office:value-type="string">
            <text:p>Q0</text:p>
          </table:table-cell>
          <table:table-cell table:formula="of:=HYPERLINK(&quot;http://dbpedia.org/ontology/sourceCountry&quot;)" office:value-type="string" office:string-value="http://dbpedia.org/ontology/sourceCountry">
            <text:p>http://dbpedia.org/ontology/sourceCountr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sourceCountr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659846037">
            <text:p>1659846037</text:p>
          </table:table-cell>
          <table:table-cell office:value-type="string">
            <text:p>wines</text:p>
          </table:table-cell>
          <table:table-cell table:formula="of:=HYPERLINK(&quot;http://www.amazon.com/gp/search/other/ref=lp_2983386011_sa_p_n_feature_six_brow?rh=n%3A16310101%2Cn%3A!16310211%2Cn%3A2983386011&amp;bbn=2983386011&amp;pickerToList=feature_six_browse-bin&amp;ie=UTF8&amp;qid=1398240361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>
            <text:p>2011</text:p>
          </table:table-cell>
          <table:table-cell office:value-type="float" office:value="2010">
            <text:p>2010</text:p>
          </table:table-cell>
          <table:table-cell office:value-type="float" office:value="2009">
            <text:p>2009</text:p>
          </table:table-cell>
          <table:table-cell office:value-type="float" office:value="2008">
            <text:p>2008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table:number-columns-repeated="2"/>
          <table:table-cell office:value-type="float" office:value="2013">
            <text:p>2013</text:p>
          </table:table-cell>
          <table:table-cell office:value-type="float" office:value="2012">
            <text:p>2012</text:p>
          </table:table-cell>
          <table:table-cell office:value-type="float" office:value="2006">
            <text:p>2006</text:p>
          </table:table-cell>
          <table:table-cell office:value-type="float" office:value="2005">
            <text:p>2005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table:number-columns-repeated="2"/>
          <table:table-cell office:value-type="float" office:value="2003">
            <text:p>2003</text:p>
          </table:table-cell>
          <table:table-cell office:value-type="float" office:value="2002">
            <text:p>2002</text:p>
          </table:table-cell>
          <table:table-cell office:value-type="float" office:value="2001">
            <text:p>2001</text:p>
          </table:table-cell>
          <table:table-cell office:value-type="float" office:value="2000">
            <text:p>2000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table:number-columns-repeated="2"/>
          <table:table-cell office:value-type="float" office:value="1998">
            <text:p>1998</text:p>
          </table:table-cell>
          <table:table-cell office:value-type="float" office:value="1997">
            <text:p>1997</text:p>
          </table:table-cell>
          <table:table-cell office:value-type="float" office:value="1996">
            <text:p>1996</text:p>
          </table:table-cell>
          <table:table-cell office:value-type="float" office:value="1995">
            <text:p>1995</text:p>
          </table:table-cell>
          <table:table-cell office:value-type="float" office:value="1994">
            <text:p>1994</text:p>
          </table:table-cell>
        </table:table-row>
        <table:table-row table:style-name="ro1">
          <table:table-cell table:number-columns-repeated="2"/>
          <table:table-cell office:value-type="float" office:value="1993">
            <text:p>1993</text:p>
          </table:table-cell>
          <table:table-cell office:value-type="float" office:value="1992">
            <text:p>1992</text:p>
          </table:table-cell>
          <table:table-cell office:value-type="float" office:value="1991">
            <text:p>1991</text:p>
          </table:table-cell>
          <table:table-cell office:value-type="float" office:value="1990">
            <text:p>1990</text:p>
          </table:table-cell>
          <table:table-cell/>
        </table:table-row>
        <table:table-row table:style-name="ro1">
          <table:table-cell table:formula="of:=[.C$79]" office:value-type="float" office:value="1659846037">
            <text:p>1659846037</text:p>
          </table:table-cell>
          <table:table-cell office:value-type="string">
            <text:p>Q0</text:p>
          </table:table-cell>
          <table:table-cell table:formula="of:=HYPERLINK(&quot;http://dbpedia.org/property/year&quot;)" office:value-type="string" office:string-value="http://dbpedia.org/property/year">
            <text:p>http://dbpedia.org/property/yea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9]" office:value-type="float" office:value="1659846037">
            <text:p>1659846037</text:p>
          </table:table-cell>
          <table:table-cell office:value-type="string">
            <text:p>Q0</text:p>
          </table:table-cell>
          <table:table-cell table:formula="of:=HYPERLINK(&quot;http://dbpedia.org/property/wineYears&quot;)" office:value-type="string" office:string-value="http://dbpedia.org/property/wineYears">
            <text:p>http://dbpedia.org/property/wineYears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wineYear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9]" office:value-type="float" office:value="1659846037">
            <text:p>1659846037</text:p>
          </table:table-cell>
          <table:table-cell office:value-type="string">
            <text:p>Q0</text:p>
          </table:table-cell>
          <table:table-cell table:formula="of:=HYPERLINK(&quot;http://dbpedia.org/property/firstVintage&quot;)" office:value-type="string" office:string-value="http://dbpedia.org/property/firstVintage">
            <text:p>http://dbpedia.org/property/firstVintag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firstVintag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702159889">
            <text:p>702159889</text:p>
          </table:table-cell>
          <table:table-cell office:value-type="string">
            <text:p>wines</text:p>
          </table:table-cell>
          <table:table-cell table:formula="of:=HYPERLINK(&quot;http://www.amazon.com/gp/search/other/ref=lp_2983386011_sa_p_lbr_grape_varietal?rh=n%3A16310101%2Cn%3A!16310211%2Cn%3A2983386011&amp;bbn=2983386011&amp;pickerToList=lbr_grape_varietal_browse-bin&amp;ie=UTF8&amp;qid=1398240312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giorgitiko</text:p>
          </table:table-cell>
          <table:table-cell office:value-type="string">
            <text:p>Aglianico</text:p>
          </table:table-cell>
          <table:table-cell office:value-type="string">
            <text:p>Albarino</text:p>
          </table:table-cell>
          <table:table-cell office:value-type="string">
            <text:p>Albariño</text:p>
          </table:table-cell>
          <table:table-cell office:value-type="string">
            <text:p>Alicante Bouschet</text:p>
          </table:table-cell>
        </table:table-row>
        <table:table-row table:style-name="ro2">
          <table:table-cell table:number-columns-repeated="2"/>
          <table:table-cell office:value-type="string">
            <text:p>Amarone</text:p>
          </table:table-cell>
          <table:table-cell office:value-type="string">
            <text:p>Anglianico</text:p>
          </table:table-cell>
          <table:table-cell office:value-type="string">
            <text:p>Arneis</text:p>
          </table:table-cell>
          <table:table-cell office:value-type="string">
            <text:p>Baco Noir</text:p>
          </table:table-cell>
          <table:table-cell office:value-type="string">
            <text:p>Barbera</text:p>
          </table:table-cell>
        </table:table-row>
        <table:table-row table:style-name="ro2">
          <table:table-cell table:number-columns-repeated="2"/>
          <table:table-cell office:value-type="string">
            <text:p>Biancolella</text:p>
          </table:table-cell>
          <table:table-cell office:value-type="string">
            <text:p>Black Corinth</text:p>
          </table:table-cell>
          <table:table-cell office:value-type="string">
            <text:p>Black Muscat</text:p>
          </table:table-cell>
          <table:table-cell office:value-type="string">
            <text:p>Blanc Du Bois</text:p>
          </table:table-cell>
          <table:table-cell office:value-type="string">
            <text:p>Blaufränkish</text:p>
          </table:table-cell>
        </table:table-row>
        <table:table-row table:style-name="ro2">
          <table:table-cell table:number-columns-repeated="2"/>
          <table:table-cell office:value-type="string">
            <text:p>Blauportugueser</text:p>
          </table:table-cell>
          <table:table-cell office:value-type="string">
            <text:p>Blend</text:p>
          </table:table-cell>
          <table:table-cell office:value-type="string">
            <text:p>Blend - Other</text:p>
          </table:table-cell>
          <table:table-cell office:value-type="string">
            <text:p>Blend - Red</text:p>
          </table:table-cell>
          <table:table-cell office:value-type="string">
            <text:p>Blend - Sparkling</text:p>
          </table:table-cell>
        </table:table-row>
        <table:table-row table:style-name="ro2">
          <table:table-cell table:number-columns-repeated="2"/>
          <table:table-cell office:value-type="string">
            <text:p>Blend - White</text:p>
          </table:table-cell>
          <table:table-cell office:value-type="string">
            <text:p>Blush</text:p>
          </table:table-cell>
          <table:table-cell office:value-type="string">
            <text:p>Bonarda</text:p>
          </table:table-cell>
          <table:table-cell office:value-type="string">
            <text:p>Bordeaux Blend</text:p>
          </table:table-cell>
          <table:table-cell office:value-type="string">
            <text:p>Bordeaux Red Blend</text:p>
          </table:table-cell>
        </table:table-row>
        <table:table-row table:style-name="ro2">
          <table:table-cell table:number-columns-repeated="2"/>
          <table:table-cell office:value-type="string">
            <text:p>Bordeaux White Blend</text:p>
          </table:table-cell>
          <table:table-cell office:value-type="string">
            <text:p>Brunello di Montalcino</text:p>
          </table:table-cell>
          <table:table-cell office:value-type="string">
            <text:p>Cabernet</text:p>
          </table:table-cell>
          <table:table-cell office:value-type="string">
            <text:p>Cabernet Franc</text:p>
          </table:table-cell>
          <table:table-cell office:value-type="string">
            <text:p>Cabernet Sauvignon</text:p>
          </table:table-cell>
        </table:table-row>
        <table:table-row table:style-name="ro2">
          <table:table-cell table:number-columns-repeated="2"/>
          <table:table-cell office:value-type="string">
            <text:p>Cabernet Sauvignon Blend</text:p>
          </table:table-cell>
          <table:table-cell office:value-type="string">
            <text:p>Cabernet Sauvignon/Merlot</text:p>
          </table:table-cell>
          <table:table-cell office:value-type="string">
            <text:p>Cannonau</text:p>
          </table:table-cell>
          <table:table-cell office:value-type="string">
            <text:p>Carignan</text:p>
          </table:table-cell>
          <table:table-cell office:value-type="string">
            <text:p>Carignane</text:p>
          </table:table-cell>
        </table:table-row>
        <table:table-row table:style-name="ro2">
          <table:table-cell table:number-columns-repeated="2"/>
          <table:table-cell office:value-type="string">
            <text:p>Carmenere</text:p>
          </table:table-cell>
          <table:table-cell office:value-type="string">
            <text:p>Carmenre</text:p>
          </table:table-cell>
          <table:table-cell office:value-type="string">
            <text:p>Carmenère</text:p>
          </table:table-cell>
          <table:table-cell office:value-type="string">
            <text:p>Catawba</text:p>
          </table:table-cell>
          <table:table-cell office:value-type="string">
            <text:p>Cayuga</text:p>
          </table:table-cell>
        </table:table-row>
        <table:table-row table:style-name="ro2">
          <table:table-cell table:number-columns-repeated="2"/>
          <table:table-cell office:value-type="string">
            <text:p>Cayuga White</text:p>
          </table:table-cell>
          <table:table-cell office:value-type="string">
            <text:p>Cesanese</text:p>
          </table:table-cell>
          <table:table-cell office:value-type="string">
            <text:p>Chambourcin</text:p>
          </table:table-cell>
          <table:table-cell office:value-type="string">
            <text:p>Champagne</text:p>
          </table:table-cell>
          <table:table-cell office:value-type="string">
            <text:p>Champagne Blend</text:p>
          </table:table-cell>
        </table:table-row>
        <table:table-row table:style-name="ro2">
          <table:table-cell table:number-columns-repeated="2"/>
          <table:table-cell office:value-type="string">
            <text:p>Chancellor</text:p>
          </table:table-cell>
          <table:table-cell office:value-type="string">
            <text:p>Chancellor Noir</text:p>
          </table:table-cell>
          <table:table-cell office:value-type="string">
            <text:p>Charbono</text:p>
          </table:table-cell>
          <table:table-cell office:value-type="string">
            <text:p>Chardonel</text:p>
          </table:table-cell>
          <table:table-cell office:value-type="string">
            <text:p>ChardonnayChenin Blanc</text:p>
          </table:table-cell>
        </table:table-row>
        <table:table-row table:style-name="ro2">
          <table:table-cell table:number-columns-repeated="2"/>
          <table:table-cell office:value-type="string">
            <text:p>Chianti Red Blend</text:p>
          </table:table-cell>
          <table:table-cell office:value-type="string">
            <text:p>Cinsault</text:p>
          </table:table-cell>
          <table:table-cell office:value-type="string">
            <text:p>Columbia Valley</text:p>
          </table:table-cell>
          <table:table-cell office:value-type="string">
            <text:p>Concord</text:p>
          </table:table-cell>
          <table:table-cell office:value-type="string">
            <text:p>Cortese</text:p>
          </table:table-cell>
        </table:table-row>
        <table:table-row table:style-name="ro2">
          <table:table-cell table:number-columns-repeated="2"/>
          <table:table-cell office:value-type="string">
            <text:p>Corvina</text:p>
          </table:table-cell>
          <table:table-cell office:value-type="string">
            <text:p>Counoise</text:p>
          </table:table-cell>
          <table:table-cell office:value-type="string">
            <text:p>Cuvee</text:p>
          </table:table-cell>
          <table:table-cell office:value-type="string">
            <text:p>DeChaunac</text:p>
          </table:table-cell>
          <table:table-cell office:value-type="string">
            <text:p>Delaware</text:p>
          </table:table-cell>
        </table:table-row>
        <table:table-row table:style-name="ro2">
          <table:table-cell table:number-columns-repeated="2"/>
          <table:table-cell office:value-type="string">
            <text:p>Diamond</text:p>
          </table:table-cell>
          <table:table-cell office:value-type="string">
            <text:p>Dolcetto</text:p>
          </table:table-cell>
          <table:table-cell office:value-type="string">
            <text:p>Dornfelder</text:p>
          </table:table-cell>
          <table:table-cell office:value-type="string">
            <text:p>Early Burgundy</text:p>
          </table:table-cell>
          <table:table-cell office:value-type="string">
            <text:p>Falanghina</text:p>
          </table:table-cell>
        </table:table-row>
        <table:table-row table:style-name="ro2">
          <table:table-cell table:number-columns-repeated="2"/>
          <table:table-cell office:value-type="string">
            <text:p>FavoriteFernão Pires</text:p>
          </table:table-cell>
          <table:table-cell office:value-type="string">
            <text:p>Fiano</text:p>
          </table:table-cell>
          <table:table-cell office:value-type="string">
            <text:p>Fleur Sauvage</text:p>
          </table:table-cell>
          <table:table-cell office:value-type="string">
            <text:p>Framboise</text:p>
          </table:table-cell>
          <table:table-cell office:value-type="string">
            <text:p>Fredonia</text:p>
          </table:table-cell>
        </table:table-row>
        <table:table-row table:style-name="ro2">
          <table:table-cell table:number-columns-repeated="2"/>
          <table:table-cell office:value-type="string">
            <text:p>French Colombard</text:p>
          </table:table-cell>
          <table:table-cell office:value-type="string">
            <text:p>Frontenac</text:p>
          </table:table-cell>
          <table:table-cell office:value-type="string">
            <text:p>Frontenac Gris</text:p>
          </table:table-cell>
          <table:table-cell office:value-type="string">
            <text:p>Fruit</text:p>
          </table:table-cell>
          <table:table-cell office:value-type="string">
            <text:p>Fruit Cuvee</text:p>
          </table:table-cell>
        </table:table-row>
        <table:table-row table:style-name="ro2">
          <table:table-cell table:number-columns-repeated="2"/>
          <table:table-cell office:value-type="string">
            <text:p>Fumé Blanc</text:p>
          </table:table-cell>
          <table:table-cell office:value-type="string">
            <text:p>Furmint</text:p>
          </table:table-cell>
          <table:table-cell office:value-type="string">
            <text:p>Gamay</text:p>
          </table:table-cell>
          <table:table-cell office:value-type="string">
            <text:p>Garganega</text:p>
          </table:table-cell>
          <table:table-cell office:value-type="string">
            <text:p>Garnacha</text:p>
          </table:table-cell>
        </table:table-row>
        <table:table-row table:style-name="ro2">
          <table:table-cell table:number-columns-repeated="2"/>
          <table:table-cell office:value-type="string">
            <text:p>Garnacha Blanca</text:p>
          </table:table-cell>
          <table:table-cell office:value-type="string">
            <text:p>Gewurztraminer</text:p>
          </table:table-cell>
          <table:table-cell office:value-type="string">
            <text:p>Godello</text:p>
          </table:table-cell>
          <table:table-cell office:value-type="string">
            <text:p>Gold</text:p>
          </table:table-cell>
          <table:table-cell office:value-type="string">
            <text:p>Graciano</text:p>
          </table:table-cell>
        </table:table-row>
        <table:table-row table:style-name="ro2">
          <table:table-cell table:number-columns-repeated="2"/>
          <table:table-cell office:value-type="string">
            <text:p>Grenache</text:p>
          </table:table-cell>
          <table:table-cell office:value-type="string">
            <text:p>Grenache Blanc</text:p>
          </table:table-cell>
          <table:table-cell office:value-type="string">
            <text:p>Grenache Noir</text:p>
          </table:table-cell>
          <table:table-cell office:value-type="string">
            <text:p>Grenache/Syrah</text:p>
          </table:table-cell>
          <table:table-cell office:value-type="string">
            <text:p>Grignolino</text:p>
          </table:table-cell>
        </table:table-row>
        <table:table-row table:style-name="ro2">
          <table:table-cell table:number-columns-repeated="2"/>
          <table:table-cell office:value-type="string">
            <text:p>Grillo</text:p>
          </table:table-cell>
          <table:table-cell office:value-type="string">
            <text:p>Grüner Veltliner</text:p>
          </table:table-cell>
          <table:table-cell office:value-type="string">
            <text:p>Huxelrebe</text:p>
          </table:table-cell>
          <table:table-cell office:value-type="string">
            <text:p>Iona</text:p>
          </table:table-cell>
          <table:table-cell office:value-type="string">
            <text:p>Island Belle</text:p>
          </table:table-cell>
        </table:table-row>
        <table:table-row table:style-name="ro2">
          <table:table-cell table:number-columns-repeated="2"/>
          <table:table-cell office:value-type="string">
            <text:p>Ives</text:p>
          </table:table-cell>
          <table:table-cell office:value-type="string">
            <text:p>Kerner</text:p>
          </table:table-cell>
          <table:table-cell office:value-type="string">
            <text:p>La CrescentLacrima</text:p>
          </table:table-cell>
          <table:table-cell office:value-type="string">
            <text:p>Lagrein</text:p>
          </table:table-cell>
          <table:table-cell office:value-type="string">
            <text:p>Lambrusco</text:p>
          </table:table-cell>
        </table:table-row>
        <table:table-row table:style-name="ro2">
          <table:table-cell table:number-columns-repeated="2"/>
          <table:table-cell office:value-type="string">
            <text:p>Lemberger</text:p>
          </table:table-cell>
          <table:table-cell office:value-type="string">
            <text:p>Lenoir</text:p>
          </table:table-cell>
          <table:table-cell office:value-type="string">
            <text:p>Lodi</text:p>
          </table:table-cell>
          <table:table-cell office:value-type="string">
            <text:p>Léon Millot</text:p>
          </table:table-cell>
          <table:table-cell office:value-type="string">
            <text:p>Madeline Angevine</text:p>
          </table:table-cell>
        </table:table-row>
        <table:table-row table:style-name="ro2">
          <table:table-cell table:number-columns-repeated="2"/>
          <table:table-cell office:value-type="string">
            <text:p>Malbec</text:p>
          </table:table-cell>
          <table:table-cell office:value-type="string">
            <text:p>Malvasia</text:p>
          </table:table-cell>
          <table:table-cell office:value-type="string">
            <text:p>Malvasia Bianca</text:p>
          </table:table-cell>
          <table:table-cell office:value-type="string">
            <text:p>MalvasiaMourvèdre</text:p>
          </table:table-cell>
          <table:table-cell office:value-type="string">
            <text:p>Marechal Foch</text:p>
          </table:table-cell>
        </table:table-row>
        <table:table-row table:style-name="ro2">
          <table:table-cell table:number-columns-repeated="2"/>
          <table:table-cell office:value-type="string">
            <text:p>Marsanne</text:p>
          </table:table-cell>
          <table:table-cell office:value-type="string">
            <text:p>Marselan</text:p>
          </table:table-cell>
          <table:table-cell office:value-type="string">
            <text:p>Maréchal Foch</text:p>
          </table:table-cell>
          <table:table-cell office:value-type="string">
            <text:p>Melon de Bourgogne</text:p>
          </table:table-cell>
          <table:table-cell office:value-type="string">
            <text:p>Merlot</text:p>
          </table:table-cell>
        </table:table-row>
        <table:table-row table:style-name="ro2">
          <table:table-cell table:number-columns-repeated="2"/>
          <table:table-cell office:value-type="string">
            <text:p>Mission</text:p>
          </table:table-cell>
          <table:table-cell office:value-type="string">
            <text:p>Mller-Thurgau</text:p>
          </table:table-cell>
          <table:table-cell office:value-type="string">
            <text:p>Monastrell</text:p>
          </table:table-cell>
          <table:table-cell office:value-type="string">
            <text:p>Montepulciano</text:p>
          </table:table-cell>
          <table:table-cell office:value-type="string">
            <text:p>Montestefano</text:p>
          </table:table-cell>
        </table:table-row>
        <table:table-row table:style-name="ro2">
          <table:table-cell table:number-columns-repeated="2"/>
          <table:table-cell office:value-type="string">
            <text:p>Moorooroo Shiraz</text:p>
          </table:table-cell>
          <table:table-cell office:value-type="string">
            <text:p>Moscato</text:p>
          </table:table-cell>
          <table:table-cell office:value-type="string">
            <text:p>Moscato Bianco</text:p>
          </table:table-cell>
          <table:table-cell office:value-type="string">
            <text:p>Mourvedre</text:p>
          </table:table-cell>
          <table:table-cell office:value-type="string">
            <text:p>Mourvèdre</text:p>
          </table:table-cell>
        </table:table-row>
        <table:table-row table:style-name="ro2">
          <table:table-cell table:number-columns-repeated="2"/>
          <table:table-cell office:value-type="string">
            <text:p>Muscadine</text:p>
          </table:table-cell>
          <table:table-cell office:value-type="string">
            <text:p>Muscat</text:p>
          </table:table-cell>
          <table:table-cell office:value-type="string">
            <text:p>Muscat Blanc</text:p>
          </table:table-cell>
          <table:table-cell office:value-type="string">
            <text:p>Muscat Blend</text:p>
          </table:table-cell>
          <table:table-cell office:value-type="string">
            <text:p>Muscat Canelli</text:p>
          </table:table-cell>
        </table:table-row>
        <table:table-row table:style-name="ro2">
          <table:table-cell table:number-columns-repeated="2"/>
          <table:table-cell office:value-type="string">
            <text:p>Muscat Goldert Grand Cru</text:p>
          </table:table-cell>
          <table:table-cell office:value-type="string">
            <text:p>Muscat Of Alexandria</text:p>
          </table:table-cell>
          <table:table-cell office:value-type="string">
            <text:p>Muscato</text:p>
          </table:table-cell>
          <table:table-cell office:value-type="string">
            <text:p>Müller-Thurgau</text:p>
          </table:table-cell>
          <table:table-cell office:value-type="string">
            <text:p>Nebbiolo</text:p>
          </table:table-cell>
        </table:table-row>
        <table:table-row table:style-name="ro2">
          <table:table-cell table:number-columns-repeated="2"/>
          <table:table-cell office:value-type="string">
            <text:p>Nero d'Avola</text:p>
          </table:table-cell>
          <table:table-cell office:value-type="string">
            <text:p>Niagara</text:p>
          </table:table-cell>
          <table:table-cell office:value-type="string">
            <text:p>Noble</text:p>
          </table:table-cell>
          <table:table-cell office:value-type="string">
            <text:p>Noiret</text:p>
          </table:table-cell>
          <table:table-cell office:value-type="string">
            <text:p>Norton</text:p>
          </table:table-cell>
        </table:table-row>
        <table:table-row table:style-name="ro2">
          <table:table-cell table:number-columns-repeated="2"/>
          <table:table-cell office:value-type="string">
            <text:p>Olivella</text:p>
          </table:table-cell>
          <table:table-cell office:value-type="string">
            <text:p>Orange Muscat</text:p>
          </table:table-cell>
          <table:table-cell office:value-type="string">
            <text:p>Ortega</text:p>
          </table:table-cell>
          <table:table-cell office:value-type="string">
            <text:p>Pallagrello Bianco</text:p>
          </table:table-cell>
          <table:table-cell office:value-type="string">
            <text:p>Palomino</text:p>
          </table:table-cell>
        </table:table-row>
        <table:table-row table:style-name="ro2">
          <table:table-cell table:number-columns-repeated="2"/>
          <table:table-cell office:value-type="string">
            <text:p>Passerina</text:p>
          </table:table-cell>
          <table:table-cell office:value-type="string">
            <text:p>Pecorino</text:p>
          </table:table-cell>
          <table:table-cell office:value-type="string">
            <text:p>Pelaverga</text:p>
          </table:table-cell>
          <table:table-cell office:value-type="string">
            <text:p>Petit Manseng</text:p>
          </table:table-cell>
          <table:table-cell office:value-type="string">
            <text:p>Petit Verdot</text:p>
          </table:table-cell>
        </table:table-row>
        <table:table-row table:style-name="ro2">
          <table:table-cell table:number-columns-repeated="2"/>
          <table:table-cell office:value-type="string">
            <text:p>Petite Sirah</text:p>
          </table:table-cell>
          <table:table-cell office:value-type="string">
            <text:p>Picpoul</text:p>
          </table:table-cell>
          <table:table-cell office:value-type="string">
            <text:p>Pinot Blanc</text:p>
          </table:table-cell>
          <table:table-cell office:value-type="string">
            <text:p>Pinot Grigio</text:p>
          </table:table-cell>
          <table:table-cell office:value-type="string">
            <text:p>Pinot Gris</text:p>
          </table:table-cell>
        </table:table-row>
        <table:table-row table:style-name="ro2">
          <table:table-cell table:number-columns-repeated="2"/>
          <table:table-cell office:value-type="string">
            <text:p>Pinot Nero</text:p>
          </table:table-cell>
          <table:table-cell office:value-type="string">
            <text:p>Pinot Noir</text:p>
          </table:table-cell>
          <table:table-cell office:value-type="string">
            <text:p>Pinot Noir Précoce</text:p>
          </table:table-cell>
          <table:table-cell office:value-type="string">
            <text:p>Pinotage</text:p>
          </table:table-cell>
          <table:table-cell office:value-type="string">
            <text:p>Port</text:p>
          </table:table-cell>
        </table:table-row>
        <table:table-row table:style-name="ro2">
          <table:table-cell table:number-columns-repeated="2"/>
          <table:table-cell office:value-type="string">
            <text:p>Port Blend</text:p>
          </table:table-cell>
          <table:table-cell office:value-type="string">
            <text:p>Portugueser Weissherbst</text:p>
          </table:table-cell>
          <table:table-cell office:value-type="string">
            <text:p>Primitivo</text:p>
          </table:table-cell>
          <table:table-cell office:value-type="string">
            <text:p>Proprietary Blend</text:p>
          </table:table-cell>
          <table:table-cell office:value-type="string">
            <text:p>Proprietary Red</text:p>
          </table:table-cell>
        </table:table-row>
        <table:table-row table:style-name="ro2">
          <table:table-cell table:number-columns-repeated="2"/>
          <table:table-cell office:value-type="string">
            <text:p>Prosecco</text:p>
          </table:table-cell>
          <table:table-cell office:value-type="string">
            <text:p>Red Blend</text:p>
          </table:table-cell>
          <table:table-cell office:value-type="string">
            <text:p>Red-Blend</text:p>
          </table:table-cell>
          <table:table-cell office:value-type="string">
            <text:p>Refosco</text:p>
          </table:table-cell>
          <table:table-cell office:value-type="string">
            <text:p>Rhone Red Blend</text:p>
          </table:table-cell>
        </table:table-row>
        <table:table-row table:style-name="ro2">
          <table:table-cell table:number-columns-repeated="2"/>
          <table:table-cell office:value-type="string">
            <text:p>Rhone White Blend</text:p>
          </table:table-cell>
          <table:table-cell office:value-type="string">
            <text:p>Ribolla Gialla</text:p>
          </table:table-cell>
          <table:table-cell office:value-type="string">
            <text:p>Riesling</text:p>
          </table:table-cell>
          <table:table-cell office:value-type="string">
            <text:p>Rioja Red Blend</text:p>
          </table:table-cell>
          <table:table-cell office:value-type="string">
            <text:p>Rose</text:p>
          </table:table-cell>
        </table:table-row>
        <table:table-row table:style-name="ro2">
          <table:table-cell table:number-columns-repeated="2"/>
          <table:table-cell office:value-type="string">
            <text:p>Rose Wine</text:p>
          </table:table-cell>
          <table:table-cell office:value-type="string">
            <text:p>Roussanne</text:p>
          </table:table-cell>
          <table:table-cell office:value-type="string">
            <text:p>Ruby Cabernet</text:p>
          </table:table-cell>
          <table:table-cell office:value-type="string">
            <text:p>Sagrantino</text:p>
          </table:table-cell>
          <table:table-cell office:value-type="string">
            <text:p>Sangiovese</text:p>
          </table:table-cell>
        </table:table-row>
        <table:table-row table:style-name="ro2">
          <table:table-cell table:number-columns-repeated="2"/>
          <table:table-cell office:value-type="string">
            <text:p>Sangiovese Grosso</text:p>
          </table:table-cell>
          <table:table-cell office:value-type="string">
            <text:p>Santa Ynez Valley</text:p>
          </table:table-cell>
          <table:table-cell office:value-type="string">
            <text:p>Sauvignon Blanc</text:p>
          </table:table-cell>
          <table:table-cell office:value-type="string">
            <text:p>Sauvignon Gris</text:p>
          </table:table-cell>
          <table:table-cell office:value-type="string">
            <text:p>Scheurebe</text:p>
          </table:table-cell>
        </table:table-row>
        <table:table-row table:style-name="ro2">
          <table:table-cell table:number-columns-repeated="2"/>
          <table:table-cell office:value-type="string">
            <text:p>Semillon</text:p>
          </table:table-cell>
          <table:table-cell office:value-type="string">
            <text:p>Seyval</text:p>
          </table:table-cell>
          <table:table-cell office:value-type="string">
            <text:p>Seyval Blanc</text:p>
          </table:table-cell>
          <table:table-cell office:value-type="string">
            <text:p>Sherry</text:p>
          </table:table-cell>
          <table:table-cell office:value-type="string">
            <text:p>Shiraz / Syrah</text:p>
          </table:table-cell>
        </table:table-row>
        <table:table-row table:style-name="ro2">
          <table:table-cell table:number-columns-repeated="2"/>
          <table:table-cell office:value-type="string">
            <text:p>Siegerrebe</text:p>
          </table:table-cell>
          <table:table-cell office:value-type="string">
            <text:p>Silvaner</text:p>
          </table:table-cell>
          <table:table-cell office:value-type="string">
            <text:p>Souzão</text:p>
          </table:table-cell>
          <table:table-cell office:value-type="string">
            <text:p>St. Croix</text:p>
          </table:table-cell>
          <table:table-cell office:value-type="string">
            <text:p>Super Tuscan</text:p>
          </table:table-cell>
        </table:table-row>
        <table:table-row table:style-name="ro2">
          <table:table-cell table:number-columns-repeated="2"/>
          <table:table-cell office:value-type="string">
            <text:p>Sylvaner</text:p>
          </table:table-cell>
          <table:table-cell office:value-type="string">
            <text:p>Symphony</text:p>
          </table:table-cell>
          <table:table-cell office:value-type="string">
            <text:p>Syrah</text:p>
          </table:table-cell>
          <table:table-cell office:value-type="string">
            <text:p>Syrah / Shiraz</text:p>
          </table:table-cell>
          <table:table-cell office:value-type="string">
            <text:p>Sémillon</text:p>
          </table:table-cell>
        </table:table-row>
        <table:table-row table:style-name="ro2">
          <table:table-cell table:number-columns-repeated="2"/>
          <table:table-cell office:value-type="string">
            <text:p>Tannat</text:p>
          </table:table-cell>
          <table:table-cell office:value-type="string">
            <text:p>Tempranillo</text:p>
          </table:table-cell>
          <table:table-cell office:value-type="string">
            <text:p>Teroldego</text:p>
          </table:table-cell>
          <table:table-cell office:value-type="string">
            <text:p>Tocai Friulano</text:p>
          </table:table-cell>
          <table:table-cell office:value-type="string">
            <text:p>Torrontes</text:p>
          </table:table-cell>
        </table:table-row>
        <table:table-row table:style-name="ro2">
          <table:table-cell table:number-columns-repeated="2"/>
          <table:table-cell office:value-type="string">
            <text:p>Torrontés</text:p>
          </table:table-cell>
          <table:table-cell office:value-type="string">
            <text:p>Touriga</text:p>
          </table:table-cell>
          <table:table-cell office:value-type="string">
            <text:p>Touriga Nacional</text:p>
          </table:table-cell>
          <table:table-cell office:value-type="string">
            <text:p>Traminette</text:p>
          </table:table-cell>
          <table:table-cell office:value-type="string">
            <text:p>Trebbiano</text:p>
          </table:table-cell>
        </table:table-row>
        <table:table-row table:style-name="ro2">
          <table:table-cell table:number-columns-repeated="2"/>
          <table:table-cell office:value-type="string">
            <text:p>Trine</text:p>
          </table:table-cell>
          <table:table-cell office:value-type="string">
            <text:p>Ugni Blanc</text:p>
          </table:table-cell>
          <table:table-cell office:value-type="string">
            <text:p>Verdejo</text:p>
          </table:table-cell>
          <table:table-cell office:value-type="string">
            <text:p>Verdelho</text:p>
          </table:table-cell>
          <table:table-cell office:value-type="string">
            <text:p>Verdicchio</text:p>
          </table:table-cell>
        </table:table-row>
        <table:table-row table:style-name="ro2">
          <table:table-cell table:number-columns-repeated="2"/>
          <table:table-cell office:value-type="string">
            <text:p>Vergennes</text:p>
          </table:table-cell>
          <table:table-cell office:value-type="string">
            <text:p>Vermentino</text:p>
          </table:table-cell>
          <table:table-cell office:value-type="string">
            <text:p>Vernaccia</text:p>
          </table:table-cell>
          <table:table-cell office:value-type="string">
            <text:p>Vidal</text:p>
          </table:table-cell>
          <table:table-cell office:value-type="string">
            <text:p>Vidal Blanc</text:p>
          </table:table-cell>
        </table:table-row>
        <table:table-row table:style-name="ro2">
          <table:table-cell table:number-columns-repeated="2"/>
          <table:table-cell office:value-type="string">
            <text:p>Vignoles</text:p>
          </table:table-cell>
          <table:table-cell office:value-type="string">
            <text:p>Viognier</text:p>
          </table:table-cell>
          <table:table-cell office:value-type="string">
            <text:p>Volare</text:p>
          </table:table-cell>
          <table:table-cell office:value-type="string">
            <text:p>White Riesling</text:p>
          </table:table-cell>
          <table:table-cell office:value-type="string">
            <text:p>White Zinfandel</text:p>
          </table:table-cell>
        </table:table-row>
        <table:table-row table:style-name="ro2">
          <table:table-cell table:number-columns-repeated="2"/>
          <table:table-cell office:value-type="string">
            <text:p>Zinfandel</text:p>
          </table:table-cell>
          <table:table-cell office:value-type="string">
            <text:p>Zweigelt</text:p>
          </table:table-cell>
          <table:table-cell table:number-columns-repeated="3"/>
        </table:table-row>
        <table:table-row table:style-name="ro1">
          <table:table-cell table:formula="of:=[.C$89]" office:value-type="float" office:value="702159889">
            <text:p>702159889</text:p>
          </table:table-cell>
          <table:table-cell office:value-type="string">
            <text:p>Q0</text:p>
          </table:table-cell>
          <table:table-cell table:formula="of:=HYPERLINK(&quot;http://dbpedia.org/property/grapes&quot;)" office:value-type="string" office:string-value="http://dbpedia.org/property/grapes">
            <text:p>http://dbpedia.org/property/grape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grape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89]" office:value-type="float" office:value="702159889">
            <text:p>702159889</text:p>
          </table:table-cell>
          <table:table-cell office:value-type="string">
            <text:p>Q0</text:p>
          </table:table-cell>
          <table:table-cell table:formula="of:=HYPERLINK(&quot;http://dbpedia.org/ontology/growingGrape&quot;)" office:value-type="string" office:string-value="http://dbpedia.org/ontology/growingGrape">
            <text:p>http://dbpedia.org/ontology/growingGrap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growingGrap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89]" office:value-type="float" office:value="702159889">
            <text:p>702159889</text:p>
          </table:table-cell>
          <table:table-cell office:value-type="string">
            <text:p>Q0</text:p>
          </table:table-cell>
          <table:table-cell table:formula="of:=HYPERLINK(&quot;http://dbpedia.org/property/varietals&quot;)" office:value-type="string" office:string-value="http://dbpedia.org/property/varietals">
            <text:p>http://dbpedia.org/property/varietal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varietal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89]" office:value-type="float" office:value="702159889">
            <text:p>702159889</text:p>
          </table:table-cell>
          <table:table-cell office:value-type="string">
            <text:p>Q0</text:p>
          </table:table-cell>
          <table:table-cell table:formula="of:=HYPERLINK(&quot;http://dbpedia.org/ontology/varietals&quot;)" office:value-type="string" office:string-value="http://dbpedia.org/ontology/varietals">
            <text:p>http://dbpedia.org/ontology/varietal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varietal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89]" office:value-type="float" office:value="702159889">
            <text:p>702159889</text:p>
          </table:table-cell>
          <table:table-cell office:value-type="string">
            <text:p>Q0</text:p>
          </table:table-cell>
          <table:table-cell table:formula="of:=HYPERLINK(&quot;http://dbpedia.org/property/varietal&quot;)" office:value-type="string" office:string-value="http://dbpedia.org/property/varietal">
            <text:p>http://dbpedia.org/property/varietal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varietal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89]" office:value-type="float" office:value="702159889">
            <text:p>702159889</text:p>
          </table:table-cell>
          <table:table-cell office:value-type="string">
            <text:p>Q0</text:p>
          </table:table-cell>
          <table:table-cell table:formula="of:=HYPERLINK(&quot;http://dbpedia.org/property/pedigree&quot;)" office:value-type="string" office:string-value="http://dbpedia.org/property/pedigree">
            <text:p>http://dbpedia.org/property/pedigre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pedigre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753388668">
            <text:p>753388668</text:p>
          </table:table-cell>
          <table:table-cell office:value-type="string">
            <text:p>music albums</text:p>
          </table:table-cell>
          <table:table-cell table:formula="of:=HYPERLINK(&quot;http://www.discogs.com/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lectronic</text:p>
          </table:table-cell>
          <table:table-cell office:value-type="string">
            <text:p>Rock</text:p>
          </table:table-cell>
          <table:table-cell office:value-type="string">
            <text:p>Pop</text:p>
          </table:table-cell>
          <table:table-cell office:value-type="string">
            <text:p>Funk / Soul</text:p>
          </table:table-cell>
          <table:table-cell office:value-type="string">
            <text:p>Hip Hop</text:p>
          </table:table-cell>
        </table:table-row>
        <table:table-row table:style-name="ro1">
          <table:table-cell table:number-columns-repeated="2"/>
          <table:table-cell office:value-type="string">
            <text:p>Jazz</text:p>
          </table:table-cell>
          <table:table-cell office:value-type="string">
            <text:p>Folk, World, &amp; Country</text:p>
          </table:table-cell>
          <table:table-cell office:value-type="string">
            <text:p>Reggae</text:p>
          </table:table-cell>
          <table:table-cell office:value-type="string">
            <text:p>Stage &amp; Screen</text:p>
          </table:table-cell>
          <table:table-cell office:value-type="string">
            <text:p>Classical</text:p>
          </table:table-cell>
        </table:table-row>
        <table:table-row table:style-name="ro1">
          <table:table-cell table:number-columns-repeated="2"/>
          <table:table-cell office:value-type="string">
            <text:p>Blues</text:p>
          </table:table-cell>
          <table:table-cell office:value-type="string">
            <text:p>Latin</text:p>
          </table:table-cell>
          <table:table-cell office:value-type="string">
            <text:p>Non-Music</text:p>
          </table:table-cell>
          <table:table-cell office:value-type="string">
            <text:p>Children's</text:p>
          </table:table-cell>
          <table:table-cell office:value-type="string">
            <text:p>Brass &amp; Military</text:p>
          </table:table-cell>
        </table:table-row>
        <table:table-row table:style-name="ro1">
          <table:table-cell table:formula="of:=[.C$143]" office:value-type="float" office:value="753388668">
            <text:p>753388668</text:p>
          </table:table-cell>
          <table:table-cell office:value-type="string">
            <text:p>Q0</text:p>
          </table:table-cell>
          <table:table-cell table:formula="of:=HYPERLINK(&quot;http://dbpedia.org/property/genre&quot;)" office:value-type="string" office:string-value="http://dbpedia.org/property/genre">
            <text:p>http://dbpedia.org/property/genr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genr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143]" office:value-type="float" office:value="753388668">
            <text:p>753388668</text:p>
          </table:table-cell>
          <table:table-cell office:value-type="string">
            <text:p>Q0</text:p>
          </table:table-cell>
          <table:table-cell table:formula="of:=HYPERLINK(&quot;http://dbpedia.org/property/stylisticOrigins&quot;)" office:value-type="string" office:string-value="http://dbpedia.org/property/stylisticOrigins">
            <text:p>http://dbpedia.org/property/stylisticOrigin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stylisticOrigin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143]" office:value-type="float" office:value="753388668">
            <text:p>753388668</text:p>
          </table:table-cell>
          <table:table-cell office:value-type="string">
            <text:p>Q0</text:p>
          </table:table-cell>
          <table:table-cell table:formula="of:=HYPERLINK(&quot;http://dbpedia.org/ontology/genre&quot;)" office:value-type="string" office:string-value="http://dbpedia.org/ontology/genre">
            <text:p>http://dbpedia.org/ontology/genr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genr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143]" office:value-type="float" office:value="753388668">
            <text:p>753388668</text:p>
          </table:table-cell>
          <table:table-cell office:value-type="string">
            <text:p>Q0</text:p>
          </table:table-cell>
          <table:table-cell table:formula="of:=HYPERLINK(&quot;http://dbpedia.org/ontology/stylisticOrigin&quot;)" office:value-type="string" office:string-value="http://dbpedia.org/ontology/stylisticOrigin">
            <text:p>http://dbpedia.org/ontology/stylisticOrigin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stylisticOrigi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143]" office:value-type="float" office:value="753388668">
            <text:p>753388668</text:p>
          </table:table-cell>
          <table:table-cell office:value-type="string">
            <text:p>Q0</text:p>
          </table:table-cell>
          <table:table-cell table:formula="of:=HYPERLINK(&quot;http://dbpedia.org/property/genres&quot;)" office:value-type="string" office:string-value="http://dbpedia.org/property/genres">
            <text:p>http://dbpedia.org/property/genres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genre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143]" office:value-type="float" office:value="753388668">
            <text:p>753388668</text:p>
          </table:table-cell>
          <table:table-cell office:value-type="string">
            <text:p>Q0</text:p>
          </table:table-cell>
          <table:table-cell table:formula="of:=HYPERLINK(&quot;http://dbpedia.org/ontology/musicSubgenre&quot;)" office:value-type="string" office:string-value="http://dbpedia.org/ontology/musicSubgenre">
            <text:p>http://dbpedia.org/ontology/musicSubgenr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musicSubgenr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143]" office:value-type="float" office:value="753388668">
            <text:p>753388668</text:p>
          </table:table-cell>
          <table:table-cell office:value-type="string">
            <text:p>Q0</text:p>
          </table:table-cell>
          <table:table-cell table:formula="of:=HYPERLINK(&quot;http://dbpedia.org/property/subgenres&quot;)" office:value-type="string" office:string-value="http://dbpedia.org/property/subgenres">
            <text:p>http://dbpedia.org/property/subgenre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subgenre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143]" office:value-type="float" office:value="753388668">
            <text:p>753388668</text:p>
          </table:table-cell>
          <table:table-cell office:value-type="string">
            <text:p>Q0</text:p>
          </table:table-cell>
          <table:table-cell table:formula="of:=HYPERLINK(&quot;http://dbpedia.org/ontology/musicFusionGenre&quot;)" office:value-type="string" office:string-value="http://dbpedia.org/ontology/musicFusionGenre">
            <text:p>http://dbpedia.org/ontology/musicFusionGenr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musicFusionGenr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143]" office:value-type="float" office:value="753388668">
            <text:p>753388668</text:p>
          </table:table-cell>
          <table:table-cell office:value-type="string">
            <text:p>Q0</text:p>
          </table:table-cell>
          <table:table-cell table:formula="of:=HYPERLINK(&quot;http://dbpedia.org/property/genre(s)_&quot;)" office:value-type="string" office:string-value="http://dbpedia.org/property/genre(s)_">
            <text:p>http://dbpedia.org/property/genre(s)_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genre%28s%29_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143]" office:value-type="float" office:value="753388668">
            <text:p>753388668</text:p>
          </table:table-cell>
          <table:table-cell office:value-type="string">
            <text:p>Q0</text:p>
          </table:table-cell>
          <table:table-cell table:formula="of:=HYPERLINK(&quot;http://dbpedia.org/property/musicGenre&quot;)" office:value-type="string" office:string-value="http://dbpedia.org/property/musicGenre">
            <text:p>http://dbpedia.org/property/musicGenr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musicGenr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143]" office:value-type="float" office:value="753388668">
            <text:p>753388668</text:p>
          </table:table-cell>
          <table:table-cell office:value-type="string">
            <text:p>Q0</text:p>
          </table:table-cell>
          <table:table-cell table:formula="of:=HYPERLINK(&quot;http://dbpedia.org/property/musicalStyle&quot;)" office:value-type="string" office:string-value="http://dbpedia.org/property/musicalStyle">
            <text:p>http://dbpedia.org/property/musicalStyl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musicalStyl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143]" office:value-type="float" office:value="753388668">
            <text:p>753388668</text:p>
          </table:table-cell>
          <table:table-cell office:value-type="string">
            <text:p>Q0</text:p>
          </table:table-cell>
          <table:table-cell table:formula="of:=HYPERLINK(&quot;http://dbpedia.org/property/genere&quot;)" office:value-type="string" office:string-value="http://dbpedia.org/property/genere">
            <text:p>http://dbpedia.org/property/gener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gener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143]" office:value-type="float" office:value="753388668">
            <text:p>753388668</text:p>
          </table:table-cell>
          <table:table-cell office:value-type="string">
            <text:p>Q0</text:p>
          </table:table-cell>
          <table:table-cell table:formula="of:=HYPERLINK(&quot;http://dbpedia.org/property/genre.&quot;)" office:value-type="string" office:string-value="http://dbpedia.org/property/genre.">
            <text:p>http://dbpedia.org/property/genre.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genre.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143]" office:value-type="float" office:value="753388668">
            <text:p>753388668</text:p>
          </table:table-cell>
          <table:table-cell office:value-type="string">
            <text:p>Q0</text:p>
          </table:table-cell>
          <table:table-cell table:formula="of:=HYPERLINK(&quot;http://dbpedia.org/property/fusionGenres&quot;)" office:value-type="string" office:string-value="http://dbpedia.org/property/fusionGenres">
            <text:p>http://dbpedia.org/property/fusionGenre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fusionGenre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161561471">
            <text:p>1161561471</text:p>
          </table:table-cell>
          <table:table-cell office:value-type="string">
            <text:p>tablets and readers</text:p>
          </table:table-cell>
          <table:table-cell table:formula="of:=HYPERLINK(&quot;http://www.pricegrabber.com/electronics/tablets-e-readers/p-5908/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bacus24-7</text:p>
          </table:table-cell>
          <table:table-cell office:value-type="string">
            <text:p>Acer</text:p>
          </table:table-cell>
          <table:table-cell office:value-type="string">
            <text:p>Advanced Drainage Systems</text:p>
          </table:table-cell>
          <table:table-cell office:value-type="string">
            <text:p>AGPtek</text:p>
          </table:table-cell>
          <table:table-cell office:value-type="string">
            <text:p>Aiwa</text:p>
          </table:table-cell>
        </table:table-row>
        <table:table-row table:style-name="ro2">
          <table:table-cell table:number-columns-repeated="2"/>
          <table:table-cell office:value-type="string">
            <text:p>All Entertainment</text:p>
          </table:table-cell>
          <table:table-cell office:value-type="string">
            <text:p>Aluratek</text:p>
          </table:table-cell>
          <table:table-cell office:value-type="string">
            <text:p>Amazon</text:p>
          </table:table-cell>
          <table:table-cell office:value-type="string">
            <text:p>Amazon Imaging</text:p>
          </table:table-cell>
          <table:table-cell office:value-type="string">
            <text:p>American Essentials</text:p>
          </table:table-cell>
        </table:table-row>
        <table:table-row table:style-name="ro2">
          <table:table-cell table:number-columns-repeated="2"/>
          <table:table-cell office:value-type="string">
            <text:p>Amigo</text:p>
          </table:table-cell>
          <table:table-cell office:value-type="string">
            <text:p>Android</text:p>
          </table:table-cell>
          <table:table-cell office:value-type="string">
            <text:p>APEX Electronics</text:p>
          </table:table-cell>
          <table:table-cell office:value-type="string">
            <text:p>Apple</text:p>
          </table:table-cell>
          <table:table-cell office:value-type="string">
            <text:p>Archos</text:p>
          </table:table-cell>
        </table:table-row>
        <table:table-row table:style-name="ro2">
          <table:table-cell table:number-columns-repeated="2"/>
          <table:table-cell office:value-type="string">
            <text:p>Arnova</text:p>
          </table:table-cell>
          <table:table-cell office:value-type="string">
            <text:p>Ashley Pittman</text:p>
          </table:table-cell>
          <table:table-cell office:value-type="string">
            <text:p>Asus</text:p>
          </table:table-cell>
          <table:table-cell office:value-type="string">
            <text:p>Avatar Systems</text:p>
          </table:table-cell>
          <table:table-cell office:value-type="string">
            <text:p>AXESS</text:p>
          </table:table-cell>
        </table:table-row>
        <table:table-row table:style-name="ro2">
          <table:table-cell table:number-columns-repeated="2"/>
          <table:table-cell office:value-type="string">
            <text:p>Azend Group</text:p>
          </table:table-cell>
          <table:table-cell office:value-type="string">
            <text:p>Azpen Innovation</text:p>
          </table:table-cell>
          <table:table-cell office:value-type="string">
            <text:p>Barnes and Noble</text:p>
          </table:table-cell>
          <table:table-cell office:value-type="string">
            <text:p>BlackBerry</text:p>
          </table:table-cell>
          <table:table-cell office:value-type="string">
            <text:p>Blair</text:p>
          </table:table-cell>
        </table:table-row>
        <table:table-row table:style-name="ro2">
          <table:table-cell table:number-columns-repeated="2"/>
          <table:table-cell office:value-type="string">
            <text:p>Bookeen</text:p>
          </table:table-cell>
          <table:table-cell office:value-type="string">
            <text:p>Brand Fusion</text:p>
          </table:table-cell>
          <table:table-cell office:value-type="string">
            <text:p>Buffalo</text:p>
          </table:table-cell>
          <table:table-cell office:value-type="string">
            <text:p>Business Division</text:p>
          </table:table-cell>
          <table:table-cell office:value-type="string">
            <text:p>Canon</text:p>
          </table:table-cell>
        </table:table-row>
        <table:table-row table:style-name="ro2">
          <table:table-cell table:number-columns-repeated="2"/>
          <table:table-cell office:value-type="string">
            <text:p>Cendyne</text:p>
          </table:table-cell>
          <table:table-cell office:value-type="string">
            <text:p>Cisco</text:p>
          </table:table-cell>
          <table:table-cell office:value-type="string">
            <text:p>ClickN KIDS</text:p>
          </table:table-cell>
          <table:table-cell office:value-type="string">
            <text:p>Coach</text:p>
          </table:table-cell>
          <table:table-cell office:value-type="string">
            <text:p>Coby</text:p>
          </table:table-cell>
        </table:table-row>
        <table:table-row table:style-name="ro2">
          <table:table-cell table:number-columns-repeated="2"/>
          <table:table-cell office:value-type="string">
            <text:p>Computers America</text:p>
          </table:table-cell>
          <table:table-cell office:value-type="string">
            <text:p>Cowon</text:p>
          </table:table-cell>
          <table:table-cell office:value-type="string">
            <text:p>Craig Electronics</text:p>
          </table:table-cell>
          <table:table-cell office:value-type="string">
            <text:p>Creative Labs</text:p>
          </table:table-cell>
          <table:table-cell office:value-type="string">
            <text:p>Cross</text:p>
          </table:table-cell>
        </table:table-row>
        <table:table-row table:style-name="ro1">
          <table:table-cell table:number-columns-repeated="2"/>
          <table:table-cell office:value-type="string">
            <text:p>Cuisinart</text:p>
          </table:table-cell>
          <table:table-cell office:value-type="string">
            <text:p>Curtis</text:p>
          </table:table-cell>
          <table:table-cell office:value-type="string">
            <text:p>Curtis International</text:p>
          </table:table-cell>
          <table:table-cell office:value-type="string">
            <text:p>CV Products</text:p>
          </table:table-cell>
          <table:table-cell office:value-type="string">
            <text:p>David Shaw Silverware</text:p>
          </table:table-cell>
        </table:table-row>
        <table:table-row table:style-name="ro2">
          <table:table-cell table:number-columns-repeated="2"/>
          <table:table-cell office:value-type="string">
            <text:p>Dawn</text:p>
          </table:table-cell>
          <table:table-cell office:value-type="string">
            <text:p>Dell</text:p>
          </table:table-cell>
          <table:table-cell office:value-type="string">
            <text:p>Delta Faucets</text:p>
          </table:table-cell>
          <table:table-cell office:value-type="string">
            <text:p>Digital Products</text:p>
          </table:table-cell>
          <table:table-cell office:value-type="string">
            <text:p>Digix</text:p>
          </table:table-cell>
        </table:table-row>
        <table:table-row table:style-name="ro2">
          <table:table-cell table:number-columns-repeated="2"/>
          <table:table-cell office:value-type="string">
            <text:p>Double Power</text:p>
          </table:table-cell>
          <table:table-cell office:value-type="string">
            <text:p>Dragon Systems</text:p>
          </table:table-cell>
          <table:table-cell office:value-type="string">
            <text:p>DT Research</text:p>
          </table:table-cell>
          <table:table-cell office:value-type="string">
            <text:p>Dual</text:p>
          </table:table-cell>
          <table:table-cell office:value-type="string">
            <text:p>E-Fong</text:p>
          </table:table-cell>
        </table:table-row>
        <table:table-row table:style-name="ro2">
          <table:table-cell table:number-columns-repeated="2"/>
          <table:table-cell office:value-type="string">
            <text:p>EAST Clothing</text:p>
          </table:table-cell>
          <table:table-cell office:value-type="string">
            <text:p>Ectaco</text:p>
          </table:table-cell>
          <table:table-cell office:value-type="string">
            <text:p>Ematic</text:p>
          </table:table-cell>
          <table:table-cell office:value-type="string">
            <text:p>Emerson</text:p>
          </table:table-cell>
          <table:table-cell office:value-type="string">
            <text:p>Energy</text:p>
          </table:table-cell>
        </table:table-row>
        <table:table-row table:style-name="ro2">
          <table:table-cell table:number-columns-repeated="2"/>
          <table:table-cell office:value-type="string">
            <text:p>Envizen</text:p>
          </table:table-cell>
          <table:table-cell office:value-type="string">
            <text:p>Ergoguys</text:p>
          </table:table-cell>
          <table:table-cell office:value-type="string">
            <text:p>eVGA</text:p>
          </table:table-cell>
          <table:table-cell office:value-type="string">
            <text:p>EWT</text:p>
          </table:table-cell>
          <table:table-cell office:value-type="string">
            <text:p>Focus</text:p>
          </table:table-cell>
        </table:table-row>
        <table:table-row table:style-name="ro2">
          <table:table-cell table:number-columns-repeated="2"/>
          <table:table-cell office:value-type="string">
            <text:p>Freestyle</text:p>
          </table:table-cell>
          <table:table-cell office:value-type="string">
            <text:p>Fuhu Inc.</text:p>
          </table:table-cell>
          <table:table-cell office:value-type="string">
            <text:p>Fujitsu</text:p>
          </table:table-cell>
          <table:table-cell office:value-type="string">
            <text:p>FX</text:p>
          </table:table-cell>
          <table:table-cell office:value-type="string">
            <text:p>Galaxy</text:p>
          </table:table-cell>
        </table:table-row>
        <table:table-row table:style-name="ro1">
          <table:table-cell table:number-columns-repeated="2"/>
          <table:table-cell office:value-type="string">
            <text:p>Game Technologies</text:p>
          </table:table-cell>
          <table:table-cell office:value-type="string">
            <text:p>GBX</text:p>
          </table:table-cell>
          <table:table-cell office:value-type="string">
            <text:p>GCC Tech.</text:p>
          </table:table-cell>
          <table:table-cell office:value-type="string">
            <text:p>Gear</text:p>
          </table:table-cell>
          <table:table-cell office:value-type="string">
            <text:p>Generic</text:p>
          </table:table-cell>
        </table:table-row>
        <table:table-row table:style-name="ro2">
          <table:table-cell table:number-columns-repeated="2"/>
          <table:table-cell office:value-type="string">
            <text:p>GigaByte</text:p>
          </table:table-cell>
          <table:table-cell office:value-type="string">
            <text:p>GoldenRAM</text:p>
          </table:table-cell>
          <table:table-cell office:value-type="string">
            <text:p>Google</text:p>
          </table:table-cell>
          <table:table-cell office:value-type="string">
            <text:p>Great Plains</text:p>
          </table:table-cell>
          <table:table-cell office:value-type="string">
            <text:p>Hammer Snowboards &amp; Skis</text:p>
          </table:table-cell>
        </table:table-row>
        <table:table-row table:style-name="ro2">
          <table:table-cell table:number-columns-repeated="2"/>
          <table:table-cell office:value-type="string">
            <text:p>HANNspree</text:p>
          </table:table-cell>
          <table:table-cell office:value-type="string">
            <text:p>High Tech</text:p>
          </table:table-cell>
          <table:table-cell office:value-type="string">
            <text:p>Hipstreet</text:p>
          </table:table-cell>
          <table:table-cell office:value-type="string">
            <text:p>HP (Hewlett-Packard)</text:p>
          </table:table-cell>
          <table:table-cell office:value-type="string">
            <text:p>HQRP</text:p>
          </table:table-cell>
        </table:table-row>
        <table:table-row table:style-name="ro2">
          <table:table-cell table:number-columns-repeated="2"/>
          <table:table-cell office:value-type="string">
            <text:p>HTC</text:p>
          </table:table-cell>
          <table:table-cell office:value-type="string">
            <text:p>Huawei</text:p>
          </table:table-cell>
          <table:table-cell office:value-type="string">
            <text:p>Hyper</text:p>
          </table:table-cell>
          <table:table-cell office:value-type="string">
            <text:p>IBM</text:p>
          </table:table-cell>
          <table:table-cell office:value-type="string">
            <text:p>IBP</text:p>
          </table:table-cell>
        </table:table-row>
        <table:table-row table:style-name="ro1">
          <table:table-cell table:number-columns-repeated="2"/>
          <table:table-cell office:value-type="string">
            <text:p>ICE</text:p>
          </table:table-cell>
          <table:table-cell office:value-type="string">
            <text:p>Image</text:p>
          </table:table-cell>
          <table:table-cell office:value-type="string">
            <text:p>Insignia Solutions</text:p>
          </table:table-cell>
          <table:table-cell office:value-type="string">
            <text:p>Intel</text:p>
          </table:table-cell>
          <table:table-cell office:value-type="string">
            <text:p>International Solutions</text:p>
          </table:table-cell>
        </table:table-row>
        <table:table-row table:style-name="ro2">
          <table:table-cell table:number-columns-repeated="2"/>
          <table:table-cell office:value-type="string">
            <text:p>ipega</text:p>
          </table:table-cell>
          <table:table-cell office:value-type="string">
            <text:p>iRiver</text:p>
          </table:table-cell>
          <table:table-cell office:value-type="string">
            <text:p>iView Multimedia Ltd</text:p>
          </table:table-cell>
          <table:table-cell office:value-type="string">
            <text:p>Jane</text:p>
          </table:table-cell>
          <table:table-cell office:value-type="string">
            <text:p>Kata</text:p>
          </table:table-cell>
        </table:table-row>
        <table:table-row table:style-name="ro2">
          <table:table-cell table:number-columns-repeated="2"/>
          <table:table-cell office:value-type="string">
            <text:p>Kobo</text:p>
          </table:table-cell>
          <table:table-cell office:value-type="string">
            <text:p>Kocaso</text:p>
          </table:table-cell>
          <table:table-cell office:value-type="string">
            <text:p>Kurio</text:p>
          </table:table-cell>
          <table:table-cell office:value-type="string">
            <text:p>Le Pan</text:p>
          </table:table-cell>
          <table:table-cell office:value-type="string">
            <text:p>Leader</text:p>
          </table:table-cell>
        </table:table-row>
        <table:table-row table:style-name="ro2">
          <table:table-cell table:number-columns-repeated="2"/>
          <table:table-cell office:value-type="string">
            <text:p>Legend Quality Wood Floor</text:p>
          </table:table-cell>
          <table:table-cell office:value-type="string">
            <text:p>Lenovo</text:p>
          </table:table-cell>
          <table:table-cell office:value-type="string">
            <text:p>LG</text:p>
          </table:table-cell>
          <table:table-cell office:value-type="string">
            <text:p>Life</text:p>
          </table:table-cell>
          <table:table-cell office:value-type="string">
            <text:p>Logitech</text:p>
          </table:table-cell>
        </table:table-row>
        <table:table-row table:style-name="ro2">
          <table:table-cell table:number-columns-repeated="2"/>
          <table:table-cell office:value-type="string">
            <text:p>Luxor</text:p>
          </table:table-cell>
          <table:table-cell office:value-type="string">
            <text:p>M Tech</text:p>
          </table:table-cell>
          <table:table-cell table:number-columns-repeated="2" office:value-type="string">
            <text:p>Mach Speed</text:p>
          </table:table-cell>
          <table:table-cell office:value-type="string">
            <text:p>Matsunichi</text:p>
          </table:table-cell>
        </table:table-row>
        <table:table-row table:style-name="ro2">
          <table:table-cell table:number-columns-repeated="2"/>
          <table:table-cell office:value-type="string">
            <text:p>MAX</text:p>
          </table:table-cell>
          <table:table-cell office:value-type="string">
            <text:p>MaxWest USA</text:p>
          </table:table-cell>
          <table:table-cell office:value-type="string">
            <text:p>Maylong</text:p>
          </table:table-cell>
          <table:table-cell office:value-type="string">
            <text:p>Memorex</text:p>
          </table:table-cell>
          <table:table-cell office:value-type="string">
            <text:p>Micro</text:p>
          </table:table-cell>
        </table:table-row>
        <table:table-row table:style-name="ro2">
          <table:table-cell table:number-columns-repeated="2"/>
          <table:table-cell office:value-type="string">
            <text:p>Micro Solutions Enterpris</text:p>
          </table:table-cell>
          <table:table-cell office:value-type="string">
            <text:p>Microsoft</text:p>
          </table:table-cell>
          <table:table-cell office:value-type="string">
            <text:p>MOMA</text:p>
          </table:table-cell>
          <table:table-cell office:value-type="string">
            <text:p>Monster</text:p>
          </table:table-cell>
          <table:table-cell office:value-type="string">
            <text:p>Monster Cable</text:p>
          </table:table-cell>
        </table:table-row>
        <table:table-row table:style-name="ro2">
          <table:table-cell table:number-columns-repeated="2"/>
          <table:table-cell office:value-type="string">
            <text:p>Motorola</text:p>
          </table:table-cell>
          <table:table-cell office:value-type="string">
            <text:p>MSI</text:p>
          </table:table-cell>
          <table:table-cell office:value-type="string">
            <text:p>Nabi</text:p>
          </table:table-cell>
          <table:table-cell office:value-type="string">
            <text:p>Nabis</text:p>
          </table:table-cell>
          <table:table-cell office:value-type="string">
            <text:p>Naxa</text:p>
          </table:table-cell>
        </table:table-row>
        <table:table-row table:style-name="ro2">
          <table:table-cell table:number-columns-repeated="2"/>
          <table:table-cell office:value-type="string">
            <text:p>Neff Appliances</text:p>
          </table:table-cell>
          <table:table-cell office:value-type="string">
            <text:p>New Balance</text:p>
          </table:table-cell>
          <table:table-cell office:value-type="string">
            <text:p>NextBook</text:p>
          </table:table-cell>
          <table:table-cell office:value-type="string">
            <text:p>Noble Mount</text:p>
          </table:table-cell>
          <table:table-cell office:value-type="string">
            <text:p>Nokia</text:p>
          </table:table-cell>
        </table:table-row>
        <table:table-row table:style-name="ro2">
          <table:table-cell table:number-columns-repeated="2"/>
          <table:table-cell office:value-type="string">
            <text:p>Onda Yerba Mate</text:p>
          </table:table-cell>
          <table:table-cell office:value-type="string">
            <text:p>Oregon Scientific</text:p>
          </table:table-cell>
          <table:table-cell office:value-type="string">
            <text:p>Panasonic</text:p>
          </table:table-cell>
          <table:table-cell office:value-type="string">
            <text:p>Pandigital</text:p>
          </table:table-cell>
          <table:table-cell office:value-type="string">
            <text:p>Phoenix</text:p>
          </table:table-cell>
        </table:table-row>
        <table:table-row table:style-name="ro2">
          <table:table-cell table:number-columns-repeated="2"/>
          <table:table-cell office:value-type="string">
            <text:p>Pioneer</text:p>
          </table:table-cell>
          <table:table-cell office:value-type="string">
            <text:p>PiPO</text:p>
          </table:table-cell>
          <table:table-cell office:value-type="string">
            <text:p>Polaroid</text:p>
          </table:table-cell>
          <table:table-cell office:value-type="string">
            <text:p>Power Acoustik</text:p>
          </table:table-cell>
          <table:table-cell office:value-type="string">
            <text:p>Power Probe</text:p>
          </table:table-cell>
        </table:table-row>
        <table:table-row table:style-name="ro2">
          <table:table-cell table:number-columns-repeated="2"/>
          <table:table-cell office:value-type="string">
            <text:p>Prestige</text:p>
          </table:table-cell>
          <table:table-cell office:value-type="string">
            <text:p>ProScan</text:p>
          </table:table-cell>
          <table:table-cell office:value-type="string">
            <text:p>Pyle</text:p>
          </table:table-cell>
          <table:table-cell office:value-type="string">
            <text:p>Quantum</text:p>
          </table:table-cell>
          <table:table-cell office:value-type="string">
            <text:p>Radian</text:p>
          </table:table-cell>
        </table:table-row>
        <table:table-row table:style-name="ro2">
          <table:table-cell table:number-columns-repeated="2"/>
          <table:table-cell office:value-type="string">
            <text:p>RCA</text:p>
          </table:table-cell>
          <table:table-cell office:value-type="string">
            <text:p>Reef</text:p>
          </table:table-cell>
          <table:table-cell office:value-type="string">
            <text:p>RhinoTek</text:p>
          </table:table-cell>
          <table:table-cell office:value-type="string">
            <text:p>rooCASE</text:p>
          </table:table-cell>
          <table:table-cell office:value-type="string">
            <text:p>Ruby</text:p>
          </table:table-cell>
        </table:table-row>
        <table:table-row table:style-name="ro2">
          <table:table-cell table:number-columns-repeated="2"/>
          <table:table-cell office:value-type="string">
            <text:p>Samsung</text:p>
          </table:table-cell>
          <table:table-cell office:value-type="string">
            <text:p>Sanei</text:p>
          </table:table-cell>
          <table:table-cell office:value-type="string">
            <text:p>Sentron</text:p>
          </table:table-cell>
          <table:table-cell office:value-type="string">
            <text:p>Sharp</text:p>
          </table:table-cell>
          <table:table-cell office:value-type="string">
            <text:p>Sharper Image</text:p>
          </table:table-cell>
        </table:table-row>
        <table:table-row table:style-name="ro2">
          <table:table-cell table:number-columns-repeated="2"/>
          <table:table-cell office:value-type="string">
            <text:p>Silicon Valley Peripheral</text:p>
          </table:table-cell>
          <table:table-cell office:value-type="string">
            <text:p>SKYTEX</text:p>
          </table:table-cell>
          <table:table-cell office:value-type="string">
            <text:p>Sonim</text:p>
          </table:table-cell>
          <table:table-cell office:value-type="string">
            <text:p>Sony</text:p>
          </table:table-cell>
          <table:table-cell office:value-type="string">
            <text:p>Star Manufacturing</text:p>
          </table:table-cell>
        </table:table-row>
        <table:table-row table:style-name="ro2">
          <table:table-cell table:number-columns-repeated="2"/>
          <table:table-cell office:value-type="string">
            <text:p>Stinger</text:p>
          </table:table-cell>
          <table:table-cell office:value-type="string">
            <text:p>SumacLife</text:p>
          </table:table-cell>
          <table:table-cell office:value-type="string">
            <text:p>Sungale</text:p>
          </table:table-cell>
          <table:table-cell office:value-type="string">
            <text:p>Supersonic</text:p>
          </table:table-cell>
          <table:table-cell office:value-type="string">
            <text:p>Supersonic Software</text:p>
          </table:table-cell>
        </table:table-row>
        <table:table-row table:style-name="ro2">
          <table:table-cell table:number-columns-repeated="2"/>
          <table:table-cell office:value-type="string">
            <text:p>Sylvania</text:p>
          </table:table-cell>
          <table:table-cell office:value-type="string">
            <text:p>T-Max</text:p>
          </table:table-cell>
          <table:table-cell office:value-type="string">
            <text:p>TAB</text:p>
          </table:table-cell>
          <table:table-cell office:value-type="string">
            <text:p>TallyGenicom</text:p>
          </table:table-cell>
          <table:table-cell office:value-type="string">
            <text:p>Team Products</text:p>
          </table:table-cell>
        </table:table-row>
        <table:table-row table:style-name="ro2">
          <table:table-cell table:number-columns-repeated="2"/>
          <table:table-cell office:value-type="string">
            <text:p>Tiger Interactive</text:p>
          </table:table-cell>
          <table:table-cell office:value-type="string">
            <text:p>Time</text:p>
          </table:table-cell>
          <table:table-cell office:value-type="string">
            <text:p>Tiny Computers</text:p>
          </table:table-cell>
          <table:table-cell office:value-type="string">
            <text:p>Tivax</text:p>
          </table:table-cell>
          <table:table-cell office:value-type="string">
            <text:p>Toshiba</text:p>
          </table:table-cell>
        </table:table-row>
        <table:table-row table:style-name="ro2">
          <table:table-cell table:number-columns-repeated="2"/>
          <table:table-cell office:value-type="string">
            <text:p>Toy Watch</text:p>
          </table:table-cell>
          <table:table-cell office:value-type="string">
            <text:p>Value Plus</text:p>
          </table:table-cell>
          <table:table-cell office:value-type="string">
            <text:p>Velocity</text:p>
          </table:table-cell>
          <table:table-cell office:value-type="string">
            <text:p>Velocity Micro</text:p>
          </table:table-cell>
          <table:table-cell office:value-type="string">
            <text:p>Venstar</text:p>
          </table:table-cell>
        </table:table-row>
        <table:table-row table:style-name="ro2">
          <table:table-cell table:number-columns-repeated="2"/>
          <table:table-cell office:value-type="string">
            <text:p>Venus</text:p>
          </table:table-cell>
          <table:table-cell office:value-type="string">
            <text:p>Vera Bradley</text:p>
          </table:table-cell>
          <table:table-cell office:value-type="string">
            <text:p>VIA</text:p>
          </table:table-cell>
          <table:table-cell office:value-type="string">
            <text:p>ViewSonic</text:p>
          </table:table-cell>
          <table:table-cell office:value-type="string">
            <text:p>Vinci</text:p>
          </table:table-cell>
        </table:table-row>
        <table:table-row table:style-name="ro2">
          <table:table-cell table:number-columns-repeated="2"/>
          <table:table-cell office:value-type="string">
            <text:p>Vision</text:p>
          </table:table-cell>
          <table:table-cell office:value-type="string">
            <text:p>Visual Land</text:p>
          </table:table-cell>
          <table:table-cell office:value-type="string">
            <text:p>vitalASC</text:p>
          </table:table-cell>
          <table:table-cell office:value-type="string">
            <text:p>Vivitar</text:p>
          </table:table-cell>
          <table:table-cell office:value-type="string">
            <text:p>Vizio</text:p>
          </table:table-cell>
        </table:table-row>
        <table:table-row table:style-name="ro2">
          <table:table-cell table:number-columns-repeated="2"/>
          <table:table-cell office:value-type="string">
            <text:p>Wacom</text:p>
          </table:table-cell>
          <table:table-cell office:value-type="string">
            <text:p>Weil Paris</text:p>
          </table:table-cell>
          <table:table-cell office:value-type="string">
            <text:p>Workshop</text:p>
          </table:table-cell>
          <table:table-cell office:value-type="string">
            <text:p>Xelio</text:p>
          </table:table-cell>
          <table:table-cell office:value-type="string">
            <text:p>XOVision</text:p>
          </table:table-cell>
        </table:table-row>
        <table:table-row table:style-name="ro1">
          <table:table-cell table:formula="of:=[.C$162]" office:value-type="float" office:value="1161561471">
            <text:p>1161561471</text:p>
          </table:table-cell>
          <table:table-cell office:value-type="string">
            <text:p>Q0</text:p>
          </table:table-cell>
          <table:table-cell table:formula="of:=HYPERLINK(&quot;http://xmlns.com/foaf/0.1/name&quot;)" office:value-type="string" office:string-value="http://xmlns.com/foaf/0.1/name">
            <text:p>http://xmlns.com/foaf/0.1/nam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xmlns.com%2Ffoaf%2F0.1%2Fnam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162]" office:value-type="float" office:value="1161561471">
            <text:p>1161561471</text:p>
          </table:table-cell>
          <table:table-cell office:value-type="string">
            <text:p>Q0</text:p>
          </table:table-cell>
          <table:table-cell table:formula="of:=HYPERLINK(&quot;http://dbpedia.org/property/name&quot;)" office:value-type="string" office:string-value="http://dbpedia.org/property/name">
            <text:p>http://dbpedia.org/property/nam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nam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162]" office:value-type="float" office:value="1161561471">
            <text:p>1161561471</text:p>
          </table:table-cell>
          <table:table-cell office:value-type="string">
            <text:p>Q0</text:p>
          </table:table-cell>
          <table:table-cell table:formula="of:=HYPERLINK(&quot;http://dbpedia.org/property/manufacturer&quot;)" office:value-type="string" office:string-value="http://dbpedia.org/property/manufacturer">
            <text:p>http://dbpedia.org/property/manufactur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manufactur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162]" office:value-type="float" office:value="1161561471">
            <text:p>1161561471</text:p>
          </table:table-cell>
          <table:table-cell office:value-type="string">
            <text:p>Q0</text:p>
          </table:table-cell>
          <table:table-cell table:formula="of:=HYPERLINK(&quot;http://dbpedia.org/ontology/manufacturer&quot;)" office:value-type="string" office:string-value="http://dbpedia.org/ontology/manufacturer">
            <text:p>http://dbpedia.org/ontology/manufactur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manufactur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117679317">
            <text:p>2117679317</text:p>
          </table:table-cell>
          <table:table-cell office:value-type="string">
            <text:p>airports</text:p>
          </table:table-cell>
          <table:table-cell table:formula="of:=HYPERLINK(&quot;http://en.wikipedia.org/wiki/List_of_airports_in_Italy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bruzzo</text:p>
          </table:table-cell>
          <table:table-cell office:value-type="string">
            <text:p>Albenga, Savona</text:p>
          </table:table-cell>
          <table:table-cell office:value-type="string">
            <text:p>Alghero, Sassari</text:p>
          </table:table-cell>
          <table:table-cell office:value-type="string">
            <text:p>Ancona</text:p>
          </table:table-cell>
          <table:table-cell office:value-type="string">
            <text:p>Aosta</text:p>
          </table:table-cell>
        </table:table-row>
        <table:table-row table:style-name="ro2">
          <table:table-cell table:number-columns-repeated="2"/>
          <table:table-cell office:value-type="string">
            <text:p>Arezzo</text:p>
          </table:table-cell>
          <table:table-cell office:value-type="string">
            <text:p>Asiago, Vicenza</text:p>
          </table:table-cell>
          <table:table-cell office:value-type="string">
            <text:p>Aviano, Pordenone</text:p>
          </table:table-cell>
          <table:table-cell office:value-type="string">
            <text:p>Bari</text:p>
          </table:table-cell>
          <table:table-cell office:value-type="string">
            <text:p>Belluno</text:p>
          </table:table-cell>
        </table:table-row>
        <table:table-row table:style-name="ro2">
          <table:table-cell table:number-columns-repeated="2"/>
          <table:table-cell office:value-type="string">
            <text:p>Bergamo</text:p>
          </table:table-cell>
          <table:table-cell office:value-type="string">
            <text:p>Biella</text:p>
          </table:table-cell>
          <table:table-cell office:value-type="string">
            <text:p>Bologna</text:p>
          </table:table-cell>
          <table:table-cell office:value-type="string">
            <text:p>Bolzano</text:p>
          </table:table-cell>
          <table:table-cell office:value-type="string">
            <text:p>Brescia</text:p>
          </table:table-cell>
        </table:table-row>
        <table:table-row table:style-name="ro2">
          <table:table-cell table:number-columns-repeated="2"/>
          <table:table-cell office:value-type="string">
            <text:p>Brindisi / Salento</text:p>
          </table:table-cell>
          <table:table-cell office:value-type="string">
            <text:p>Cagliari</text:p>
          </table:table-cell>
          <table:table-cell office:value-type="string">
            <text:p>Cameri, Novara</text:p>
          </table:table-cell>
          <table:table-cell office:value-type="string">
            <text:p>Campoformido, Udine</text:p>
          </table:table-cell>
          <table:table-cell office:value-type="string">
            <text:p>Capua</text:p>
          </table:table-cell>
        </table:table-row>
        <table:table-row table:style-name="ro2">
          <table:table-cell table:number-columns-repeated="2"/>
          <table:table-cell office:value-type="string">
            <text:p>Carpi</text:p>
          </table:table-cell>
          <table:table-cell office:value-type="string">
            <text:p>Caserta</text:p>
          </table:table-cell>
          <table:table-cell office:value-type="string">
            <text:p>Catania</text:p>
          </table:table-cell>
          <table:table-cell office:value-type="string">
            <text:p>Centocelle (it), Rome</text:p>
          </table:table-cell>
          <table:table-cell office:value-type="string">
            <text:p>Cervia, Ravenna</text:p>
          </table:table-cell>
        </table:table-row>
        <table:table-row table:style-name="ro2">
          <table:table-cell table:number-columns-repeated="2"/>
          <table:table-cell office:value-type="string">
            <text:p>Codroipo, Udine</text:p>
          </table:table-cell>
          <table:table-cell office:value-type="string">
            <text:p>Comiso</text:p>
          </table:table-cell>
          <table:table-cell office:value-type="string">
            <text:p>Cremona</text:p>
          </table:table-cell>
          <table:table-cell office:value-type="string">
            <text:p>Crotone</text:p>
          </table:table-cell>
          <table:table-cell office:value-type="string">
            <text:p>Cuneo</text:p>
          </table:table-cell>
        </table:table-row>
        <table:table-row table:style-name="ro2">
          <table:table-cell table:number-columns-repeated="2"/>
          <table:table-cell office:value-type="string">
            <text:p>Decimomannu, Cagliari</text:p>
          </table:table-cell>
          <table:table-cell office:value-type="string">
            <text:p>Ferrara</text:p>
          </table:table-cell>
          <table:table-cell office:value-type="string">
            <text:p>Florence (Firenze)</text:p>
          </table:table-cell>
          <table:table-cell office:value-type="string">
            <text:p>Foggia</text:p>
          </table:table-cell>
          <table:table-cell office:value-type="string">
            <text:p>Foligno</text:p>
          </table:table-cell>
        </table:table-row>
        <table:table-row table:style-name="ro2">
          <table:table-cell table:number-columns-repeated="2"/>
          <table:table-cell office:value-type="string">
            <text:p>Forlì</text:p>
          </table:table-cell>
          <table:table-cell office:value-type="string">
            <text:p>Frosinone</text:p>
          </table:table-cell>
          <table:table-cell office:value-type="string">
            <text:p>Genoa (Genova) / Sestri Ponente</text:p>
          </table:table-cell>
          <table:table-cell office:value-type="string">
            <text:p>Ghedi, Brescia</text:p>
          </table:table-cell>
          <table:table-cell office:value-type="string">
            <text:p>Gioia del Colle, Bari</text:p>
          </table:table-cell>
        </table:table-row>
        <table:table-row table:style-name="ro2">
          <table:table-cell table:number-columns-repeated="2"/>
          <table:table-cell office:value-type="string">
            <text:p>Grosseto</text:p>
          </table:table-cell>
          <table:table-cell office:value-type="string">
            <text:p>Guidonia Montecelio, Rome</text:p>
          </table:table-cell>
          <table:table-cell office:value-type="string">
            <text:p>Lamezia Terme, Catanzaro</text:p>
          </table:table-cell>
          <table:table-cell office:value-type="string">
            <text:p>Lampedusa</text:p>
          </table:table-cell>
          <table:table-cell office:value-type="string">
            <text:p>Latina</text:p>
          </table:table-cell>
        </table:table-row>
        <table:table-row table:style-name="ro2">
          <table:table-cell table:number-columns-repeated="2"/>
          <table:table-cell office:value-type="string">
            <text:p>Lecce</text:p>
          </table:table-cell>
          <table:table-cell office:value-type="string">
            <text:p>Lucca</text:p>
          </table:table-cell>
          <table:table-cell office:value-type="string">
            <text:p>Lugo di Romagna, Ravenna</text:p>
          </table:table-cell>
          <table:table-cell office:value-type="string">
            <text:p>Marina di Campo, Elba</text:p>
          </table:table-cell>
          <table:table-cell office:value-type="string">
            <text:p>Martina Franca, Taranto</text:p>
          </table:table-cell>
        </table:table-row>
        <table:table-row table:style-name="ro2">
          <table:table-cell table:number-columns-repeated="2"/>
          <table:table-cell office:value-type="string">
            <text:p>Milan</text:p>
          </table:table-cell>
          <table:table-cell office:value-type="string">
            <text:p>Modena</text:p>
          </table:table-cell>
          <table:table-cell office:value-type="string">
            <text:p>Naples</text:p>
          </table:table-cell>
          <table:table-cell office:value-type="string">
            <text:p>Olbia, Olbia-Tempio</text:p>
          </table:table-cell>
          <table:table-cell office:value-type="string">
            <text:p>Oristano</text:p>
          </table:table-cell>
        </table:table-row>
        <table:table-row table:style-name="ro2">
          <table:table-cell table:number-columns-repeated="2"/>
          <table:table-cell office:value-type="string">
            <text:p>Padua (Padova)</text:p>
          </table:table-cell>
          <table:table-cell office:value-type="string">
            <text:p>Palermo</text:p>
          </table:table-cell>
          <table:table-cell office:value-type="string">
            <text:p>Pantelleria, Trapani</text:p>
          </table:table-cell>
          <table:table-cell office:value-type="string">
            <text:p>Parma</text:p>
          </table:table-cell>
          <table:table-cell office:value-type="string">
            <text:p>Perugia</text:p>
          </table:table-cell>
        </table:table-row>
        <table:table-row table:style-name="ro2">
          <table:table-cell table:number-columns-repeated="2"/>
          <table:table-cell office:value-type="string">
            <text:p>Pescara</text:p>
          </table:table-cell>
          <table:table-cell office:value-type="string">
            <text:p>Piacenza</text:p>
          </table:table-cell>
          <table:table-cell office:value-type="string">
            <text:p>Pisa</text:p>
          </table:table-cell>
          <table:table-cell office:value-type="string">
            <text:p>Pisticci</text:p>
          </table:table-cell>
          <table:table-cell office:value-type="string">
            <text:p>Pomezia, Rome</text:p>
          </table:table-cell>
        </table:table-row>
        <table:table-row table:style-name="ro2">
          <table:table-cell table:number-columns-repeated="2"/>
          <table:table-cell office:value-type="string">
            <text:p>Pontedera, Pisa</text:p>
          </table:table-cell>
          <table:table-cell office:value-type="string">
            <text:p>Ravenna</text:p>
          </table:table-cell>
          <table:table-cell office:value-type="string">
            <text:p>Reggio Calabria</text:p>
          </table:table-cell>
          <table:table-cell office:value-type="string">
            <text:p>Reggio Emilia</text:p>
          </table:table-cell>
          <table:table-cell office:value-type="string">
            <text:p>Rieti</text:p>
          </table:table-cell>
        </table:table-row>
        <table:table-row table:style-name="ro2">
          <table:table-cell table:number-columns-repeated="2"/>
          <table:table-cell office:value-type="string">
            <text:p>Rimini</text:p>
          </table:table-cell>
          <table:table-cell office:value-type="string">
            <text:p>Rome</text:p>
          </table:table-cell>
          <table:table-cell office:value-type="string">
            <text:p>Ronchi dei Legionari / Trieste</text:p>
          </table:table-cell>
          <table:table-cell office:value-type="string">
            <text:p>Salerno</text:p>
          </table:table-cell>
          <table:table-cell office:value-type="string">
            <text:p>Sarzana, La Spezia</text:p>
          </table:table-cell>
        </table:table-row>
        <table:table-row table:style-name="ro2">
          <table:table-cell table:number-columns-repeated="2"/>
          <table:table-cell office:value-type="string">
            <text:p>Siena</text:p>
          </table:table-cell>
          <table:table-cell office:value-type="string">
            <text:p>Sigonella</text:p>
          </table:table-cell>
          <table:table-cell office:value-type="string">
            <text:p>Taranto</text:p>
          </table:table-cell>
          <table:table-cell office:value-type="string">
            <text:p>Toblach (Dobbiaco)</text:p>
          </table:table-cell>
          <table:table-cell office:value-type="string">
            <text:p>Tortolì / Arbatax, Ogliastra</text:p>
          </table:table-cell>
        </table:table-row>
        <table:table-row table:style-name="ro2">
          <table:table-cell table:number-columns-repeated="2"/>
          <table:table-cell office:value-type="string">
            <text:p>Trapani</text:p>
          </table:table-cell>
          <table:table-cell office:value-type="string">
            <text:p>Trento</text:p>
          </table:table-cell>
          <table:table-cell office:value-type="string">
            <text:p>Treviso</text:p>
          </table:table-cell>
          <table:table-cell office:value-type="string">
            <text:p>Turin (Torino)</text:p>
          </table:table-cell>
          <table:table-cell office:value-type="string">
            <text:p>Varese</text:p>
          </table:table-cell>
        </table:table-row>
        <table:table-row table:style-name="ro2">
          <table:table-cell table:number-columns-repeated="2"/>
          <table:table-cell office:value-type="string">
            <text:p>Venice (Venezia)</text:p>
          </table:table-cell>
          <table:table-cell office:value-type="string">
            <text:p>Vergiate, Varese</text:p>
          </table:table-cell>
          <table:table-cell office:value-type="string">
            <text:p>Verona</text:p>
          </table:table-cell>
          <table:table-cell office:value-type="string">
            <text:p>Vicenza</text:p>
          </table:table-cell>
          <table:table-cell office:value-type="string">
            <text:p>Viterbo</text:p>
          </table:table-cell>
        </table:table-row>
        <table:table-row table:style-name="ro2">
          <table:table-cell table:number-columns-repeated="2"/>
          <table:table-cell office:value-type="string">
            <text:p>Voghera, Pavia</text:p>
          </table:table-cell>
          <table:table-cell table:number-columns-repeated="4"/>
        </table:table-row>
        <table:table-row table:style-name="ro1">
          <table:table-cell table:formula="of:=[.C$208]" office:value-type="float" office:value="2117679317">
            <text:p>2117679317</text:p>
          </table:table-cell>
          <table:table-cell office:value-type="string">
            <text:p>Q0</text:p>
          </table:table-cell>
          <table:table-cell table:formula="of:=HYPERLINK(&quot;http://dbpedia.org/ontology/city&quot;)" office:value-type="string" office:string-value="http://dbpedia.org/ontology/city">
            <text:p>http://dbpedia.org/ontology/cit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cit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08]" office:value-type="float" office:value="2117679317">
            <text:p>2117679317</text:p>
          </table:table-cell>
          <table:table-cell office:value-type="string">
            <text:p>Q0</text:p>
          </table:table-cell>
          <table:table-cell table:formula="of:=HYPERLINK(&quot;http://dbpedia.org/property/cityServed&quot;)" office:value-type="string" office:string-value="http://dbpedia.org/property/cityServed">
            <text:p>http://dbpedia.org/property/cityServed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cityServed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08]" office:value-type="float" office:value="2117679317">
            <text:p>2117679317</text:p>
          </table:table-cell>
          <table:table-cell office:value-type="string">
            <text:p>Q0</text:p>
          </table:table-cell>
          <table:table-cell table:formula="of:=HYPERLINK(&quot;http://dbpedia.org/property/location&quot;)" office:value-type="string" office:string-value="http://dbpedia.org/property/location">
            <text:p>http://dbpedia.org/property/location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locatio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08]" office:value-type="float" office:value="2117679317">
            <text:p>2117679317</text:p>
          </table:table-cell>
          <table:table-cell office:value-type="string">
            <text:p>Q0</text:p>
          </table:table-cell>
          <table:table-cell table:formula="of:=HYPERLINK(&quot;http://dbpedia.org/ontology/location&quot;)" office:value-type="string" office:string-value="http://dbpedia.org/ontology/location">
            <text:p>http://dbpedia.org/ontology/location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locatio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088443226">
            <text:p>1088443226</text:p>
          </table:table-cell>
          <table:table-cell office:value-type="string">
            <text:p>animals</text:p>
          </table:table-cell>
          <table:table-cell table:formula="of:=HYPERLINK(&quot;http://en.wikipedia.org/wiki/List_of_animal_phyla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canthocephala</text:p>
          </table:table-cell>
          <table:table-cell office:value-type="string">
            <text:p>Acoelomorpha</text:p>
          </table:table-cell>
          <table:table-cell office:value-type="string">
            <text:p>Annelida</text:p>
          </table:table-cell>
          <table:table-cell office:value-type="string">
            <text:p>Arthropoda</text:p>
          </table:table-cell>
          <table:table-cell office:value-type="string">
            <text:p>Brachiopoda</text:p>
          </table:table-cell>
        </table:table-row>
        <table:table-row table:style-name="ro2">
          <table:table-cell table:number-columns-repeated="2"/>
          <table:table-cell office:value-type="string">
            <text:p>Bryozoa</text:p>
          </table:table-cell>
          <table:table-cell office:value-type="string">
            <text:p>Chaetognatha</text:p>
          </table:table-cell>
          <table:table-cell office:value-type="string">
            <text:p>Chordata</text:p>
          </table:table-cell>
          <table:table-cell office:value-type="string">
            <text:p>Cnidaria</text:p>
          </table:table-cell>
          <table:table-cell office:value-type="string">
            <text:p>Ctenophora</text:p>
          </table:table-cell>
        </table:table-row>
        <table:table-row table:style-name="ro2">
          <table:table-cell table:number-columns-repeated="2"/>
          <table:table-cell office:value-type="string">
            <text:p>Cycliophora</text:p>
          </table:table-cell>
          <table:table-cell office:value-type="string">
            <text:p>Echinodermata</text:p>
          </table:table-cell>
          <table:table-cell office:value-type="string">
            <text:p>Entoprocta</text:p>
          </table:table-cell>
          <table:table-cell office:value-type="string">
            <text:p>Gastrotricha</text:p>
          </table:table-cell>
          <table:table-cell office:value-type="string">
            <text:p>Gnathostomulida</text:p>
          </table:table-cell>
        </table:table-row>
        <table:table-row table:style-name="ro2">
          <table:table-cell table:number-columns-repeated="2"/>
          <table:table-cell office:value-type="string">
            <text:p>Hemichordata</text:p>
          </table:table-cell>
          <table:table-cell office:value-type="string">
            <text:p>Kinorhyncha</text:p>
          </table:table-cell>
          <table:table-cell office:value-type="string">
            <text:p>Loricifera</text:p>
          </table:table-cell>
          <table:table-cell office:value-type="string">
            <text:p>Micrognathozoa</text:p>
          </table:table-cell>
          <table:table-cell office:value-type="string">
            <text:p>Mollusca</text:p>
          </table:table-cell>
        </table:table-row>
        <table:table-row table:style-name="ro2">
          <table:table-cell table:number-columns-repeated="2"/>
          <table:table-cell office:value-type="string">
            <text:p>Nematoda</text:p>
          </table:table-cell>
          <table:table-cell office:value-type="string">
            <text:p>Nematomorpha</text:p>
          </table:table-cell>
          <table:table-cell office:value-type="string">
            <text:p>Nemertea</text:p>
          </table:table-cell>
          <table:table-cell office:value-type="string">
            <text:p>Onychophora</text:p>
          </table:table-cell>
          <table:table-cell office:value-type="string">
            <text:p>Orthonectida</text:p>
          </table:table-cell>
        </table:table-row>
        <table:table-row table:style-name="ro2">
          <table:table-cell table:number-columns-repeated="2"/>
          <table:table-cell office:value-type="string">
            <text:p>Phoronida</text:p>
          </table:table-cell>
          <table:table-cell office:value-type="string">
            <text:p>Placozoa</text:p>
          </table:table-cell>
          <table:table-cell office:value-type="string">
            <text:p>Platyhelminthes</text:p>
          </table:table-cell>
          <table:table-cell office:value-type="string">
            <text:p>Porifera</text:p>
          </table:table-cell>
          <table:table-cell office:value-type="string">
            <text:p>Priapulida</text:p>
          </table:table-cell>
        </table:table-row>
        <table:table-row table:style-name="ro2">
          <table:table-cell table:number-columns-repeated="2"/>
          <table:table-cell office:value-type="string">
            <text:p>Rhombozoa</text:p>
          </table:table-cell>
          <table:table-cell office:value-type="string">
            <text:p>Rotifera</text:p>
          </table:table-cell>
          <table:table-cell office:value-type="string">
            <text:p>Sipuncula</text:p>
          </table:table-cell>
          <table:table-cell office:value-type="string">
            <text:p>Tardigrada</text:p>
          </table:table-cell>
          <table:table-cell office:value-type="string">
            <text:p>Xenoturbellida</text:p>
          </table:table-cell>
        </table:table-row>
        <table:table-row table:style-name="ro1">
          <table:table-cell table:formula="of:=[.C$233]" office:value-type="float" office:value="1088443226">
            <text:p>1088443226</text:p>
          </table:table-cell>
          <table:table-cell office:value-type="string">
            <text:p>Q0</text:p>
          </table:table-cell>
          <table:table-cell table:formula="of:=HYPERLINK(&quot;http://dbpedia.org/property/phylum&quot;)" office:value-type="string" office:string-value="http://dbpedia.org/property/phylum">
            <text:p>http://dbpedia.org/property/phylum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phylum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33]" office:value-type="float" office:value="1088443226">
            <text:p>1088443226</text:p>
          </table:table-cell>
          <table:table-cell office:value-type="string">
            <text:p>Q0</text:p>
          </table:table-cell>
          <table:table-cell table:formula="of:=HYPERLINK(&quot;http://dbpedia.org/ontology/phylum&quot;)" office:value-type="string" office:string-value="http://dbpedia.org/ontology/phylum">
            <text:p>http://dbpedia.org/ontology/phylum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phylum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13755943">
            <text:p>213755943</text:p>
          </table:table-cell>
          <table:table-cell office:value-type="string">
            <text:p>animals</text:p>
          </table:table-cell>
          <table:table-cell table:formula="of:=HYPERLINK(&quot;http://en.wikipedia.org/wiki/List_of_North_American_dinosaur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retaceous</text:p>
          </table:table-cell>
          <table:table-cell office:value-type="string">
            <text:p>Jurassic</text:p>
          </table:table-cell>
          <table:table-cell office:value-type="string">
            <text:p>Triassic</text:p>
          </table:table-cell>
          <table:table-cell table:number-columns-repeated="2"/>
        </table:table-row>
        <table:table-row table:style-name="ro1">
          <table:table-cell table:formula="of:=[.C$244]" office:value-type="float" office:value="213755943">
            <text:p>213755943</text:p>
          </table:table-cell>
          <table:table-cell office:value-type="string">
            <text:p>Q0</text:p>
          </table:table-cell>
          <table:table-cell table:formula="of:=HYPERLINK(&quot;http://dbpedia.org/property/period&quot;)" office:value-type="string" office:string-value="http://dbpedia.org/property/period">
            <text:p>http://dbpedia.org/property/period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period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91851157">
            <text:p>991851157</text:p>
          </table:table-cell>
          <table:table-cell office:value-type="string">
            <text:p>basketball players</text:p>
          </table:table-cell>
          <table:table-cell table:formula="of:=HYPERLINK(&quot;http://en.wikipedia.org/wiki/List_of_foreign_NBA_player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rgentina</text:p>
          </table:table-cell>
          <table:table-cell office:value-type="string">
            <text:p>Australia</text:p>
          </table:table-cell>
          <table:table-cell office:value-type="string">
            <text:p>Bahamas</text:p>
          </table:table-cell>
          <table:table-cell office:value-type="string">
            <text:p>Belgium</text:p>
          </table:table-cell>
          <table:table-cell office:value-type="string">
            <text:p>Belize</text:p>
          </table:table-cell>
        </table:table-row>
        <table:table-row table:style-name="ro1">
          <table:table-cell table:number-columns-repeated="2"/>
          <table:table-cell office:value-type="string">
            <text:p>Bosnia and Herzegovina</text:p>
          </table:table-cell>
          <table:table-cell office:value-type="string">
            <text:p>Brazil</text:p>
          </table:table-cell>
          <table:table-cell office:value-type="string">
            <text:p>Bulgaria</text:p>
          </table:table-cell>
          <table:table-cell office:value-type="string">
            <text:p>Cameroon</text:p>
          </table:table-cell>
          <table:table-cell office:value-type="string">
            <text:p>Canada</text:p>
          </table:table-cell>
        </table:table-row>
        <table:table-row table:style-name="ro1">
          <table:table-cell table:number-columns-repeated="2"/>
          <table:table-cell office:value-type="string">
            <text:p>China</text:p>
          </table:table-cell>
          <table:table-cell office:value-type="string">
            <text:p>Croatia</text:p>
          </table:table-cell>
          <table:table-cell office:value-type="string">
            <text:p>Cuba</text:p>
          </table:table-cell>
          <table:table-cell office:value-type="string">
            <text:p>Czech Republic</text:p>
          </table:table-cell>
          <table:table-cell office:value-type="string">
            <text:p>Democratic Republic of the Congo</text:p>
          </table:table-cell>
        </table:table-row>
        <table:table-row table:style-name="ro1">
          <table:table-cell table:number-columns-repeated="2"/>
          <table:table-cell office:value-type="string">
            <text:p>Dominica</text:p>
          </table:table-cell>
          <table:table-cell office:value-type="string">
            <text:p>Dominican Republic</text:p>
          </table:table-cell>
          <table:table-cell office:value-type="string">
            <text:p>Estonia</text:p>
          </table:table-cell>
          <table:table-cell office:value-type="string">
            <text:p>Finland</text:p>
          </table:table-cell>
          <table:table-cell office:value-type="string">
            <text:p>France</text:p>
          </table:table-cell>
        </table:table-row>
        <table:table-row table:style-name="ro1">
          <table:table-cell table:number-columns-repeated="2"/>
          <table:table-cell office:value-type="string">
            <text:p>Gabon</text:p>
          </table:table-cell>
          <table:table-cell office:value-type="string">
            <text:p>Georgia</text:p>
          </table:table-cell>
          <table:table-cell office:value-type="string">
            <text:p>Germany</text:p>
          </table:table-cell>
          <table:table-cell office:value-type="string">
            <text:p>Great Britain  England</text:p>
          </table:table-cell>
          <table:table-cell office:value-type="string">
            <text:p>Great Britain  Scotland</text:p>
          </table:table-cell>
        </table:table-row>
        <table:table-row table:style-name="ro1">
          <table:table-cell table:number-columns-repeated="2"/>
          <table:table-cell office:value-type="string">
            <text:p>Greece</text:p>
          </table:table-cell>
          <table:table-cell office:value-type="string">
            <text:p>Guyana</text:p>
          </table:table-cell>
          <table:table-cell office:value-type="string">
            <text:p>Haiti</text:p>
          </table:table-cell>
          <table:table-cell office:value-type="string">
            <text:p>Hungary</text:p>
          </table:table-cell>
          <table:table-cell office:value-type="string">
            <text:p>Iceland</text:p>
          </table:table-cell>
        </table:table-row>
        <table:table-row table:style-name="ro1">
          <table:table-cell table:number-columns-repeated="2"/>
          <table:table-cell office:value-type="string">
            <text:p>Iran</text:p>
          </table:table-cell>
          <table:table-cell office:value-type="string">
            <text:p>Ireland</text:p>
          </table:table-cell>
          <table:table-cell office:value-type="string">
            <text:p>Israel</text:p>
          </table:table-cell>
          <table:table-cell office:value-type="string">
            <text:p>Italy</text:p>
          </table:table-cell>
          <table:table-cell office:value-type="string">
            <text:p>Jamaica</text:p>
          </table:table-cell>
        </table:table-row>
        <table:table-row table:style-name="ro1">
          <table:table-cell table:number-columns-repeated="2"/>
          <table:table-cell office:value-type="string">
            <text:p>Japan</text:p>
          </table:table-cell>
          <table:table-cell office:value-type="string">
            <text:p>Latvia</text:p>
          </table:table-cell>
          <table:table-cell office:value-type="string">
            <text:p>Lebanon</text:p>
          </table:table-cell>
          <table:table-cell office:value-type="string">
            <text:p>Libya</text:p>
          </table:table-cell>
          <table:table-cell office:value-type="string">
            <text:p>Lithuania</text:p>
          </table:table-cell>
        </table:table-row>
        <table:table-row table:style-name="ro1">
          <table:table-cell table:number-columns-repeated="2"/>
          <table:table-cell office:value-type="string">
            <text:p>Macedonia</text:p>
          </table:table-cell>
          <table:table-cell office:value-type="string">
            <text:p>Mali</text:p>
          </table:table-cell>
          <table:table-cell office:value-type="string">
            <text:p>Mexico</text:p>
          </table:table-cell>
          <table:table-cell office:value-type="string">
            <text:p>Montenegro</text:p>
          </table:table-cell>
          <table:table-cell office:value-type="string">
            <text:p>Netherlands</text:p>
          </table:table-cell>
        </table:table-row>
        <table:table-row table:style-name="ro1">
          <table:table-cell table:number-columns-repeated="2"/>
          <table:table-cell office:value-type="string">
            <text:p>New Zealand</text:p>
          </table:table-cell>
          <table:table-cell office:value-type="string">
            <text:p>Nigeria</text:p>
          </table:table-cell>
          <table:table-cell office:value-type="string">
            <text:p>Norway</text:p>
          </table:table-cell>
          <table:table-cell office:value-type="string">
            <text:p>Panama</text:p>
          </table:table-cell>
          <table:table-cell office:value-type="string">
            <text:p>Poland</text:p>
          </table:table-cell>
        </table:table-row>
        <table:table-row table:style-name="ro1">
          <table:table-cell table:number-columns-repeated="2"/>
          <table:table-cell office:value-type="string">
            <text:p>Puerto Rico</text:p>
          </table:table-cell>
          <table:table-cell office:value-type="string">
            <text:p>Qatar</text:p>
          </table:table-cell>
          <table:table-cell office:value-type="string">
            <text:p>Romania</text:p>
          </table:table-cell>
          <table:table-cell office:value-type="string">
            <text:p>Russia</text:p>
          </table:table-cell>
          <table:table-cell office:value-type="string">
            <text:p>Senegal</text:p>
          </table:table-cell>
        </table:table-row>
        <table:table-row table:style-name="ro1">
          <table:table-cell table:number-columns-repeated="2"/>
          <table:table-cell office:value-type="string">
            <text:p>Serbia</text:p>
          </table:table-cell>
          <table:table-cell office:value-type="string">
            <text:p>Slovakia</text:p>
          </table:table-cell>
          <table:table-cell office:value-type="string">
            <text:p>Slovenia</text:p>
          </table:table-cell>
          <table:table-cell office:value-type="string">
            <text:p>South Korea</text:p>
          </table:table-cell>
          <table:table-cell office:value-type="string">
            <text:p>South Sudan</text:p>
          </table:table-cell>
        </table:table-row>
        <table:table-row table:style-name="ro1">
          <table:table-cell table:number-columns-repeated="2"/>
          <table:table-cell office:value-type="string">
            <text:p>Spain</text:p>
          </table:table-cell>
          <table:table-cell office:value-type="string">
            <text:p>Sudan</text:p>
          </table:table-cell>
          <table:table-cell office:value-type="string">
            <text:p>Sweden</text:p>
          </table:table-cell>
          <table:table-cell office:value-type="string">
            <text:p>Switzerland</text:p>
          </table:table-cell>
          <table:table-cell office:value-type="string">
            <text:p>Tanzania</text:p>
          </table:table-cell>
        </table:table-row>
        <table:table-row table:style-name="ro1">
          <table:table-cell table:number-columns-repeated="2"/>
          <table:table-cell office:value-type="string">
            <text:p>Trinidad and Tobago</text:p>
          </table:table-cell>
          <table:table-cell office:value-type="string">
            <text:p>Turkey</text:p>
          </table:table-cell>
          <table:table-cell office:value-type="string">
            <text:p>Ukraine</text:p>
          </table:table-cell>
          <table:table-cell office:value-type="string">
            <text:p>United States</text:p>
          </table:table-cell>
          <table:table-cell office:value-type="string">
            <text:p>Uruguay</text:p>
          </table:table-cell>
        </table:table-row>
        <table:table-row table:style-name="ro1">
          <table:table-cell table:number-columns-repeated="2"/>
          <table:table-cell office:value-type="string">
            <text:p>U.S. Virgin Islands</text:p>
          </table:table-cell>
          <table:table-cell office:value-type="string">
            <text:p>Venezuela</text:p>
          </table:table-cell>
          <table:table-cell table:number-columns-repeated="3"/>
        </table:table-row>
        <table:table-row table:style-name="ro1">
          <table:table-cell table:formula="of:=[.C$248]" office:value-type="float" office:value="991851157">
            <text:p>991851157</text:p>
          </table:table-cell>
          <table:table-cell office:value-type="string">
            <text:p>Q0</text:p>
          </table:table-cell>
          <table:table-cell table:formula="of:=HYPERLINK(&quot;http://dbpedia.org/property/placeOfBirth&quot;)" office:value-type="string" office:string-value="http://dbpedia.org/property/placeOfBirth">
            <text:p>http://dbpedia.org/property/placeOfBirth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placeOfBirth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48]" office:value-type="float" office:value="991851157">
            <text:p>991851157</text:p>
          </table:table-cell>
          <table:table-cell office:value-type="string">
            <text:p>Q0</text:p>
          </table:table-cell>
          <table:table-cell table:formula="of:=HYPERLINK(&quot;http://dbpedia.org/property/birthPlace&quot;)" office:value-type="string" office:string-value="http://dbpedia.org/property/birthPlace">
            <text:p>http://dbpedia.org/property/birthPlac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birthPlac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48]" office:value-type="float" office:value="991851157">
            <text:p>991851157</text:p>
          </table:table-cell>
          <table:table-cell office:value-type="string">
            <text:p>Q0</text:p>
          </table:table-cell>
          <table:table-cell table:formula="of:=HYPERLINK(&quot;http://dbpedia.org/ontology/birthPlace&quot;)" office:value-type="string" office:string-value="http://dbpedia.org/ontology/birthPlace">
            <text:p>http://dbpedia.org/ontology/birthPlac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birthPlac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48]" office:value-type="float" office:value="991851157">
            <text:p>991851157</text:p>
          </table:table-cell>
          <table:table-cell office:value-type="string">
            <text:p>Q0</text:p>
          </table:table-cell>
          <table:table-cell table:formula="of:=HYPERLINK(&quot;http://dbpedia.org/ontology/nationality&quot;)" office:value-type="string" office:string-value="http://dbpedia.org/ontology/nationality">
            <text:p>http://dbpedia.org/ontology/nationality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nationalit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48]" office:value-type="float" office:value="991851157">
            <text:p>991851157</text:p>
          </table:table-cell>
          <table:table-cell office:value-type="string">
            <text:p>Q0</text:p>
          </table:table-cell>
          <table:table-cell table:formula="of:=HYPERLINK(&quot;http://dbpedia.org/ontology/deathPlace&quot;)" office:value-type="string" office:string-value="http://dbpedia.org/ontology/deathPlace">
            <text:p>http://dbpedia.org/ontology/deathPlac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deathPlac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48]" office:value-type="float" office:value="991851157">
            <text:p>991851157</text:p>
          </table:table-cell>
          <table:table-cell office:value-type="string">
            <text:p>Q0</text:p>
          </table:table-cell>
          <table:table-cell table:formula="of:=HYPERLINK(&quot;http://dbpedia.org/property/nat&quot;)" office:value-type="string" office:string-value="http://dbpedia.org/property/nat">
            <text:p>http://dbpedia.org/property/nat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nat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48]" office:value-type="float" office:value="991851157">
            <text:p>991851157</text:p>
          </table:table-cell>
          <table:table-cell office:value-type="string">
            <text:p>Q0</text:p>
          </table:table-cell>
          <table:table-cell table:formula="of:=HYPERLINK(&quot;http://dbpedia.org/property/nationality&quot;)" office:value-type="string" office:string-value="http://dbpedia.org/property/nationality">
            <text:p>http://dbpedia.org/property/nationality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nationalit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48]" office:value-type="float" office:value="991851157">
            <text:p>991851157</text:p>
          </table:table-cell>
          <table:table-cell office:value-type="string">
            <text:p>Q0</text:p>
          </table:table-cell>
          <table:table-cell table:formula="of:=HYPERLINK(&quot;http://dbpedia.org/ontology/stateOfOrigin&quot;)" office:value-type="string" office:string-value="http://dbpedia.org/ontology/stateOfOrigin">
            <text:p>http://dbpedia.org/ontology/stateOfOrigin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stateOfOrigi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48]" office:value-type="float" office:value="991851157">
            <text:p>991851157</text:p>
          </table:table-cell>
          <table:table-cell office:value-type="string">
            <text:p>Q0</text:p>
          </table:table-cell>
          <table:table-cell table:formula="of:=HYPERLINK(&quot;http://dbpedia.org/property/birthplace&quot;)" office:value-type="string" office:string-value="http://dbpedia.org/property/birthplace">
            <text:p>http://dbpedia.org/property/birthplac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birthplac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300152499">
            <text:p>1300152499</text:p>
          </table:table-cell>
          <table:table-cell office:value-type="string">
            <text:p>basketball players</text:p>
          </table:table-cell>
          <table:table-cell table:formula="of:=HYPERLINK(&quot;http://en.wikipedia.org/wiki/50_Greatest_Players_in_NBA_History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enter</text:p>
          </table:table-cell>
          <table:table-cell office:value-type="string">
            <text:p>Center/Forward</text:p>
          </table:table-cell>
          <table:table-cell office:value-type="string">
            <text:p>Forward</text:p>
          </table:table-cell>
          <table:table-cell office:value-type="string">
            <text:p>Forward/Center</text:p>
          </table:table-cell>
          <table:table-cell office:value-type="string">
            <text:p>Forward/Guard</text:p>
          </table:table-cell>
        </table:table-row>
        <table:table-row table:style-name="ro1">
          <table:table-cell table:number-columns-repeated="2"/>
          <table:table-cell office:value-type="string">
            <text:p>Guard</text:p>
          </table:table-cell>
          <table:table-cell office:value-type="string">
            <text:p>Guard/Forward</text:p>
          </table:table-cell>
          <table:table-cell table:number-columns-repeated="3"/>
        </table:table-row>
        <table:table-row table:style-name="ro1">
          <table:table-cell table:formula="of:=[.C$274]" office:value-type="float" office:value="1300152499">
            <text:p>1300152499</text:p>
          </table:table-cell>
          <table:table-cell office:value-type="string">
            <text:p>Q0</text:p>
          </table:table-cell>
          <table:table-cell table:formula="of:=HYPERLINK(&quot;http://dbpedia.org/property/pos&quot;)" office:value-type="string" office:string-value="http://dbpedia.org/property/pos">
            <text:p>http://dbpedia.org/property/pos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po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74]" office:value-type="float" office:value="1300152499">
            <text:p>1300152499</text:p>
          </table:table-cell>
          <table:table-cell office:value-type="string">
            <text:p>Q0</text:p>
          </table:table-cell>
          <table:table-cell table:formula="of:=HYPERLINK(&quot;http://dbpedia.org/ontology/position&quot;)" office:value-type="string" office:string-value="http://dbpedia.org/ontology/position">
            <text:p>http://dbpedia.org/ontology/position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positio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74]" office:value-type="float" office:value="1300152499">
            <text:p>1300152499</text:p>
          </table:table-cell>
          <table:table-cell office:value-type="string">
            <text:p>Q0</text:p>
          </table:table-cell>
          <table:table-cell table:formula="of:=HYPERLINK(&quot;http://dbpedia.org/property/position&quot;)" office:value-type="string" office:string-value="http://dbpedia.org/property/position">
            <text:p>http://dbpedia.org/property/position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positio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74]" office:value-type="float" office:value="1300152499">
            <text:p>1300152499</text:p>
          </table:table-cell>
          <table:table-cell office:value-type="string">
            <text:p>Q0</text:p>
          </table:table-cell>
          <table:table-cell table:formula="of:=HYPERLINK(&quot;http://dbpedia.org/property/playerPositions&quot;)" office:value-type="string" office:string-value="http://dbpedia.org/property/playerPositions">
            <text:p>http://dbpedia.org/property/playerPosition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playerPosition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74]" office:value-type="float" office:value="1300152499">
            <text:p>1300152499</text:p>
          </table:table-cell>
          <table:table-cell office:value-type="string">
            <text:p>Q0</text:p>
          </table:table-cell>
          <table:table-cell table:formula="of:=HYPERLINK(&quot;http://dbpedia.org/property/playerPosition&quot;)" office:value-type="string" office:string-value="http://dbpedia.org/property/playerPosition">
            <text:p>http://dbpedia.org/property/playerPosition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playerPositio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74]" office:value-type="float" office:value="1300152499">
            <text:p>1300152499</text:p>
          </table:table-cell>
          <table:table-cell office:value-type="string">
            <text:p>Q0</text:p>
          </table:table-cell>
          <table:table-cell table:formula="of:=HYPERLINK(&quot;http://dbpedia.org/property/currentPosition&quot;)" office:value-type="string" office:string-value="http://dbpedia.org/property/currentPosition">
            <text:p>http://dbpedia.org/property/currentPosition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currentPositio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748406375">
            <text:p>748406375</text:p>
          </table:table-cell>
          <table:table-cell office:value-type="string">
            <text:p>basketball players</text:p>
          </table:table-cell>
          <table:table-cell table:formula="of:=HYPERLINK(&quot;http://en.wikipedia.org/wiki/50_Greatest_Players_in_NBA_History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tlanta Hawks </text:p>
          </table:table-cell>
          <table:table-cell office:value-type="string">
            <text:p>Baltimore</text:p>
          </table:table-cell>
          <table:table-cell office:value-type="string">
            <text:p>Baltimore Bullets </text:p>
          </table:table-cell>
          <table:table-cell office:value-type="string">
            <text:p>Boston Celtics </text:p>
          </table:table-cell>
          <table:table-cell office:value-type="string">
            <text:p>Buffalo Braves </text:p>
          </table:table-cell>
        </table:table-row>
        <table:table-row table:style-name="ro1">
          <table:table-cell table:number-columns-repeated="2"/>
          <table:table-cell office:value-type="string">
            <text:p>Capital</text:p>
          </table:table-cell>
          <table:table-cell office:value-type="string">
            <text:p>Charlotte Hornets </text:p>
          </table:table-cell>
          <table:table-cell office:value-type="string">
            <text:p>Chicago Bulls </text:p>
          </table:table-cell>
          <table:table-cell office:value-type="string">
            <text:p>Cincinnati Royals</text:p>
          </table:table-cell>
          <table:table-cell office:value-type="string">
            <text:p>Cincinnati Royals </text:p>
          </table:table-cell>
        </table:table-row>
        <table:table-row table:style-name="ro1">
          <table:table-cell table:number-columns-repeated="2"/>
          <table:table-cell office:value-type="string">
            <text:p>Cleveland Cavaliers </text:p>
          </table:table-cell>
          <table:table-cell office:value-type="string">
            <text:p>Detroit Pistons </text:p>
          </table:table-cell>
          <table:table-cell office:value-type="string">
            <text:p>Golden State Warriors </text:p>
          </table:table-cell>
          <table:table-cell office:value-type="string">
            <text:p>Houston Rockets </text:p>
          </table:table-cell>
          <table:table-cell office:value-type="string">
            <text:p>Kansas City Kings </text:p>
          </table:table-cell>
        </table:table-row>
        <table:table-row table:style-name="ro2">
          <table:table-cell table:number-columns-repeated="2"/>
          <table:table-cell office:value-type="string">
            <text:p>Kansas City-Omaha</text:p>
          </table:table-cell>
          <table:table-cell office:value-type="string">
            <text:p>Los Angeles Clippers </text:p>
          </table:table-cell>
          <table:table-cell office:value-type="string">
            <text:p>Los Angeles Lakers </text:p>
          </table:table-cell>
          <table:table-cell office:value-type="string">
            <text:p>Miami Heat </text:p>
          </table:table-cell>
          <table:table-cell office:value-type="string">
            <text:p>Milwaukee</text:p>
          </table:table-cell>
        </table:table-row>
        <table:table-row table:style-name="ro2">
          <table:table-cell table:number-columns-repeated="2"/>
          <table:table-cell office:value-type="string">
            <text:p>Milwaukee Bucks </text:p>
          </table:table-cell>
          <table:table-cell office:value-type="string">
            <text:p>Minneapolis</text:p>
          </table:table-cell>
          <table:table-cell office:value-type="string">
            <text:p>Minneapolis Lakers </text:p>
          </table:table-cell>
          <table:table-cell office:value-type="string">
            <text:p>New Orleans</text:p>
          </table:table-cell>
          <table:table-cell office:value-type="string">
            <text:p>New York Knicks </text:p>
          </table:table-cell>
        </table:table-row>
        <table:table-row table:style-name="ro1">
          <table:table-cell table:number-columns-repeated="2"/>
          <table:table-cell office:value-type="string">
            <text:p>New York Nets </text:p>
          </table:table-cell>
          <table:table-cell office:value-type="string">
            <text:p>Orlando Magic </text:p>
          </table:table-cell>
          <table:table-cell office:value-type="string">
            <text:p>Philadelphia</text:p>
          </table:table-cell>
          <table:table-cell office:value-type="string">
            <text:p>Philadelphia 76ers </text:p>
          </table:table-cell>
          <table:table-cell office:value-type="string">
            <text:p>Philadelphia Warriors </text:p>
          </table:table-cell>
        </table:table-row>
        <table:table-row table:style-name="ro1">
          <table:table-cell table:number-columns-repeated="2"/>
          <table:table-cell office:value-type="string">
            <text:p>Phoenix Suns </text:p>
          </table:table-cell>
          <table:table-cell office:value-type="string">
            <text:p>Portland Trail Blazers </text:p>
          </table:table-cell>
          <table:table-cell office:value-type="string">
            <text:p>San Antonio Spurs </text:p>
          </table:table-cell>
          <table:table-cell office:value-type="string">
            <text:p>San Diego</text:p>
          </table:table-cell>
          <table:table-cell office:value-type="string">
            <text:p>San Francisco</text:p>
          </table:table-cell>
        </table:table-row>
        <table:table-row table:style-name="ro2">
          <table:table-cell table:number-columns-repeated="2"/>
          <table:table-cell office:value-type="string">
            <text:p>San Francisco Warriors </text:p>
          </table:table-cell>
          <table:table-cell office:value-type="string">
            <text:p>Seattle SuperSonics </text:p>
          </table:table-cell>
          <table:table-cell office:value-type="string">
            <text:p>St. Louis Hawks </text:p>
          </table:table-cell>
          <table:table-cell office:value-type="string">
            <text:p>Syracuse Nationals</text:p>
          </table:table-cell>
          <table:table-cell office:value-type="string">
            <text:p>Toronto Raptors </text:p>
          </table:table-cell>
        </table:table-row>
        <table:table-row table:style-name="ro1">
          <table:table-cell table:number-columns-repeated="2"/>
          <table:table-cell office:value-type="string">
            <text:p>Utah Jazz </text:p>
          </table:table-cell>
          <table:table-cell office:value-type="string">
            <text:p>Washington Bullets </text:p>
          </table:table-cell>
          <table:table-cell office:value-type="string">
            <text:p>Washington Capitols </text:p>
          </table:table-cell>
          <table:table-cell office:value-type="string">
            <text:p>Washington Wizards </text:p>
          </table:table-cell>
          <table:table-cell/>
        </table:table-row>
        <table:table-row table:style-name="ro1">
          <table:table-cell table:formula="of:=[.C$284]" office:value-type="float" office:value="748406375">
            <text:p>748406375</text:p>
          </table:table-cell>
          <table:table-cell office:value-type="string">
            <text:p>Q0</text:p>
          </table:table-cell>
          <table:table-cell table:formula="of:=HYPERLINK(&quot;http://dbpedia.org/property/team&quot;)" office:value-type="string" office:string-value="http://dbpedia.org/property/team">
            <text:p>http://dbpedia.org/property/team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team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84]" office:value-type="float" office:value="748406375">
            <text:p>748406375</text:p>
          </table:table-cell>
          <table:table-cell office:value-type="string">
            <text:p>Q0</text:p>
          </table:table-cell>
          <table:table-cell table:formula="of:=HYPERLINK(&quot;http://dbpedia.org/property/teams&quot;)" office:value-type="string" office:string-value="http://dbpedia.org/property/teams">
            <text:p>http://dbpedia.org/property/teams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team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84]" office:value-type="float" office:value="748406375">
            <text:p>748406375</text:p>
          </table:table-cell>
          <table:table-cell office:value-type="string">
            <text:p>Q0</text:p>
          </table:table-cell>
          <table:table-cell table:formula="of:=HYPERLINK(&quot;http://dbpedia.org/property/cteam&quot;)" office:value-type="string" office:string-value="http://dbpedia.org/property/cteam">
            <text:p>http://dbpedia.org/property/cteam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cteam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84]" office:value-type="float" office:value="748406375">
            <text:p>748406375</text:p>
          </table:table-cell>
          <table:table-cell office:value-type="string">
            <text:p>Q0</text:p>
          </table:table-cell>
          <table:table-cell table:formula="of:=HYPERLINK(&quot;http://dbpedia.org/property/draftTeam&quot;)" office:value-type="string" office:string-value="http://dbpedia.org/property/draftTeam">
            <text:p>http://dbpedia.org/property/draftTeam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draftTeam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84]" office:value-type="float" office:value="748406375">
            <text:p>748406375</text:p>
          </table:table-cell>
          <table:table-cell office:value-type="string">
            <text:p>Q0</text:p>
          </table:table-cell>
          <table:table-cell table:formula="of:=HYPERLINK(&quot;http://dbpedia.org/ontology/draftTeam&quot;)" office:value-type="string" office:string-value="http://dbpedia.org/ontology/draftTeam">
            <text:p>http://dbpedia.org/ontology/draftTeam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draftTeam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84]" office:value-type="float" office:value="748406375">
            <text:p>748406375</text:p>
          </table:table-cell>
          <table:table-cell office:value-type="string">
            <text:p>Q0</text:p>
          </table:table-cell>
          <table:table-cell table:formula="of:=HYPERLINK(&quot;http://dbpedia.org/ontology/formerTeam&quot;)" office:value-type="string" office:string-value="http://dbpedia.org/ontology/formerTeam">
            <text:p>http://dbpedia.org/ontology/formerTeam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formerTeam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84]" office:value-type="float" office:value="748406375">
            <text:p>748406375</text:p>
          </table:table-cell>
          <table:table-cell office:value-type="string">
            <text:p>Q0</text:p>
          </table:table-cell>
          <table:table-cell table:formula="of:=HYPERLINK(&quot;http://dbpedia.org/ontology/team&quot;)" office:value-type="string" office:string-value="http://dbpedia.org/ontology/team">
            <text:p>http://dbpedia.org/ontology/team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team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84]" office:value-type="float" office:value="748406375">
            <text:p>748406375</text:p>
          </table:table-cell>
          <table:table-cell office:value-type="string">
            <text:p>Q0</text:p>
          </table:table-cell>
          <table:table-cell table:formula="of:=HYPERLINK(&quot;http://dbpedia.org/property/playerTeams&quot;)" office:value-type="string" office:string-value="http://dbpedia.org/property/playerTeams">
            <text:p>http://dbpedia.org/property/playerTeam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playerTeam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84]" office:value-type="float" office:value="748406375">
            <text:p>748406375</text:p>
          </table:table-cell>
          <table:table-cell office:value-type="string">
            <text:p>Q0</text:p>
          </table:table-cell>
          <table:table-cell table:formula="of:=HYPERLINK(&quot;http://dbpedia.org/property/draftteam&quot;)" office:value-type="string" office:string-value="http://dbpedia.org/property/draftteam">
            <text:p>http://dbpedia.org/property/draftteam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draftteam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284]" office:value-type="float" office:value="748406375">
            <text:p>748406375</text:p>
          </table:table-cell>
          <table:table-cell office:value-type="string">
            <text:p>Q0</text:p>
          </table:table-cell>
          <table:table-cell table:formula="of:=HYPERLINK(&quot;http://dbpedia.org/property/playingTeams&quot;)" office:value-type="string" office:string-value="http://dbpedia.org/property/playingTeams">
            <text:p>http://dbpedia.org/property/playingTeam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playingTeam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058967988">
            <text:p>1058967988</text:p>
          </table:table-cell>
          <table:table-cell office:value-type="string">
            <text:p>basketball players</text:p>
          </table:table-cell>
          <table:table-cell table:formula="of:=HYPERLINK(&quot;http://en.wikipedia.org/wiki/List_of_foreign_NBA_player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ustralia</text:p>
          </table:table-cell>
          <table:table-cell office:value-type="string">
            <text:p>Belgium</text:p>
          </table:table-cell>
          <table:table-cell office:value-type="string">
            <text:p>Democratic Republic of the Congo</text:p>
          </table:table-cell>
          <table:table-cell office:value-type="string">
            <text:p>Denmark</text:p>
          </table:table-cell>
          <table:table-cell office:value-type="string">
            <text:p>France</text:p>
          </table:table-cell>
        </table:table-row>
        <table:table-row table:style-name="ro1">
          <table:table-cell table:number-columns-repeated="2"/>
          <table:table-cell office:value-type="string">
            <text:p>Great Britain  England</text:p>
          </table:table-cell>
          <table:table-cell office:value-type="string">
            <text:p>Haiti</text:p>
          </table:table-cell>
          <table:table-cell office:value-type="string">
            <text:p>Italy</text:p>
          </table:table-cell>
          <table:table-cell office:value-type="string">
            <text:p>Jamaica</text:p>
          </table:table-cell>
          <table:table-cell office:value-type="string">
            <text:p>Lebanon</text:p>
          </table:table-cell>
        </table:table-row>
        <table:table-row table:style-name="ro2">
          <table:table-cell table:number-columns-repeated="2"/>
          <table:table-cell office:value-type="string">
            <text:p>Luxembourg</text:p>
          </table:table-cell>
          <table:table-cell office:value-type="string">
            <text:p>Manchukuo</text:p>
          </table:table-cell>
          <table:table-cell office:value-type="string">
            <text:p>Morocco</text:p>
          </table:table-cell>
          <table:table-cell office:value-type="string">
            <text:p>Netherlands</text:p>
          </table:table-cell>
          <table:table-cell office:value-type="string">
            <text:p>New Zealand</text:p>
          </table:table-cell>
        </table:table-row>
        <table:table-row table:style-name="ro1">
          <table:table-cell table:number-columns-repeated="2"/>
          <table:table-cell office:value-type="string">
            <text:p>Nigeria</text:p>
          </table:table-cell>
          <table:table-cell office:value-type="string">
            <text:p>Panama</text:p>
          </table:table-cell>
          <table:table-cell office:value-type="string">
            <text:p>Republic of China</text:p>
          </table:table-cell>
          <table:table-cell office:value-type="string">
            <text:p>Republic of the Congo</text:p>
          </table:table-cell>
          <table:table-cell office:value-type="string">
            <text:p>Romania</text:p>
          </table:table-cell>
        </table:table-row>
        <table:table-row table:style-name="ro1">
          <table:table-cell table:number-columns-repeated="2"/>
          <table:table-cell office:value-type="string">
            <text:p>Saint Vincent and the Grenadines</text:p>
          </table:table-cell>
          <table:table-cell office:value-type="string">
            <text:p>South Africa</text:p>
          </table:table-cell>
          <table:table-cell office:value-type="string">
            <text:p>Soviet Union</text:p>
          </table:table-cell>
          <table:table-cell office:value-type="string">
            <text:p>Spain</text:p>
          </table:table-cell>
          <table:table-cell office:value-type="string">
            <text:p>Sudan (now  South Sudan)</text:p>
          </table:table-cell>
        </table:table-row>
        <table:table-row table:style-name="ro1">
          <table:table-cell table:number-columns-repeated="2"/>
          <table:table-cell office:value-type="string">
            <text:p>Sweden</text:p>
          </table:table-cell>
          <table:table-cell office:value-type="string">
            <text:p>Switzerland</text:p>
          </table:table-cell>
          <table:table-cell office:value-type="string">
            <text:p>Trinidad and Tobago</text:p>
          </table:table-cell>
          <table:table-cell office:value-type="string">
            <text:p>United States</text:p>
          </table:table-cell>
          <table:table-cell office:value-type="string">
            <text:p>U.S. Virgin Islands</text:p>
          </table:table-cell>
        </table:table-row>
        <table:table-row table:style-name="ro2">
          <table:table-cell table:number-columns-repeated="2"/>
          <table:table-cell office:value-type="string">
            <text:p>Weimar Republic</text:p>
          </table:table-cell>
          <table:table-cell office:value-type="string">
            <text:p>West Germany</text:p>
          </table:table-cell>
          <table:table-cell table:number-columns-repeated="3"/>
        </table:table-row>
        <table:table-row table:style-name="ro1">
          <table:table-cell table:formula="of:=[.C$305]" office:value-type="float" office:value="1058967988">
            <text:p>1058967988</text:p>
          </table:table-cell>
          <table:table-cell office:value-type="string">
            <text:p>Q0</text:p>
          </table:table-cell>
          <table:table-cell table:formula="of:=HYPERLINK(&quot;http://dbpedia.org/property/birthPlace&quot;)" office:value-type="string" office:string-value="http://dbpedia.org/property/birthPlace">
            <text:p>http://dbpedia.org/property/birthPlac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birthPlac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05]" office:value-type="float" office:value="1058967988">
            <text:p>1058967988</text:p>
          </table:table-cell>
          <table:table-cell office:value-type="string">
            <text:p>Q0</text:p>
          </table:table-cell>
          <table:table-cell table:formula="of:=HYPERLINK(&quot;http://dbpedia.org/ontology/birthPlace&quot;)" office:value-type="string" office:string-value="http://dbpedia.org/ontology/birthPlace">
            <text:p>http://dbpedia.org/ontology/birthPlac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birthPlac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05]" office:value-type="float" office:value="1058967988">
            <text:p>1058967988</text:p>
          </table:table-cell>
          <table:table-cell office:value-type="string">
            <text:p>Q0</text:p>
          </table:table-cell>
          <table:table-cell table:formula="of:=HYPERLINK(&quot;http://dbpedia.org/property/placeOfBirth&quot;)" office:value-type="string" office:string-value="http://dbpedia.org/property/placeOfBirth">
            <text:p>http://dbpedia.org/property/placeOfBirth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placeOfBirth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05]" office:value-type="float" office:value="1058967988">
            <text:p>1058967988</text:p>
          </table:table-cell>
          <table:table-cell office:value-type="string">
            <text:p>Q0</text:p>
          </table:table-cell>
          <table:table-cell table:formula="of:=HYPERLINK(&quot;http://dbpedia.org/property/country&quot;)" office:value-type="string" office:string-value="http://dbpedia.org/property/country">
            <text:p>http://dbpedia.org/property/countr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countr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05]" office:value-type="float" office:value="1058967988">
            <text:p>1058967988</text:p>
          </table:table-cell>
          <table:table-cell office:value-type="string">
            <text:p>Q0</text:p>
          </table:table-cell>
          <table:table-cell table:formula="of:=HYPERLINK(&quot;http://dbpedia.org/property/placeOfDeath&quot;)" office:value-type="string" office:string-value="http://dbpedia.org/property/placeOfDeath">
            <text:p>http://dbpedia.org/property/placeOfDeath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placeOfDeath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05]" office:value-type="float" office:value="1058967988">
            <text:p>1058967988</text:p>
          </table:table-cell>
          <table:table-cell office:value-type="string">
            <text:p>Q0</text:p>
          </table:table-cell>
          <table:table-cell table:formula="of:=HYPERLINK(&quot;http://dbpedia.org/property/deathPlace&quot;)" office:value-type="string" office:string-value="http://dbpedia.org/property/deathPlace">
            <text:p>http://dbpedia.org/property/deathPlac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deathPlac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05]" office:value-type="float" office:value="1058967988">
            <text:p>1058967988</text:p>
          </table:table-cell>
          <table:table-cell office:value-type="string">
            <text:p>Q0</text:p>
          </table:table-cell>
          <table:table-cell table:formula="of:=HYPERLINK(&quot;http://dbpedia.org/ontology/country&quot;)" office:value-type="string" office:string-value="http://dbpedia.org/ontology/country">
            <text:p>http://dbpedia.org/ontology/countr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countr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05]" office:value-type="float" office:value="1058967988">
            <text:p>1058967988</text:p>
          </table:table-cell>
          <table:table-cell office:value-type="string">
            <text:p>Q0</text:p>
          </table:table-cell>
          <table:table-cell table:formula="of:=HYPERLINK(&quot;http://dbpedia.org/ontology/stateOfOrigin&quot;)" office:value-type="string" office:string-value="http://dbpedia.org/ontology/stateOfOrigin">
            <text:p>http://dbpedia.org/ontology/stateOfOrigin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stateOfOrigi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704436051">
            <text:p>704436051</text:p>
          </table:table-cell>
          <table:table-cell office:value-type="string">
            <text:p>books</text:p>
          </table:table-cell>
          <table:table-cell table:formula="of:=HYPERLINK(&quot;http://en.wikipedia.org/wiki/List_of_books_written_by_CEO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ossidy, Larry</text:p>
          </table:table-cell>
          <table:table-cell office:value-type="string">
            <text:p>Dell, Michael</text:p>
          </table:table-cell>
          <table:table-cell office:value-type="string">
            <text:p>Eisner, Michael</text:p>
          </table:table-cell>
          <table:table-cell office:value-type="string">
            <text:p>Gates, Bill</text:p>
          </table:table-cell>
          <table:table-cell office:value-type="string">
            <text:p>Grove, Andrew</text:p>
          </table:table-cell>
        </table:table-row>
        <table:table-row table:style-name="ro2">
          <table:table-cell table:number-columns-repeated="2"/>
          <table:table-cell office:value-type="string">
            <text:p>Iacocca, Lee</text:p>
          </table:table-cell>
          <table:table-cell office:value-type="string">
            <text:p>Kroc, Ray</text:p>
          </table:table-cell>
          <table:table-cell office:value-type="string">
            <text:p>Monaghan, Tom</text:p>
          </table:table-cell>
          <table:table-cell office:value-type="string">
            <text:p>Packard, David</text:p>
          </table:table-cell>
          <table:table-cell office:value-type="string">
            <text:p>R. M. Lala</text:p>
          </table:table-cell>
        </table:table-row>
        <table:table-row table:style-name="ro1">
          <table:table-cell table:number-columns-repeated="2"/>
          <table:table-cell office:value-type="string">
            <text:p>Rodgers, TJ</text:p>
          </table:table-cell>
          <table:table-cell office:value-type="string">
            <text:p>Rosenberg, William</text:p>
          </table:table-cell>
          <table:table-cell office:value-type="string">
            <text:p>Schultz, Howard</text:p>
          </table:table-cell>
          <table:table-cell office:value-type="string">
            <text:p>Sloan, Alfred</text:p>
          </table:table-cell>
          <table:table-cell office:value-type="string">
            <text:p>Stewart, Martha</text:p>
          </table:table-cell>
        </table:table-row>
        <table:table-row table:style-name="ro2">
          <table:table-cell table:number-columns-repeated="2"/>
          <table:table-cell office:value-type="string">
            <text:p>Thomas, Dave</text:p>
          </table:table-cell>
          <table:table-cell office:value-type="string">
            <text:p>Walton, Sam</text:p>
          </table:table-cell>
          <table:table-cell office:value-type="string">
            <text:p>Watson, Jr., Thomas J.</text:p>
          </table:table-cell>
          <table:table-cell office:value-type="string">
            <text:p>Welch, Jack</text:p>
          </table:table-cell>
          <table:table-cell/>
        </table:table-row>
        <table:table-row table:style-name="ro1">
          <table:table-cell table:formula="of:=[.C$322]" office:value-type="float" office:value="704436051">
            <text:p>704436051</text:p>
          </table:table-cell>
          <table:table-cell office:value-type="string">
            <text:p>Q0</text:p>
          </table:table-cell>
          <table:table-cell table:formula="of:=HYPERLINK(&quot;http://dbpedia.org/ontology/author&quot;)" office:value-type="string" office:string-value="http://dbpedia.org/ontology/author">
            <text:p>http://dbpedia.org/ontology/autho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autho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22]" office:value-type="float" office:value="704436051">
            <text:p>704436051</text:p>
          </table:table-cell>
          <table:table-cell office:value-type="string">
            <text:p>Q0</text:p>
          </table:table-cell>
          <table:table-cell table:formula="of:=HYPERLINK(&quot;http://dbpedia.org/property/author&quot;)" office:value-type="string" office:string-value="http://dbpedia.org/property/author">
            <text:p>http://dbpedia.org/property/autho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autho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44307158">
            <text:p>244307158</text:p>
          </table:table-cell>
          <table:table-cell office:value-type="string">
            <text:p>books</text:p>
          </table:table-cell>
          <table:table-cell table:formula="of:=HYPERLINK(&quot;http://en.wikipedia.org/wiki/List_of_best-selling_book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4">
            <text:p>1754</text:p>
          </table:table-cell>
          <table:table-cell office:value-type="float" office:value="1859">
            <text:p>1859</text:p>
          </table:table-cell>
          <table:table-cell office:value-type="float" office:value="1869">
            <text:p>1869</text:p>
          </table:table-cell>
          <table:table-cell office:value-type="float" office:value="1877">
            <text:p>1877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table:number-columns-repeated="2"/>
          <table:table-cell office:value-type="float" office:value="1881">
            <text:p>1881</text:p>
          </table:table-cell>
          <table:table-cell office:value-type="float" office:value="1887">
            <text:p>1887</text:p>
          </table:table-cell>
          <table:table-cell office:value-type="float" office:value="1892">
            <text:p>1892</text:p>
          </table:table-cell>
          <table:table-cell office:value-type="float" office:value="1896">
            <text:p>1896</text:p>
          </table:table-cell>
          <table:table-cell office:value-type="float" office:value="1899">
            <text:p>1899</text:p>
          </table:table-cell>
        </table:table-row>
        <table:table-row table:style-name="ro1">
          <table:table-cell table:number-columns-repeated="2"/>
          <table:table-cell office:value-type="float" office:value="1902">
            <text:p>1902</text:p>
          </table:table-cell>
          <table:table-cell office:value-type="float" office:value="1908">
            <text:p>1908</text:p>
          </table:table-cell>
          <table:table-cell office:value-type="float" office:value="1932">
            <text:p>1932</text:p>
          </table:table-cell>
          <table:table-cell office:value-type="float" office:value="1936">
            <text:p>1936</text:p>
          </table:table-cell>
          <table:table-cell office:value-type="float" office:value="1937">
            <text:p>1937</text:p>
          </table:table-cell>
        </table:table-row>
        <table:table-row table:style-name="ro1">
          <table:table-cell table:number-columns-repeated="2"/>
          <table:table-cell office:value-type="float" office:value="1939">
            <text:p>1939</text:p>
          </table:table-cell>
          <table:table-cell office:value-type="float" office:value="1943">
            <text:p>1943</text:p>
          </table:table-cell>
          <table:table-cell office:value-type="float" office:value="1946">
            <text:p>1946</text:p>
          </table:table-cell>
          <table:table-cell office:value-type="float" office:value="1947">
            <text:p>1947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table:number-columns-repeated="2"/>
          <table:table-cell office:value-type="float" office:value="1951">
            <text:p>1951</text:p>
          </table:table-cell>
          <table:table-cell office:value-type="float" office:value="1952">
            <text:p>1952</text:p>
          </table:table-cell>
          <table:table-cell office:value-type="float" office:value="1954">
            <text:p>1954</text:p>
          </table:table-cell>
          <table:table-cell office:value-type="float" office:value="1955">
            <text:p>1955</text:p>
          </table:table-cell>
          <table:table-cell office:value-type="float" office:value="1960">
            <text:p>1960</text:p>
          </table:table-cell>
        </table:table-row>
        <table:table-row table:style-name="ro1">
          <table:table-cell table:number-columns-repeated="2"/>
          <table:table-cell office:value-type="float" office:value="1966">
            <text:p>1966</text:p>
          </table:table-cell>
          <table:table-cell office:value-type="float" office:value="1967">
            <text:p>1967</text:p>
          </table:table-cell>
          <table:table-cell office:value-type="float" office:value="1969">
            <text:p>1969</text:p>
          </table:table-cell>
          <table:table-cell office:value-type="float" office:value="1970">
            <text:p>1970</text:p>
          </table:table-cell>
          <table:table-cell office:value-type="float" office:value="1972">
            <text:p>1972</text:p>
          </table:table-cell>
        </table:table-row>
        <table:table-row table:style-name="ro1">
          <table:table-cell table:number-columns-repeated="2"/>
          <table:table-cell office:value-type="float" office:value="1975">
            <text:p>1975</text:p>
          </table:table-cell>
          <table:table-cell office:value-type="float" office:value="1976">
            <text:p>1976</text:p>
          </table:table-cell>
          <table:table-cell office:value-type="float" office:value="1977">
            <text:p>1977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table:number-columns-repeated="2"/>
          <table:table-cell office:value-type="float" office:value="1984">
            <text:p>1984</text:p>
          </table:table-cell>
          <table:table-cell office:value-type="float" office:value="1988">
            <text:p>1988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office:value-type="float" office:value="1997">
            <text:p>1997</text:p>
          </table:table-cell>
        </table:table-row>
        <table:table-row table:style-name="ro1">
          <table:table-cell table:number-columns-repeated="2"/>
          <table:table-cell office:value-type="float" office:value="1998">
            <text:p>1998</text:p>
          </table:table-cell>
          <table:table-cell office:value-type="float" office:value="2000">
            <text:p>2000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table:number-columns-repeated="2"/>
          <table:table-cell office:value-type="float" office:value="2007">
            <text:p>2007</text:p>
          </table:table-cell>
          <table:table-cell table:number-columns-repeated="4"/>
        </table:table-row>
        <table:table-row table:style-name="ro1">
          <table:table-cell table:formula="of:=[.C$330]" office:value-type="float" office:value="244307158">
            <text:p>244307158</text:p>
          </table:table-cell>
          <table:table-cell office:value-type="string">
            <text:p>Q0</text:p>
          </table:table-cell>
          <table:table-cell table:formula="of:=HYPERLINK(&quot;http://dbpedia.org/property/releaseDate&quot;)" office:value-type="string" office:string-value="http://dbpedia.org/property/releaseDate">
            <text:p>http://dbpedia.org/property/releaseDat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release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30]" office:value-type="float" office:value="244307158">
            <text:p>244307158</text:p>
          </table:table-cell>
          <table:table-cell office:value-type="string">
            <text:p>Q0</text:p>
          </table:table-cell>
          <table:table-cell table:formula="of:=HYPERLINK(&quot;http://dbpedia.org/property/pubDate&quot;)" office:value-type="string" office:string-value="http://dbpedia.org/property/pubDate">
            <text:p>http://dbpedia.org/property/pubDat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pub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30]" office:value-type="float" office:value="244307158">
            <text:p>244307158</text:p>
          </table:table-cell>
          <table:table-cell office:value-type="string">
            <text:p>Q0</text:p>
          </table:table-cell>
          <table:table-cell table:formula="of:=HYPERLINK(&quot;http://dbpedia.org/property/englishPubDate&quot;)" office:value-type="string" office:string-value="http://dbpedia.org/property/englishPubDate">
            <text:p>http://dbpedia.org/property/englishPub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englishPub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30]" office:value-type="float" office:value="244307158">
            <text:p>244307158</text:p>
          </table:table-cell>
          <table:table-cell office:value-type="string">
            <text:p>Q0</text:p>
          </table:table-cell>
          <table:table-cell table:formula="of:=HYPERLINK(&quot;http://dbpedia.org/property/englishReleaseDate&quot;)" office:value-type="string" office:string-value="http://dbpedia.org/property/englishReleaseDate">
            <text:p>http://dbpedia.org/property/englishRelease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englishRelease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30]" office:value-type="float" office:value="244307158">
            <text:p>244307158</text:p>
          </table:table-cell>
          <table:table-cell office:value-type="string">
            <text:p>Q0</text:p>
          </table:table-cell>
          <table:table-cell table:formula="of:=HYPERLINK(&quot;http://dbpedia.org/ontology/publicationDate&quot;)" office:value-type="string" office:string-value="http://dbpedia.org/ontology/publicationDate">
            <text:p>http://dbpedia.org/ontology/publicationDat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publication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30]" office:value-type="float" office:value="244307158">
            <text:p>244307158</text:p>
          </table:table-cell>
          <table:table-cell office:value-type="string">
            <text:p>Q0</text:p>
          </table:table-cell>
          <table:table-cell table:formula="of:=HYPERLINK(&quot;http://dbpedia.org/property/released&quot;)" office:value-type="string" office:string-value="http://dbpedia.org/property/released">
            <text:p>http://dbpedia.org/property/released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released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30]" office:value-type="float" office:value="244307158">
            <text:p>244307158</text:p>
          </table:table-cell>
          <table:table-cell office:value-type="string">
            <text:p>Q0</text:p>
          </table:table-cell>
          <table:table-cell table:formula="of:=HYPERLINK(&quot;http://dbpedia.org/ontology/releaseDate&quot;)" office:value-type="string" office:string-value="http://dbpedia.org/ontology/releaseDate">
            <text:p>http://dbpedia.org/ontology/releaseDat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release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30]" office:value-type="float" office:value="244307158">
            <text:p>244307158</text:p>
          </table:table-cell>
          <table:table-cell office:value-type="string">
            <text:p>Q0</text:p>
          </table:table-cell>
          <table:table-cell table:formula="of:=HYPERLINK(&quot;http://dbpedia.org/property/year&quot;)" office:value-type="string" office:string-value="http://dbpedia.org/property/year">
            <text:p>http://dbpedia.org/property/year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30]" office:value-type="float" office:value="244307158">
            <text:p>244307158</text:p>
          </table:table-cell>
          <table:table-cell office:value-type="string">
            <text:p>Q0</text:p>
          </table:table-cell>
          <table:table-cell table:formula="of:=HYPERLINK(&quot;http://dbpedia.org/ontology/completionDate&quot;)" office:value-type="string" office:string-value="http://dbpedia.org/ontology/completionDate">
            <text:p>http://dbpedia.org/ontology/completion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completion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30]" office:value-type="float" office:value="244307158">
            <text:p>244307158</text:p>
          </table:table-cell>
          <table:table-cell office:value-type="string">
            <text:p>Q0</text:p>
          </table:table-cell>
          <table:table-cell table:formula="of:=HYPERLINK(&quot;http://dbpedia.org/ontology/firstPublicationDate&quot;)" office:value-type="string" office:string-value="http://dbpedia.org/ontology/firstPublicationDate">
            <text:p>http://dbpedia.org/ontology/firstPublicationDat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firstPublication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30]" office:value-type="float" office:value="244307158">
            <text:p>244307158</text:p>
          </table:table-cell>
          <table:table-cell office:value-type="string">
            <text:p>Q0</text:p>
          </table:table-cell>
          <table:table-cell table:formula="of:=HYPERLINK(&quot;http://dbpedia.org/ontology/firstPublicationYear&quot;)" office:value-type="string" office:string-value="http://dbpedia.org/ontology/firstPublicationYear">
            <text:p>http://dbpedia.org/ontology/firstPublicationYea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firstPublication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30]" office:value-type="float" office:value="244307158">
            <text:p>244307158</text:p>
          </table:table-cell>
          <table:table-cell office:value-type="string">
            <text:p>Q0</text:p>
          </table:table-cell>
          <table:table-cell table:formula="of:=HYPERLINK(&quot;http://dbpedia.org/property/published&quot;)" office:value-type="string" office:string-value="http://dbpedia.org/property/published">
            <text:p>http://dbpedia.org/property/published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published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30]" office:value-type="float" office:value="244307158">
            <text:p>244307158</text:p>
          </table:table-cell>
          <table:table-cell office:value-type="string">
            <text:p>Q0</text:p>
          </table:table-cell>
          <table:table-cell table:formula="of:=HYPERLINK(&quot;http://dbpedia.org/property/publDate&quot;)" office:value-type="string" office:string-value="http://dbpedia.org/property/publDate">
            <text:p>http://dbpedia.org/property/publDat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publ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30]" office:value-type="float" office:value="244307158">
            <text:p>244307158</text:p>
          </table:table-cell>
          <table:table-cell office:value-type="string">
            <text:p>Q0</text:p>
          </table:table-cell>
          <table:table-cell table:formula="of:=HYPERLINK(&quot;http://dbpedia.org/property/publicationDate&quot;)" office:value-type="string" office:string-value="http://dbpedia.org/property/publicationDate">
            <text:p>http://dbpedia.org/property/publicationDat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publication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office:value-type="float" office:value="2021450258">
            <text:p>2021450258</text:p>
          </table:table-cell>
          <table:table-cell office:value-type="string">
            <text:p>books</text:p>
          </table:table-cell>
          <table:table-cell table:formula="of:=HYPERLINK(&quot;http://en.wikipedia.org/wiki/List_of_best-selling_book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Chinese</text:p>
          </table:table-cell>
          <table:table-cell office:value-type="string">
            <text:p>Dutch</text:p>
          </table:table-cell>
          <table:table-cell office:value-type="string">
            <text:p>English</text:p>
          </table:table-cell>
          <table:table-cell office:value-type="string">
            <text:p>French</text:p>
          </table:table-cell>
          <table:table-cell office:value-type="string">
            <text:p>German</text:p>
          </table:table-cell>
        </table:table-row>
        <table:table-row table:style-name="ro1">
          <table:table-cell table:number-columns-repeated="2"/>
          <table:table-cell office:value-type="string">
            <text:p>Italian</text:p>
          </table:table-cell>
          <table:table-cell office:value-type="string">
            <text:p>Norwegian</text:p>
          </table:table-cell>
          <table:table-cell office:value-type="string">
            <text:p>Portuguese</text:p>
          </table:table-cell>
          <table:table-cell office:value-type="string">
            <text:p>Russian</text:p>
          </table:table-cell>
          <table:table-cell office:value-type="string">
            <text:p>Spanish</text:p>
          </table:table-cell>
        </table:table-row>
        <table:table-row table:style-name="ro1">
          <table:table-cell table:number-columns-repeated="2"/>
          <table:table-cell office:value-type="string">
            <text:p>Swedish</text:p>
          </table:table-cell>
          <table:table-cell table:number-columns-repeated="4"/>
        </table:table-row>
        <table:table-row table:style-name="ro1">
          <table:table-cell table:formula="of:=[.C$356]" office:value-type="float" office:value="2021450258">
            <text:p>2021450258</text:p>
          </table:table-cell>
          <table:table-cell office:value-type="string">
            <text:p>Q0</text:p>
          </table:table-cell>
          <table:table-cell table:formula="of:=HYPERLINK(&quot;http://dbpedia.org/property/language&quot;)" office:value-type="string" office:string-value="http://dbpedia.org/property/language">
            <text:p>http://dbpedia.org/property/languag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languag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56]" office:value-type="float" office:value="2021450258">
            <text:p>2021450258</text:p>
          </table:table-cell>
          <table:table-cell office:value-type="string">
            <text:p>Q0</text:p>
          </table:table-cell>
          <table:table-cell table:formula="of:=HYPERLINK(&quot;http://dbpedia.org/ontology/language&quot;)" office:value-type="string" office:string-value="http://dbpedia.org/ontology/language">
            <text:p>http://dbpedia.org/ontology/languag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languag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56]" office:value-type="float" office:value="2021450258">
            <text:p>2021450258</text:p>
          </table:table-cell>
          <table:table-cell office:value-type="string">
            <text:p>Q0</text:p>
          </table:table-cell>
          <table:table-cell table:formula="of:=HYPERLINK(&quot;http://dbpedia.org/property/nationality&quot;)" office:value-type="string" office:string-value="http://dbpedia.org/property/nationality">
            <text:p>http://dbpedia.org/property/nationalit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nationalit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56]" office:value-type="float" office:value="2021450258">
            <text:p>2021450258</text:p>
          </table:table-cell>
          <table:table-cell office:value-type="string">
            <text:p>Q0</text:p>
          </table:table-cell>
          <table:table-cell table:formula="of:=HYPERLINK(&quot;http://dbpedia.org/ontology/country&quot;)" office:value-type="string" office:string-value="http://dbpedia.org/ontology/country">
            <text:p>http://dbpedia.org/ontology/countr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countr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56]" office:value-type="float" office:value="2021450258">
            <text:p>2021450258</text:p>
          </table:table-cell>
          <table:table-cell office:value-type="string">
            <text:p>Q0</text:p>
          </table:table-cell>
          <table:table-cell table:formula="of:=HYPERLINK(&quot;http://dbpedia.org/property/country&quot;)" office:value-type="string" office:string-value="http://dbpedia.org/property/country">
            <text:p>http://dbpedia.org/property/countr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countr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56]" office:value-type="float" office:value="2021450258">
            <text:p>2021450258</text:p>
          </table:table-cell>
          <table:table-cell office:value-type="string">
            <text:p>Q0</text:p>
          </table:table-cell>
          <table:table-cell table:formula="of:=HYPERLINK(&quot;http://dbpedia.org/ontology/nationality&quot;)" office:value-type="string" office:string-value="http://dbpedia.org/ontology/nationality">
            <text:p>http://dbpedia.org/ontology/nationalit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nationalit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56]" office:value-type="float" office:value="2021450258">
            <text:p>2021450258</text:p>
          </table:table-cell>
          <table:table-cell office:value-type="string">
            <text:p>Q0</text:p>
          </table:table-cell>
          <table:table-cell table:formula="of:=HYPERLINK(&quot;http://dbpedia.org/ontology/stateOfOrigin&quot;)" office:value-type="string" office:string-value="http://dbpedia.org/ontology/stateOfOrigin">
            <text:p>http://dbpedia.org/ontology/stateOfOrigin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stateOfOrigi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56]" office:value-type="float" office:value="2021450258">
            <text:p>2021450258</text:p>
          </table:table-cell>
          <table:table-cell office:value-type="string">
            <text:p>Q0</text:p>
          </table:table-cell>
          <table:table-cell table:formula="of:=HYPERLINK(&quot;http://dbpedia.org/property/languages&quot;)" office:value-type="string" office:string-value="http://dbpedia.org/property/languages">
            <text:p>http://dbpedia.org/property/language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language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56]" office:value-type="float" office:value="2021450258">
            <text:p>2021450258</text:p>
          </table:table-cell>
          <table:table-cell office:value-type="string">
            <text:p>Q0</text:p>
          </table:table-cell>
          <table:table-cell table:formula="of:=HYPERLINK(&quot;http://dbpedia.org/property/language(s)_&quot;)" office:value-type="string" office:string-value="http://dbpedia.org/property/language(s)_">
            <text:p>http://dbpedia.org/property/language(s)_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language%28s%29_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56]" office:value-type="float" office:value="2021450258">
            <text:p>2021450258</text:p>
          </table:table-cell>
          <table:table-cell office:value-type="string">
            <text:p>Q0</text:p>
          </table:table-cell>
          <table:table-cell table:formula="of:=HYPERLINK(&quot;http://dbpedia.org/property/origlanguage&quot;)" office:value-type="string" office:string-value="http://dbpedia.org/property/origlanguage">
            <text:p>http://dbpedia.org/property/origlanguag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origlanguag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56]" office:value-type="float" office:value="2021450258">
            <text:p>2021450258</text:p>
          </table:table-cell>
          <table:table-cell office:value-type="string">
            <text:p>Q0</text:p>
          </table:table-cell>
          <table:table-cell table:formula="of:=HYPERLINK(&quot;http://dbpedia.org/property/origLang&quot;)" office:value-type="string" office:string-value="http://dbpedia.org/property/origLang">
            <text:p>http://dbpedia.org/property/origLang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origLang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56]" office:value-type="float" office:value="2021450258">
            <text:p>2021450258</text:p>
          </table:table-cell>
          <table:table-cell office:value-type="string">
            <text:p>Q0</text:p>
          </table:table-cell>
          <table:table-cell table:formula="of:=HYPERLINK(&quot;http://dbpedia.org/property/lang&quot;)" office:value-type="string" office:string-value="http://dbpedia.org/property/lang">
            <text:p>http://dbpedia.org/property/lang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lang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56]" office:value-type="float" office:value="2021450258">
            <text:p>2021450258</text:p>
          </table:table-cell>
          <table:table-cell office:value-type="string">
            <text:p>Q0</text:p>
          </table:table-cell>
          <table:table-cell table:formula="of:=HYPERLINK(&quot;http://dbpedia.org/ontology/originalLanguage&quot;)" office:value-type="string" office:string-value="http://dbpedia.org/ontology/originalLanguage">
            <text:p>http://dbpedia.org/ontology/originalLanguag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originalLanguag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56]" office:value-type="float" office:value="2021450258">
            <text:p>2021450258</text:p>
          </table:table-cell>
          <table:table-cell office:value-type="string">
            <text:p>Q0</text:p>
          </table:table-cell>
          <table:table-cell table:formula="of:=HYPERLINK(&quot;http://dbpedia.org/property/originalLanguage&quot;)" office:value-type="string" office:string-value="http://dbpedia.org/property/originalLanguage">
            <text:p>http://dbpedia.org/property/originalLanguag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originalLanguag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129711824">
            <text:p>2129711824</text:p>
          </table:table-cell>
          <table:table-cell office:value-type="string">
            <text:p>books</text:p>
          </table:table-cell>
          <table:table-cell table:formula="of:=HYPERLINK(&quot;http://en.wikipedia.org/wiki/List_of_best-selling_book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gatha Christie</text:p>
          </table:table-cell>
          <table:table-cell office:value-type="string">
            <text:p>Anna Sewell</text:p>
          </table:table-cell>
          <table:table-cell office:value-type="string">
            <text:p>Anne Frank</text:p>
          </table:table-cell>
          <table:table-cell office:value-type="string">
            <text:p>Antoine de Saint-Exupéry</text:p>
          </table:table-cell>
          <table:table-cell office:value-type="string">
            <text:p>Beatrix Potter</text:p>
          </table:table-cell>
        </table:table-row>
        <table:table-row table:style-name="ro2">
          <table:table-cell table:number-columns-repeated="2"/>
          <table:table-cell office:value-type="string">
            <text:p>Cao Xueqin</text:p>
          </table:table-cell>
          <table:table-cell office:value-type="string">
            <text:p>Carlo Collodi</text:p>
          </table:table-cell>
          <table:table-cell office:value-type="string">
            <text:p>Charles Dickens</text:p>
          </table:table-cell>
          <table:table-cell office:value-type="string">
            <text:p>Charles M. Sheldon</text:p>
          </table:table-cell>
          <table:table-cell office:value-type="string">
            <text:p>Colleen McCullough</text:p>
          </table:table-cell>
        </table:table-row>
        <table:table-row table:style-name="ro1">
          <table:table-cell table:number-columns-repeated="2"/>
          <table:table-cell office:value-type="string">
            <text:p>C. S. Lewis</text:p>
          </table:table-cell>
          <table:table-cell office:value-type="string">
            <text:p>Dan Brown</text:p>
          </table:table-cell>
          <table:table-cell office:value-type="string">
            <text:p>Dr. Benjamin Spock</text:p>
          </table:table-cell>
          <table:table-cell office:value-type="string">
            <text:p>E.B. White</text:p>
          </table:table-cell>
          <table:table-cell office:value-type="string">
            <text:p>Elbert Hubbard</text:p>
          </table:table-cell>
        </table:table-row>
        <table:table-row table:style-name="ro2">
          <table:table-cell table:number-columns-repeated="2"/>
          <table:table-cell office:value-type="string">
            <text:p>Ellen G. White</text:p>
          </table:table-cell>
          <table:table-cell office:value-type="string">
            <text:p>Eric Carle</text:p>
          </table:table-cell>
          <table:table-cell office:value-type="string">
            <text:p>Gabriel García Márquez</text:p>
          </table:table-cell>
          <table:table-cell office:value-type="string">
            <text:p>Hal Lindsey, C. C. Carlson</text:p>
          </table:table-cell>
          <table:table-cell office:value-type="string">
            <text:p>Harper Lee</text:p>
          </table:table-cell>
        </table:table-row>
        <table:table-row table:style-name="ro1">
          <table:table-cell table:number-columns-repeated="2"/>
          <table:table-cell office:value-type="string">
            <text:p>H. Rider Haggard</text:p>
          </table:table-cell>
          <table:table-cell office:value-type="string">
            <text:p>Jack Higgins</text:p>
          </table:table-cell>
          <table:table-cell office:value-type="string">
            <text:p>Jacqueline Susann</text:p>
          </table:table-cell>
          <table:table-cell office:value-type="string">
            <text:p>J. D. Salinger</text:p>
          </table:table-cell>
          <table:table-cell office:value-type="string">
            <text:p>Jeffrey Archer</text:p>
          </table:table-cell>
        </table:table-row>
        <table:table-row table:style-name="ro2">
          <table:table-cell table:number-columns-repeated="2"/>
          <table:table-cell office:value-type="string">
            <text:p>J. K. Rowling</text:p>
          </table:table-cell>
          <table:table-cell office:value-type="string">
            <text:p>Johanna Spyri</text:p>
          </table:table-cell>
          <table:table-cell office:value-type="string">
            <text:p>Jostein Gaarder</text:p>
          </table:table-cell>
          <table:table-cell office:value-type="string">
            <text:p>J. P. Donleavy</text:p>
          </table:table-cell>
          <table:table-cell office:value-type="string">
            <text:p>J. R. R. Tolkien</text:p>
          </table:table-cell>
        </table:table-row>
        <table:table-row table:style-name="ro1">
          <table:table-cell table:number-columns-repeated="2"/>
          <table:table-cell office:value-type="string">
            <text:p>Leo Tolstoy</text:p>
          </table:table-cell>
          <table:table-cell office:value-type="string">
            <text:p>Louise Hay</text:p>
          </table:table-cell>
          <table:table-cell office:value-type="string">
            <text:p>Lucy Maud Montgomery</text:p>
          </table:table-cell>
          <table:table-cell office:value-type="string">
            <text:p>Margaret Mitchell</text:p>
          </table:table-cell>
          <table:table-cell office:value-type="string">
            <text:p>Napoleon Hill</text:p>
          </table:table-cell>
        </table:table-row>
        <table:table-row table:style-name="ro2">
          <table:table-cell table:number-columns-repeated="2"/>
          <table:table-cell office:value-type="string">
            <text:p>Nikolai Ostrovsky</text:p>
          </table:table-cell>
          <table:table-cell office:value-type="string">
            <text:p>Paulo Coelho</text:p>
          </table:table-cell>
          <table:table-cell office:value-type="string">
            <text:p>Richard Adams</text:p>
          </table:table-cell>
          <table:table-cell office:value-type="string">
            <text:p>Richard Bach</text:p>
          </table:table-cell>
          <table:table-cell office:value-type="string">
            <text:p>Rick Warren</text:p>
          </table:table-cell>
        </table:table-row>
        <table:table-row table:style-name="ro2">
          <table:table-cell table:number-columns-repeated="2"/>
          <table:table-cell office:value-type="string">
            <text:p>Robert James Waller</text:p>
          </table:table-cell>
          <table:table-cell office:value-type="string">
            <text:p>Shere Hite</text:p>
          </table:table-cell>
          <table:table-cell office:value-type="string">
            <text:p>Stieg Larsson</text:p>
          </table:table-cell>
          <table:table-cell office:value-type="string">
            <text:p>Umberto Eco</text:p>
          </table:table-cell>
          <table:table-cell office:value-type="string">
            <text:p>V. C. Andrews</text:p>
          </table:table-cell>
        </table:table-row>
        <table:table-row table:style-name="ro2">
          <table:table-cell table:number-columns-repeated="2"/>
          <table:table-cell office:value-type="string">
            <text:p>Vladimir Nabokov</text:p>
          </table:table-cell>
          <table:table-cell office:value-type="string">
            <text:p>Wayne Dyer</text:p>
          </table:table-cell>
          <table:table-cell office:value-type="string">
            <text:p>William Bradford Huie</text:p>
          </table:table-cell>
          <table:table-cell table:number-columns-repeated="2"/>
        </table:table-row>
        <table:table-row table:style-name="ro1">
          <table:table-cell table:formula="of:=[.C$375]" office:value-type="float" office:value="2129711824">
            <text:p>2129711824</text:p>
          </table:table-cell>
          <table:table-cell office:value-type="string">
            <text:p>Q0</text:p>
          </table:table-cell>
          <table:table-cell table:formula="of:=HYPERLINK(&quot;http://dbpedia.org/property/author&quot;)" office:value-type="string" office:string-value="http://dbpedia.org/property/author">
            <text:p>http://dbpedia.org/property/autho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autho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75]" office:value-type="float" office:value="2129711824">
            <text:p>2129711824</text:p>
          </table:table-cell>
          <table:table-cell office:value-type="string">
            <text:p>Q0</text:p>
          </table:table-cell>
          <table:table-cell table:formula="of:=HYPERLINK(&quot;http://dbpedia.org/ontology/author&quot;)" office:value-type="string" office:string-value="http://dbpedia.org/ontology/author">
            <text:p>http://dbpedia.org/ontology/autho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autho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75]" office:value-type="float" office:value="2129711824">
            <text:p>2129711824</text:p>
          </table:table-cell>
          <table:table-cell office:value-type="string">
            <text:p>Q0</text:p>
          </table:table-cell>
          <table:table-cell table:formula="of:=HYPERLINK(&quot;http://dbpedia.org/property/writer&quot;)" office:value-type="string" office:string-value="http://dbpedia.org/property/writer">
            <text:p>http://dbpedia.org/property/writ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writ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75]" office:value-type="float" office:value="2129711824">
            <text:p>2129711824</text:p>
          </table:table-cell>
          <table:table-cell office:value-type="string">
            <text:p>Q0</text:p>
          </table:table-cell>
          <table:table-cell table:formula="of:=HYPERLINK(&quot;http://dbpedia.org/ontology/writer&quot;)" office:value-type="string" office:string-value="http://dbpedia.org/ontology/writer">
            <text:p>http://dbpedia.org/ontology/writ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writ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75]" office:value-type="float" office:value="2129711824">
            <text:p>2129711824</text:p>
          </table:table-cell>
          <table:table-cell office:value-type="string">
            <text:p>Q0</text:p>
          </table:table-cell>
          <table:table-cell table:formula="of:=HYPERLINK(&quot;http://dbpedia.org/ontology/creator&quot;)" office:value-type="string" office:string-value="http://dbpedia.org/ontology/creator">
            <text:p>http://dbpedia.org/ontology/creato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creato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75]" office:value-type="float" office:value="2129711824">
            <text:p>2129711824</text:p>
          </table:table-cell>
          <table:table-cell office:value-type="string">
            <text:p>Q0</text:p>
          </table:table-cell>
          <table:table-cell table:formula="of:=HYPERLINK(&quot;http://dbpedia.org/property/creator&quot;)" office:value-type="string" office:string-value="http://dbpedia.org/property/creator">
            <text:p>http://dbpedia.org/property/creato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creato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911613041">
            <text:p>1911613041</text:p>
          </table:table-cell>
          <table:table-cell office:value-type="string">
            <text:p>companies</text:p>
          </table:table-cell>
          <table:table-cell table:formula="of:=HYPERLINK(&quot;http://en.wikipedia.org/wiki/List_of_largest_manufacturing_companies_by_revenue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elgium</text:p>
          </table:table-cell>
          <table:table-cell office:value-type="string">
            <text:p>Brazil</text:p>
          </table:table-cell>
          <table:table-cell office:value-type="string">
            <text:p>Canada</text:p>
          </table:table-cell>
          <table:table-cell office:value-type="string">
            <text:p>China</text:p>
          </table:table-cell>
          <table:table-cell office:value-type="string">
            <text:p>Finland</text:p>
          </table:table-cell>
        </table:table-row>
        <table:table-row table:style-name="ro1">
          <table:table-cell table:number-columns-repeated="2"/>
          <table:table-cell office:value-type="string">
            <text:p>France</text:p>
          </table:table-cell>
          <table:table-cell office:value-type="string">
            <text:p>Germany</text:p>
          </table:table-cell>
          <table:table-cell office:value-type="string">
            <text:p>India</text:p>
          </table:table-cell>
          <table:table-cell office:value-type="string">
            <text:p>Ireland</text:p>
          </table:table-cell>
          <table:table-cell office:value-type="string">
            <text:p>Italy</text:p>
          </table:table-cell>
        </table:table-row>
        <table:table-row table:style-name="ro1">
          <table:table-cell table:number-columns-repeated="2"/>
          <table:table-cell office:value-type="string">
            <text:p>Japan</text:p>
          </table:table-cell>
          <table:table-cell office:value-type="string">
            <text:p>Luxembourg</text:p>
          </table:table-cell>
          <table:table-cell office:value-type="string">
            <text:p>Netherlands</text:p>
          </table:table-cell>
          <table:table-cell office:value-type="string">
            <text:p>Saudi Arabia</text:p>
          </table:table-cell>
          <table:table-cell office:value-type="string">
            <text:p>Singapore</text:p>
          </table:table-cell>
        </table:table-row>
        <table:table-row table:style-name="ro1">
          <table:table-cell table:number-columns-repeated="2"/>
          <table:table-cell office:value-type="string">
            <text:p>South Korea</text:p>
          </table:table-cell>
          <table:table-cell office:value-type="string">
            <text:p>Sweden</text:p>
          </table:table-cell>
          <table:table-cell office:value-type="string">
            <text:p>Switzerland</text:p>
          </table:table-cell>
          <table:table-cell office:value-type="string">
            <text:p>Taiwan</text:p>
          </table:table-cell>
          <table:table-cell office:value-type="string">
            <text:p>Turkey</text:p>
          </table:table-cell>
        </table:table-row>
        <table:table-row table:style-name="ro1">
          <table:table-cell table:number-columns-repeated="2"/>
          <table:table-cell office:value-type="string">
            <text:p>United Kingdom</text:p>
          </table:table-cell>
          <table:table-cell office:value-type="string">
            <text:p>United States</text:p>
          </table:table-cell>
          <table:table-cell table:number-columns-repeated="3"/>
        </table:table-row>
        <table:table-row table:style-name="ro1">
          <table:table-cell table:formula="of:=[.C$393]" office:value-type="float" office:value="1911613041">
            <text:p>1911613041</text:p>
          </table:table-cell>
          <table:table-cell office:value-type="string">
            <text:p>Q0</text:p>
          </table:table-cell>
          <table:table-cell table:formula="of:=HYPERLINK(&quot;http://dbpedia.org/ontology/foundationPlace&quot;)" office:value-type="string" office:string-value="http://dbpedia.org/ontology/foundationPlace">
            <text:p>http://dbpedia.org/ontology/foundationPlac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foundationPlac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93]" office:value-type="float" office:value="1911613041">
            <text:p>1911613041</text:p>
          </table:table-cell>
          <table:table-cell office:value-type="string">
            <text:p>Q0</text:p>
          </table:table-cell>
          <table:table-cell table:formula="of:=HYPERLINK(&quot;http://dbpedia.org/ontology/headquarter&quot;)" office:value-type="string" office:string-value="http://dbpedia.org/ontology/headquarter">
            <text:p>http://dbpedia.org/ontology/headquart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headquart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93]" office:value-type="float" office:value="1911613041">
            <text:p>1911613041</text:p>
          </table:table-cell>
          <table:table-cell office:value-type="string">
            <text:p>Q0</text:p>
          </table:table-cell>
          <table:table-cell table:formula="of:=HYPERLINK(&quot;http://dbpedia.org/property/locationCountry&quot;)" office:value-type="string" office:string-value="http://dbpedia.org/property/locationCountry">
            <text:p>http://dbpedia.org/property/locationCountr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locationCountr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93]" office:value-type="float" office:value="1911613041">
            <text:p>1911613041</text:p>
          </table:table-cell>
          <table:table-cell office:value-type="string">
            <text:p>Q0</text:p>
          </table:table-cell>
          <table:table-cell table:formula="of:=HYPERLINK(&quot;http://dbpedia.org/ontology/location&quot;)" office:value-type="string" office:string-value="http://dbpedia.org/ontology/location">
            <text:p>http://dbpedia.org/ontology/location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locatio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93]" office:value-type="float" office:value="1911613041">
            <text:p>1911613041</text:p>
          </table:table-cell>
          <table:table-cell office:value-type="string">
            <text:p>Q0</text:p>
          </table:table-cell>
          <table:table-cell table:formula="of:=HYPERLINK(&quot;http://dbpedia.org/property/country&quot;)" office:value-type="string" office:string-value="http://dbpedia.org/property/country">
            <text:p>http://dbpedia.org/property/countr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countr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93]" office:value-type="float" office:value="1911613041">
            <text:p>1911613041</text:p>
          </table:table-cell>
          <table:table-cell office:value-type="string">
            <text:p>Q0</text:p>
          </table:table-cell>
          <table:table-cell table:formula="of:=HYPERLINK(&quot;http://dbpedia.org/property/foundation&quot;)" office:value-type="string" office:string-value="http://dbpedia.org/property/foundation">
            <text:p>http://dbpedia.org/property/foundation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foundatio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93]" office:value-type="float" office:value="1911613041">
            <text:p>1911613041</text:p>
          </table:table-cell>
          <table:table-cell office:value-type="string">
            <text:p>Q0</text:p>
          </table:table-cell>
          <table:table-cell table:formula="of:=HYPERLINK(&quot;http://dbpedia.org/property/headquarters&quot;)" office:value-type="string" office:string-value="http://dbpedia.org/property/headquarters">
            <text:p>http://dbpedia.org/property/headquarters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headquarter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93]" office:value-type="float" office:value="1911613041">
            <text:p>1911613041</text:p>
          </table:table-cell>
          <table:table-cell office:value-type="string">
            <text:p>Q0</text:p>
          </table:table-cell>
          <table:table-cell table:formula="of:=HYPERLINK(&quot;http://dbpedia.org/property/location&quot;)" office:value-type="string" office:string-value="http://dbpedia.org/property/location">
            <text:p>http://dbpedia.org/property/location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locatio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93]" office:value-type="float" office:value="1911613041">
            <text:p>1911613041</text:p>
          </table:table-cell>
          <table:table-cell office:value-type="string">
            <text:p>Q0</text:p>
          </table:table-cell>
          <table:table-cell table:formula="of:=HYPERLINK(&quot;http://dbpedia.org/ontology/locationCountry&quot;)" office:value-type="string" office:string-value="http://dbpedia.org/ontology/locationCountry">
            <text:p>http://dbpedia.org/ontology/locationCountr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locationCountr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93]" office:value-type="float" office:value="1911613041">
            <text:p>1911613041</text:p>
          </table:table-cell>
          <table:table-cell office:value-type="string">
            <text:p>Q0</text:p>
          </table:table-cell>
          <table:table-cell table:formula="of:=HYPERLINK(&quot;http://dbpedia.org/ontology/stateOfOrigin&quot;)" office:value-type="string" office:string-value="http://dbpedia.org/ontology/stateOfOrigin">
            <text:p>http://dbpedia.org/ontology/stateOfOrigin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stateOfOrigi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93]" office:value-type="float" office:value="1911613041">
            <text:p>1911613041</text:p>
          </table:table-cell>
          <table:table-cell office:value-type="string">
            <text:p>Q0</text:p>
          </table:table-cell>
          <table:table-cell table:formula="of:=HYPERLINK(&quot;http://dbpedia.org/property/countryOfOrigin&quot;)" office:value-type="string" office:string-value="http://dbpedia.org/property/countryOfOrigin">
            <text:p>http://dbpedia.org/property/countryOfOrigin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countryOfOrigi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393]" office:value-type="float" office:value="1911613041">
            <text:p>1911613041</text:p>
          </table:table-cell>
          <table:table-cell office:value-type="string">
            <text:p>Q0</text:p>
          </table:table-cell>
          <table:table-cell table:formula="of:=HYPERLINK(&quot;http://dbpedia.org/property/nationalOrigin&quot;)" office:value-type="string" office:string-value="http://dbpedia.org/property/nationalOrigin">
            <text:p>http://dbpedia.org/property/nationalOrigin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nationalOrigi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618003832">
            <text:p>618003832</text:p>
          </table:table-cell>
          <table:table-cell office:value-type="string">
            <text:p>companies</text:p>
          </table:table-cell>
          <table:table-cell table:formula="of:=HYPERLINK(&quot;http://en.wikipedia.org/wiki/List_of_largest_manufacturing_companies_by_revenue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erospace &amp;amp; Defence</text:p>
          </table:table-cell>
          <table:table-cell office:value-type="string">
            <text:p>Agricultural equipment</text:p>
          </table:table-cell>
          <table:table-cell office:value-type="string">
            <text:p>Aluminium</text:p>
          </table:table-cell>
          <table:table-cell office:value-type="string">
            <text:p>Automotive</text:p>
          </table:table-cell>
          <table:table-cell office:value-type="string">
            <text:p>Automotive components</text:p>
          </table:table-cell>
        </table:table-row>
        <table:table-row table:style-name="ro1">
          <table:table-cell table:number-columns-repeated="2"/>
          <table:table-cell office:value-type="string">
            <text:p>Automotive, Electronics</text:p>
          </table:table-cell>
          <table:table-cell office:value-type="string">
            <text:p>Building materials</text:p>
          </table:table-cell>
          <table:table-cell office:value-type="string">
            <text:p>Chemicals</text:p>
          </table:table-cell>
          <table:table-cell office:value-type="string">
            <text:p>Construction equipment</text:p>
          </table:table-cell>
          <table:table-cell office:value-type="string">
            <text:p>Consumer durables</text:p>
          </table:table-cell>
        </table:table-row>
        <table:table-row table:style-name="ro2">
          <table:table-cell table:number-columns-repeated="2"/>
          <table:table-cell office:value-type="string">
            <text:p>Consumer goods</text:p>
          </table:table-cell>
          <table:table-cell office:value-type="string">
            <text:p>Cosmetics</text:p>
          </table:table-cell>
          <table:table-cell office:value-type="string">
            <text:p>Defence</text:p>
          </table:table-cell>
          <table:table-cell office:value-type="string">
            <text:p>Electrical cable</text:p>
          </table:table-cell>
          <table:table-cell office:value-type="string">
            <text:p>Electronics</text:p>
          </table:table-cell>
        </table:table-row>
        <table:table-row table:style-name="ro1">
          <table:table-cell table:number-columns-repeated="2"/>
          <table:table-cell office:value-type="string">
            <text:p>Engineering, various</text:p>
          </table:table-cell>
          <table:table-cell office:value-type="string">
            <text:p>Food &amp;amp; Beverages</text:p>
          </table:table-cell>
          <table:table-cell office:value-type="string">
            <text:p>Luxury goods</text:p>
          </table:table-cell>
          <table:table-cell office:value-type="string">
            <text:p>Metals</text:p>
          </table:table-cell>
          <table:table-cell office:value-type="string">
            <text:p>Personal care products</text:p>
          </table:table-cell>
        </table:table-row>
        <table:table-row table:style-name="ro1">
          <table:table-cell table:number-columns-repeated="2"/>
          <table:table-cell office:value-type="string">
            <text:p>Pharmaceuticals</text:p>
          </table:table-cell>
          <table:table-cell office:value-type="string">
            <text:p>Pharmaceuticals, Medical equipment</text:p>
          </table:table-cell>
          <table:table-cell office:value-type="string">
            <text:p>Photographic equipment</text:p>
          </table:table-cell>
          <table:table-cell office:value-type="string">
            <text:p>Pulp &amp;amp; Paper</text:p>
          </table:table-cell>
          <table:table-cell office:value-type="string">
            <text:p>Shipbuilding</text:p>
          </table:table-cell>
        </table:table-row>
        <table:table-row table:style-name="ro2">
          <table:table-cell table:number-columns-repeated="2"/>
          <table:table-cell office:value-type="string">
            <text:p>Steel</text:p>
          </table:table-cell>
          <table:table-cell office:value-type="string">
            <text:p>Telecommunications equipment</text:p>
          </table:table-cell>
          <table:table-cell office:value-type="string">
            <text:p>Telecommunications equipment, Electronics</text:p>
          </table:table-cell>
          <table:table-cell office:value-type="string">
            <text:p>Tobacco</text:p>
          </table:table-cell>
          <table:table-cell office:value-type="string">
            <text:p>Tyres</text:p>
          </table:table-cell>
        </table:table-row>
        <table:table-row table:style-name="ro1">
          <table:table-cell table:formula="of:=[.C$412]" office:value-type="float" office:value="618003832">
            <text:p>618003832</text:p>
          </table:table-cell>
          <table:table-cell office:value-type="string">
            <text:p>Q0</text:p>
          </table:table-cell>
          <table:table-cell table:formula="of:=HYPERLINK(&quot;http://dbpedia.org/property/products&quot;)" office:value-type="string" office:string-value="http://dbpedia.org/property/products">
            <text:p>http://dbpedia.org/property/product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product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12]" office:value-type="float" office:value="618003832">
            <text:p>618003832</text:p>
          </table:table-cell>
          <table:table-cell office:value-type="string">
            <text:p>Q0</text:p>
          </table:table-cell>
          <table:table-cell table:formula="of:=HYPERLINK(&quot;http://dbpedia.org/property/industry&quot;)" office:value-type="string" office:string-value="http://dbpedia.org/property/industry">
            <text:p>http://dbpedia.org/property/industry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industr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12]" office:value-type="float" office:value="618003832">
            <text:p>618003832</text:p>
          </table:table-cell>
          <table:table-cell office:value-type="string">
            <text:p>Q0</text:p>
          </table:table-cell>
          <table:table-cell table:formula="of:=HYPERLINK(&quot;http://dbpedia.org/ontology/industry&quot;)" office:value-type="string" office:string-value="http://dbpedia.org/ontology/industry">
            <text:p>http://dbpedia.org/ontology/industry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industr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12]" office:value-type="float" office:value="618003832">
            <text:p>618003832</text:p>
          </table:table-cell>
          <table:table-cell office:value-type="string">
            <text:p>Q0</text:p>
          </table:table-cell>
          <table:table-cell table:formula="of:=HYPERLINK(&quot;http://dbpedia.org/ontology/product&quot;)" office:value-type="string" office:string-value="http://dbpedia.org/ontology/product">
            <text:p>http://dbpedia.org/ontology/product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product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12]" office:value-type="float" office:value="618003832">
            <text:p>618003832</text:p>
          </table:table-cell>
          <table:table-cell office:value-type="string">
            <text:p>Q0</text:p>
          </table:table-cell>
          <table:table-cell table:formula="of:=HYPERLINK(&quot;http://dbpedia.org/property/services&quot;)" office:value-type="string" office:string-value="http://dbpedia.org/property/services">
            <text:p>http://dbpedia.org/property/service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service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12]" office:value-type="float" office:value="618003832">
            <text:p>618003832</text:p>
          </table:table-cell>
          <table:table-cell office:value-type="string">
            <text:p>Q0</text:p>
          </table:table-cell>
          <table:table-cell table:formula="of:=HYPERLINK(&quot;http://dbpedia.org/ontology/service&quot;)" office:value-type="string" office:string-value="http://dbpedia.org/ontology/service">
            <text:p>http://dbpedia.org/ontology/servic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servic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12]" office:value-type="float" office:value="618003832">
            <text:p>618003832</text:p>
          </table:table-cell>
          <table:table-cell office:value-type="string">
            <text:p>Q0</text:p>
          </table:table-cell>
          <table:table-cell table:formula="of:=HYPERLINK(&quot;http://dbpedia.org/property/companyType&quot;)" office:value-type="string" office:string-value="http://dbpedia.org/property/companyType">
            <text:p>http://dbpedia.org/property/companyTyp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companyTyp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12]" office:value-type="float" office:value="618003832">
            <text:p>618003832</text:p>
          </table:table-cell>
          <table:table-cell office:value-type="string">
            <text:p>Q0</text:p>
          </table:table-cell>
          <table:table-cell table:formula="of:=HYPERLINK(&quot;http://dbpedia.org/property/industries&quot;)" office:value-type="string" office:string-value="http://dbpedia.org/property/industries">
            <text:p>http://dbpedia.org/property/industries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industrie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122702641">
            <text:p>2122702641</text:p>
          </table:table-cell>
          <table:table-cell office:value-type="string">
            <text:p>governments</text:p>
          </table:table-cell>
          <table:table-cell table:formula="of:=HYPERLINK(&quot;http://en.wikipedia.org/wiki/List_of_Presidents_of_the_United_State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mocratic</text:p>
          </table:table-cell>
          <table:table-cell office:value-type="string">
            <text:p>Federalist</text:p>
          </table:table-cell>
          <table:table-cell office:value-type="string">
            <text:p>Independent</text:p>
          </table:table-cell>
          <table:table-cell office:value-type="string">
            <text:p>Republican</text:p>
          </table:table-cell>
          <table:table-cell office:value-type="string">
            <text:p>Whig</text:p>
          </table:table-cell>
        </table:table-row>
        <table:table-row table:style-name="ro1">
          <table:table-cell table:formula="of:=[.C$428]" office:value-type="float" office:value="2122702641">
            <text:p>2122702641</text:p>
          </table:table-cell>
          <table:table-cell office:value-type="string">
            <text:p>Q0</text:p>
          </table:table-cell>
          <table:table-cell table:formula="of:=HYPERLINK(&quot;http://dbpedia.org/property/party&quot;)" office:value-type="string" office:string-value="http://dbpedia.org/property/party">
            <text:p>http://dbpedia.org/property/party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part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28]" office:value-type="float" office:value="2122702641">
            <text:p>2122702641</text:p>
          </table:table-cell>
          <table:table-cell office:value-type="string">
            <text:p>Q0</text:p>
          </table:table-cell>
          <table:table-cell table:formula="of:=HYPERLINK(&quot;http://dbpedia.org/ontology/party&quot;)" office:value-type="string" office:string-value="http://dbpedia.org/ontology/party">
            <text:p>http://dbpedia.org/ontology/party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part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28]" office:value-type="float" office:value="2122702641">
            <text:p>2122702641</text:p>
          </table:table-cell>
          <table:table-cell office:value-type="string">
            <text:p>Q0</text:p>
          </table:table-cell>
          <table:table-cell table:formula="of:=HYPERLINK(&quot;http://dbpedia.org/ontology/otherParty&quot;)" office:value-type="string" office:string-value="http://dbpedia.org/ontology/otherParty">
            <text:p>http://dbpedia.org/ontology/otherPart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otherPart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28]" office:value-type="float" office:value="2122702641">
            <text:p>2122702641</text:p>
          </table:table-cell>
          <table:table-cell office:value-type="string">
            <text:p>Q0</text:p>
          </table:table-cell>
          <table:table-cell table:formula="of:=HYPERLINK(&quot;http://dbpedia.org/property/afterParty&quot;)" office:value-type="string" office:string-value="http://dbpedia.org/property/afterParty">
            <text:p>http://dbpedia.org/property/afterPart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afterPart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28]" office:value-type="float" office:value="2122702641">
            <text:p>2122702641</text:p>
          </table:table-cell>
          <table:table-cell office:value-type="string">
            <text:p>Q0</text:p>
          </table:table-cell>
          <table:table-cell table:formula="of:=HYPERLINK(&quot;http://dbpedia.org/property/politicalGroups&quot;)" office:value-type="string" office:string-value="http://dbpedia.org/property/politicalGroups">
            <text:p>http://dbpedia.org/property/politicalGroup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politicalGroup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28]" office:value-type="float" office:value="2122702641">
            <text:p>2122702641</text:p>
          </table:table-cell>
          <table:table-cell office:value-type="string">
            <text:p>Q0</text:p>
          </table:table-cell>
          <table:table-cell table:formula="of:=HYPERLINK(&quot;http://dbpedia.org/ontology/politicalPartyInLegislature&quot;)" office:value-type="string" office:string-value="http://dbpedia.org/ontology/politicalPartyInLegislature">
            <text:p>http://dbpedia.org/ontology/politicalPartyInLegislatur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politicalPartyInLegislatur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28]" office:value-type="float" office:value="2122702641">
            <text:p>2122702641</text:p>
          </table:table-cell>
          <table:table-cell office:value-type="string">
            <text:p>Q0</text:p>
          </table:table-cell>
          <table:table-cell table:formula="of:=HYPERLINK(&quot;http://dbpedia.org/ontology/politicalPartyOfLeader&quot;)" office:value-type="string" office:string-value="http://dbpedia.org/ontology/politicalPartyOfLeader">
            <text:p>http://dbpedia.org/ontology/politicalPartyOfLead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politicalPartyOfLead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28]" office:value-type="float" office:value="2122702641">
            <text:p>2122702641</text:p>
          </table:table-cell>
          <table:table-cell office:value-type="string">
            <text:p>Q0</text:p>
          </table:table-cell>
          <table:table-cell table:formula="of:=HYPERLINK(&quot;http://dbpedia.org/property/loser&quot;)" office:value-type="string" office:string-value="http://dbpedia.org/property/loser">
            <text:p>http://dbpedia.org/property/loser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los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28]" office:value-type="float" office:value="2122702641">
            <text:p>2122702641</text:p>
          </table:table-cell>
          <table:table-cell office:value-type="string">
            <text:p>Q0</text:p>
          </table:table-cell>
          <table:table-cell table:formula="of:=HYPERLINK(&quot;http://dbpedia.org/property/politicalParty&quot;)" office:value-type="string" office:string-value="http://dbpedia.org/property/politicalParty">
            <text:p>http://dbpedia.org/property/politicalParty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politicalPart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28]" office:value-type="float" office:value="2122702641">
            <text:p>2122702641</text:p>
          </table:table-cell>
          <table:table-cell office:value-type="string">
            <text:p>Q0</text:p>
          </table:table-cell>
          <table:table-cell table:formula="of:=HYPERLINK(&quot;http://dbpedia.org/property/winner&quot;)" office:value-type="string" office:string-value="http://dbpedia.org/property/winner">
            <text:p>http://dbpedia.org/property/winner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winn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28]" office:value-type="float" office:value="2122702641">
            <text:p>2122702641</text:p>
          </table:table-cell>
          <table:table-cell office:value-type="string">
            <text:p>Q0</text:p>
          </table:table-cell>
          <table:table-cell table:formula="of:=HYPERLINK(&quot;http://dbpedia.org/property/legislature&quot;)" office:value-type="string" office:string-value="http://dbpedia.org/property/legislature">
            <text:p>http://dbpedia.org/property/legislatur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legislatur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28]" office:value-type="float" office:value="2122702641">
            <text:p>2122702641</text:p>
          </table:table-cell>
          <table:table-cell office:value-type="string">
            <text:p>Q0</text:p>
          </table:table-cell>
          <table:table-cell table:formula="of:=HYPERLINK(&quot;http://dbpedia.org/property/politicalView&quot;)" office:value-type="string" office:string-value="http://dbpedia.org/property/politicalView">
            <text:p>http://dbpedia.org/property/politicalView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politicalView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973672910">
            <text:p>1973672910</text:p>
          </table:table-cell>
          <table:table-cell office:value-type="string">
            <text:p>governments</text:p>
          </table:table-cell>
          <table:table-cell table:formula="of:=HYPERLINK(&quot;http://en.wikipedia.org/wiki/List_of_Presidents_of_the_United_State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4">
            <text:p>1824</text:p>
          </table:table-cell>
          <table:table-cell office:value-type="float" office:value="1828">
            <text:p>1828</text:p>
          </table:table-cell>
          <table:table-cell office:value-type="float" office:value="1789">
            <text:p>1789</text:p>
          </table:table-cell>
          <table:table-cell office:value-type="float" office:value="1832">
            <text:p>1832</text:p>
          </table:table-cell>
          <table:table-cell office:value-type="float" office:value="1836">
            <text:p>1836</text:p>
          </table:table-cell>
        </table:table-row>
        <table:table-row table:style-name="ro1">
          <table:table-cell table:number-columns-repeated="2"/>
          <table:table-cell office:value-type="float" office:value="1840">
            <text:p>1840</text:p>
          </table:table-cell>
          <table:table-cell office:value-type="float" office:value="1844">
            <text:p>1844</text:p>
          </table:table-cell>
          <table:table-cell office:value-type="float" office:value="1848">
            <text:p>1848</text:p>
          </table:table-cell>
          <table:table-cell office:value-type="float" office:value="1852">
            <text:p>1852</text:p>
          </table:table-cell>
          <table:table-cell office:value-type="float" office:value="1856">
            <text:p>1856</text:p>
          </table:table-cell>
        </table:table-row>
        <table:table-row table:style-name="ro1">
          <table:table-cell table:number-columns-repeated="2"/>
          <table:table-cell office:value-type="float" office:value="1860">
            <text:p>1860</text:p>
          </table:table-cell>
          <table:table-cell office:value-type="float" office:value="1864">
            <text:p>1864</text:p>
          </table:table-cell>
          <table:table-cell office:value-type="float" office:value="1868">
            <text:p>1868</text:p>
          </table:table-cell>
          <table:table-cell office:value-type="float" office:value="1792">
            <text:p>1792</text:p>
          </table:table-cell>
          <table:table-cell office:value-type="float" office:value="1872">
            <text:p>1872</text:p>
          </table:table-cell>
        </table:table-row>
        <table:table-row table:style-name="ro1">
          <table:table-cell table:number-columns-repeated="2"/>
          <table:table-cell office:value-type="float" office:value="1876">
            <text:p>1876</text:p>
          </table:table-cell>
          <table:table-cell office:value-type="float" office:value="1880">
            <text:p>1880</text:p>
          </table:table-cell>
          <table:table-cell office:value-type="float" office:value="1884">
            <text:p>1884</text:p>
          </table:table-cell>
          <table:table-cell office:value-type="float" office:value="1888">
            <text:p>1888</text:p>
          </table:table-cell>
          <table:table-cell office:value-type="float" office:value="1892">
            <text:p>1892</text:p>
          </table:table-cell>
        </table:table-row>
        <table:table-row table:style-name="ro1">
          <table:table-cell table:number-columns-repeated="2"/>
          <table:table-cell office:value-type="float" office:value="1896">
            <text:p>1896</text:p>
          </table:table-cell>
          <table:table-cell office:value-type="float" office:value="1900">
            <text:p>1900</text:p>
          </table:table-cell>
          <table:table-cell office:value-type="float" office:value="1904">
            <text:p>1904</text:p>
          </table:table-cell>
          <table:table-cell office:value-type="float" office:value="1908">
            <text:p>1908</text:p>
          </table:table-cell>
          <table:table-cell office:value-type="float" office:value="1796">
            <text:p>1796</text:p>
          </table:table-cell>
        </table:table-row>
        <table:table-row table:style-name="ro1">
          <table:table-cell table:number-columns-repeated="2"/>
          <table:table-cell office:value-type="float" office:value="1912">
            <text:p>1912</text:p>
          </table:table-cell>
          <table:table-cell office:value-type="float" office:value="1916">
            <text:p>1916</text:p>
          </table:table-cell>
          <table:table-cell office:value-type="float" office:value="1920">
            <text:p>1920</text:p>
          </table:table-cell>
          <table:table-cell office:value-type="float" office:value="1924">
            <text:p>1924</text:p>
          </table:table-cell>
          <table:table-cell office:value-type="float" office:value="1928">
            <text:p>1928</text:p>
          </table:table-cell>
        </table:table-row>
        <table:table-row table:style-name="ro1">
          <table:table-cell table:number-columns-repeated="2"/>
          <table:table-cell office:value-type="float" office:value="1932">
            <text:p>1932</text:p>
          </table:table-cell>
          <table:table-cell office:value-type="float" office:value="1936">
            <text:p>1936</text:p>
          </table:table-cell>
          <table:table-cell office:value-type="float" office:value="1940">
            <text:p>1940</text:p>
          </table:table-cell>
          <table:table-cell office:value-type="float" office:value="1944">
            <text:p>1944</text:p>
          </table:table-cell>
          <table:table-cell office:value-type="float" office:value="1948">
            <text:p>1948</text:p>
          </table:table-cell>
        </table:table-row>
        <table:table-row table:style-name="ro1">
          <table:table-cell table:number-columns-repeated="2"/>
          <table:table-cell office:value-type="float" office:value="1800">
            <text:p>1800</text:p>
          </table:table-cell>
          <table:table-cell office:value-type="float" office:value="1952">
            <text:p>1952</text:p>
          </table:table-cell>
          <table:table-cell office:value-type="float" office:value="1956">
            <text:p>1956</text:p>
          </table:table-cell>
          <table:table-cell office:value-type="float" office:value="1960">
            <text:p>1960</text:p>
          </table:table-cell>
          <table:table-cell office:value-type="float" office:value="1964">
            <text:p>1964</text:p>
          </table:table-cell>
        </table:table-row>
        <table:table-row table:style-name="ro1">
          <table:table-cell table:number-columns-repeated="2"/>
          <table:table-cell office:value-type="float" office:value="1968">
            <text:p>1968</text:p>
          </table:table-cell>
          <table:table-cell office:value-type="float" office:value="1972">
            <text:p>1972</text:p>
          </table:table-cell>
          <table:table-cell office:value-type="float" office:value="1976">
            <text:p>1976</text:p>
          </table:table-cell>
          <table:table-cell office:value-type="float" office:value="1980">
            <text:p>1980</text:p>
          </table:table-cell>
          <table:table-cell office:value-type="float" office:value="1984">
            <text:p>1984</text:p>
          </table:table-cell>
        </table:table-row>
        <table:table-row table:style-name="ro1">
          <table:table-cell table:number-columns-repeated="2"/>
          <table:table-cell office:value-type="float" office:value="1988">
            <text:p>1988</text:p>
          </table:table-cell>
          <table:table-cell office:value-type="float" office:value="1804">
            <text:p>1804</text:p>
          </table:table-cell>
          <table:table-cell office:value-type="float" office:value="1992">
            <text:p>1992</text:p>
          </table:table-cell>
          <table:table-cell office:value-type="float" office:value="1996">
            <text:p>1996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table:number-columns-repeated="2"/>
          <table:table-cell office:value-type="float" office:value="2004">
            <text:p>2004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808">
            <text:p>1808</text:p>
          </table:table-cell>
          <table:table-cell office:value-type="float" office:value="1812">
            <text:p>1812</text:p>
          </table:table-cell>
        </table:table-row>
        <table:table-row table:style-name="ro1">
          <table:table-cell table:number-columns-repeated="2"/>
          <table:table-cell office:value-type="float" office:value="1816">
            <text:p>1816</text:p>
          </table:table-cell>
          <table:table-cell office:value-type="float" office:value="1820">
            <text:p>1820</text:p>
          </table:table-cell>
          <table:table-cell table:number-columns-repeated="3"/>
        </table:table-row>
        <table:table-row table:style-name="ro1">
          <table:table-cell table:formula="of:=[.C$443]" office:value-type="float" office:value="1973672910">
            <text:p>1973672910</text:p>
          </table:table-cell>
          <table:table-cell office:value-type="string">
            <text:p>Q0</text:p>
          </table:table-cell>
          <table:table-cell table:formula="of:=HYPERLINK(&quot;http://dbpedia.org/property/years&quot;)" office:value-type="string" office:string-value="http://dbpedia.org/property/years">
            <text:p>http://dbpedia.org/property/year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year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43]" office:value-type="float" office:value="1973672910">
            <text:p>1973672910</text:p>
          </table:table-cell>
          <table:table-cell office:value-type="string">
            <text:p>Q0</text:p>
          </table:table-cell>
          <table:table-cell table:formula="of:=HYPERLINK(&quot;http://dbpedia.org/ontology/formationYear&quot;)" office:value-type="string" office:string-value="http://dbpedia.org/ontology/formationYear">
            <text:p>http://dbpedia.org/ontology/formationYea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formation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43]" office:value-type="float" office:value="1973672910">
            <text:p>1973672910</text:p>
          </table:table-cell>
          <table:table-cell office:value-type="string">
            <text:p>Q0</text:p>
          </table:table-cell>
          <table:table-cell table:formula="of:=HYPERLINK(&quot;http://dbpedia.org/property/formed&quot;)" office:value-type="string" office:string-value="http://dbpedia.org/property/formed">
            <text:p>http://dbpedia.org/property/formed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formed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43]" office:value-type="float" office:value="1973672910">
            <text:p>1973672910</text:p>
          </table:table-cell>
          <table:table-cell office:value-type="string">
            <text:p>Q0</text:p>
          </table:table-cell>
          <table:table-cell table:formula="of:=HYPERLINK(&quot;http://dbpedia.org/property/start&quot;)" office:value-type="string" office:string-value="http://dbpedia.org/property/start">
            <text:p>http://dbpedia.org/property/start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start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43]" office:value-type="float" office:value="1973672910">
            <text:p>1973672910</text:p>
          </table:table-cell>
          <table:table-cell office:value-type="string">
            <text:p>Q0</text:p>
          </table:table-cell>
          <table:table-cell table:formula="of:=HYPERLINK(&quot;http://dbpedia.org/ontology/lastElectionDate&quot;)" office:value-type="string" office:string-value="http://dbpedia.org/ontology/lastElectionDate">
            <text:p>http://dbpedia.org/ontology/lastElection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lastElection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48489175">
            <text:p>148489175</text:p>
          </table:table-cell>
          <table:table-cell office:value-type="string">
            <text:p>governments</text:p>
          </table:table-cell>
          <table:table-cell table:formula="of:=HYPERLINK(&quot;http://en.wikipedia.org/wiki/List_of_Presidents_of_the_United_State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braham Lincoln</text:p>
          </table:table-cell>
          <table:table-cell office:value-type="string">
            <text:p>Andrew Jackson</text:p>
          </table:table-cell>
          <table:table-cell office:value-type="string">
            <text:p>Andrew Johnson</text:p>
          </table:table-cell>
          <table:table-cell office:value-type="string">
            <text:p>Barack Obama</text:p>
          </table:table-cell>
          <table:table-cell office:value-type="string">
            <text:p>Benjamin Harrison</text:p>
          </table:table-cell>
        </table:table-row>
        <table:table-row table:style-name="ro1">
          <table:table-cell table:number-columns-repeated="2"/>
          <table:table-cell office:value-type="string">
            <text:p>Bill Clinton</text:p>
          </table:table-cell>
          <table:table-cell office:value-type="string">
            <text:p>Calvin Coolidge</text:p>
          </table:table-cell>
          <table:table-cell office:value-type="string">
            <text:p>Chester A. Arthur</text:p>
          </table:table-cell>
          <table:table-cell office:value-type="string">
            <text:p>Dwight D. Eisenhower</text:p>
          </table:table-cell>
          <table:table-cell office:value-type="string">
            <text:p>Franklin D. Roosevelt</text:p>
          </table:table-cell>
        </table:table-row>
        <table:table-row table:style-name="ro1">
          <table:table-cell table:number-columns-repeated="2"/>
          <table:table-cell office:value-type="string">
            <text:p>Franklin Pierce</text:p>
          </table:table-cell>
          <table:table-cell office:value-type="string">
            <text:p>George H. W. Bush</text:p>
          </table:table-cell>
          <table:table-cell office:value-type="string">
            <text:p>George Washington</text:p>
          </table:table-cell>
          <table:table-cell office:value-type="string">
            <text:p>George W. Bush</text:p>
          </table:table-cell>
          <table:table-cell office:value-type="string">
            <text:p>Gerald Ford</text:p>
          </table:table-cell>
        </table:table-row>
        <table:table-row table:style-name="ro1">
          <table:table-cell table:number-columns-repeated="2"/>
          <table:table-cell office:value-type="string">
            <text:p>Grover Cleveland</text:p>
          </table:table-cell>
          <table:table-cell office:value-type="string">
            <text:p>Harry S. Truman</text:p>
          </table:table-cell>
          <table:table-cell office:value-type="string">
            <text:p>Herbert Hoover</text:p>
          </table:table-cell>
          <table:table-cell office:value-type="string">
            <text:p>James A. Garfield</text:p>
          </table:table-cell>
          <table:table-cell office:value-type="string">
            <text:p>James Buchanan</text:p>
          </table:table-cell>
        </table:table-row>
        <table:table-row table:style-name="ro1">
          <table:table-cell table:number-columns-repeated="2"/>
          <table:table-cell office:value-type="string">
            <text:p>James K. Polk</text:p>
          </table:table-cell>
          <table:table-cell office:value-type="string">
            <text:p>James Madison</text:p>
          </table:table-cell>
          <table:table-cell office:value-type="string">
            <text:p>James Monroe</text:p>
          </table:table-cell>
          <table:table-cell office:value-type="string">
            <text:p>Jimmy Carter</text:p>
          </table:table-cell>
          <table:table-cell office:value-type="string">
            <text:p>John Adams</text:p>
          </table:table-cell>
        </table:table-row>
        <table:table-row table:style-name="ro2">
          <table:table-cell table:number-columns-repeated="2"/>
          <table:table-cell office:value-type="string">
            <text:p>John F. Kennedy</text:p>
          </table:table-cell>
          <table:table-cell office:value-type="string">
            <text:p>John Quincy Adams</text:p>
          </table:table-cell>
          <table:table-cell office:value-type="string">
            <text:p>John Tyler</text:p>
          </table:table-cell>
          <table:table-cell office:value-type="string">
            <text:p>Lyndon B. Johnson</text:p>
          </table:table-cell>
          <table:table-cell office:value-type="string">
            <text:p>Martin Van Buren</text:p>
          </table:table-cell>
        </table:table-row>
        <table:table-row table:style-name="ro1">
          <table:table-cell table:number-columns-repeated="2"/>
          <table:table-cell office:value-type="string">
            <text:p>Millard Fillmore</text:p>
          </table:table-cell>
          <table:table-cell office:value-type="string">
            <text:p>Richard Nixon</text:p>
          </table:table-cell>
          <table:table-cell office:value-type="string">
            <text:p>Ronald Reagan</text:p>
          </table:table-cell>
          <table:table-cell office:value-type="string">
            <text:p>Rutherford B. Hayes</text:p>
          </table:table-cell>
          <table:table-cell office:value-type="string">
            <text:p>Theodore Roosevelt</text:p>
          </table:table-cell>
        </table:table-row>
        <table:table-row table:style-name="ro1">
          <table:table-cell table:number-columns-repeated="2"/>
          <table:table-cell office:value-type="string">
            <text:p>Thomas Jefferson</text:p>
          </table:table-cell>
          <table:table-cell office:value-type="string">
            <text:p>Ulysses S. Grant</text:p>
          </table:table-cell>
          <table:table-cell office:value-type="string">
            <text:p>Warren G. Harding</text:p>
          </table:table-cell>
          <table:table-cell office:value-type="string">
            <text:p>William Henry Harrison</text:p>
          </table:table-cell>
          <table:table-cell office:value-type="string">
            <text:p>William Howard Taft</text:p>
          </table:table-cell>
        </table:table-row>
        <table:table-row table:style-name="ro1">
          <table:table-cell table:number-columns-repeated="2"/>
          <table:table-cell office:value-type="string">
            <text:p>William McKinley</text:p>
          </table:table-cell>
          <table:table-cell office:value-type="string">
            <text:p>Woodrow Wilson</text:p>
          </table:table-cell>
          <table:table-cell office:value-type="string">
            <text:p>Zachary Taylor</text:p>
          </table:table-cell>
          <table:table-cell table:number-columns-repeated="2"/>
        </table:table-row>
        <table:table-row table:style-name="ro1">
          <table:table-cell table:formula="of:=[.C$462]" office:value-type="float" office:value="148489175">
            <text:p>148489175</text:p>
          </table:table-cell>
          <table:table-cell office:value-type="string">
            <text:p>Q0</text:p>
          </table:table-cell>
          <table:table-cell table:formula="of:=HYPERLINK(&quot;http://dbpedia.org/property/signedpresident&quot;)" office:value-type="string" office:string-value="http://dbpedia.org/property/signedpresident">
            <text:p>http://dbpedia.org/property/signedpresident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signedpresident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62]" office:value-type="float" office:value="148489175">
            <text:p>148489175</text:p>
          </table:table-cell>
          <table:table-cell office:value-type="string">
            <text:p>Q0</text:p>
          </table:table-cell>
          <table:table-cell table:formula="of:=HYPERLINK(&quot;http://dbpedia.org/property/president&quot;)" office:value-type="string" office:string-value="http://dbpedia.org/property/president">
            <text:p>http://dbpedia.org/property/president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president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62]" office:value-type="float" office:value="148489175">
            <text:p>148489175</text:p>
          </table:table-cell>
          <table:table-cell office:value-type="string">
            <text:p>Q0</text:p>
          </table:table-cell>
          <table:table-cell table:formula="of:=HYPERLINK(&quot;http://dbpedia.org/ontology/president&quot;)" office:value-type="string" office:string-value="http://dbpedia.org/ontology/president">
            <text:p>http://dbpedia.org/ontology/president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president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668711967">
            <text:p>1668711967</text:p>
          </table:table-cell>
          <table:table-cell office:value-type="string">
            <text:p>governments</text:p>
          </table:table-cell>
          <table:table-cell table:formula="of:=HYPERLINK(&quot;http://en.wikipedia.org/wiki/List_of_British_government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anningite and Whig</text:p>
          </table:table-cell>
          <table:table-cell office:value-type="string">
            <text:p>Coalition</text:p>
          </table:table-cell>
          <table:table-cell office:value-type="string">
            <text:p>Conservative</text:p>
          </table:table-cell>
          <table:table-cell office:value-type="string">
            <text:p>Conservative and Unionist</text:p>
          </table:table-cell>
          <table:table-cell office:value-type="string">
            <text:p>Labour</text:p>
          </table:table-cell>
        </table:table-row>
        <table:table-row table:style-name="ro2">
          <table:table-cell table:number-columns-repeated="2"/>
          <table:table-cell office:value-type="string">
            <text:p>Liberal</text:p>
          </table:table-cell>
          <table:table-cell office:value-type="string">
            <text:p>National</text:p>
          </table:table-cell>
          <table:table-cell office:value-type="string">
            <text:p>Tory</text:p>
          </table:table-cell>
          <table:table-cell office:value-type="string">
            <text:p>Whig</text:p>
          </table:table-cell>
          <table:table-cell office:value-type="string">
            <text:p>Whig and Peelite</text:p>
          </table:table-cell>
        </table:table-row>
        <table:table-row table:style-name="ro1">
          <table:table-cell table:formula="of:=[.C$476]" office:value-type="float" office:value="1668711967">
            <text:p>1668711967</text:p>
          </table:table-cell>
          <table:table-cell office:value-type="string">
            <text:p>Q0</text:p>
          </table:table-cell>
          <table:table-cell table:formula="of:=HYPERLINK(&quot;http://dbpedia.org/property/party&quot;)" office:value-type="string" office:string-value="http://dbpedia.org/property/party">
            <text:p>http://dbpedia.org/property/party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part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76]" office:value-type="float" office:value="1668711967">
            <text:p>1668711967</text:p>
          </table:table-cell>
          <table:table-cell office:value-type="string">
            <text:p>Q0</text:p>
          </table:table-cell>
          <table:table-cell table:formula="of:=HYPERLINK(&quot;http://dbpedia.org/ontology/party&quot;)" office:value-type="string" office:string-value="http://dbpedia.org/ontology/party">
            <text:p>http://dbpedia.org/ontology/party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part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76]" office:value-type="float" office:value="1668711967">
            <text:p>1668711967</text:p>
          </table:table-cell>
          <table:table-cell office:value-type="string">
            <text:p>Q0</text:p>
          </table:table-cell>
          <table:table-cell table:formula="of:=HYPERLINK(&quot;http://dbpedia.org/property/oppositionParty&quot;)" office:value-type="string" office:string-value="http://dbpedia.org/property/oppositionParty">
            <text:p>http://dbpedia.org/property/oppositionPart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oppositionPart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76]" office:value-type="float" office:value="1668711967">
            <text:p>1668711967</text:p>
          </table:table-cell>
          <table:table-cell office:value-type="string">
            <text:p>Q0</text:p>
          </table:table-cell>
          <table:table-cell table:formula="of:=HYPERLINK(&quot;http://dbpedia.org/property/politicalGroups&quot;)" office:value-type="string" office:string-value="http://dbpedia.org/property/politicalGroups">
            <text:p>http://dbpedia.org/property/politicalGroup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politicalGroup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76]" office:value-type="float" office:value="1668711967">
            <text:p>1668711967</text:p>
          </table:table-cell>
          <table:table-cell office:value-type="string">
            <text:p>Q0</text:p>
          </table:table-cell>
          <table:table-cell table:formula="of:=HYPERLINK(&quot;http://dbpedia.org/ontology/otherParty&quot;)" office:value-type="string" office:string-value="http://dbpedia.org/ontology/otherParty">
            <text:p>http://dbpedia.org/ontology/otherPart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otherPart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76]" office:value-type="float" office:value="1668711967">
            <text:p>1668711967</text:p>
          </table:table-cell>
          <table:table-cell office:value-type="string">
            <text:p>Q0</text:p>
          </table:table-cell>
          <table:table-cell table:formula="of:=HYPERLINK(&quot;http://dbpedia.org/ontology/politicalPartyInLegislature&quot;)" office:value-type="string" office:string-value="http://dbpedia.org/ontology/politicalPartyInLegislature">
            <text:p>http://dbpedia.org/ontology/politicalPartyInLegislatur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politicalPartyInLegislatur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76]" office:value-type="float" office:value="1668711967">
            <text:p>1668711967</text:p>
          </table:table-cell>
          <table:table-cell office:value-type="string">
            <text:p>Q0</text:p>
          </table:table-cell>
          <table:table-cell table:formula="of:=HYPERLINK(&quot;http://dbpedia.org/property/politicalParty&quot;)" office:value-type="string" office:string-value="http://dbpedia.org/property/politicalParty">
            <text:p>http://dbpedia.org/property/politicalPart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politicalPart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76]" office:value-type="float" office:value="1668711967">
            <text:p>1668711967</text:p>
          </table:table-cell>
          <table:table-cell office:value-type="string">
            <text:p>Q0</text:p>
          </table:table-cell>
          <table:table-cell table:formula="of:=HYPERLINK(&quot;http://dbpedia.org/ontology/politicalPartyOfLeader&quot;)" office:value-type="string" office:string-value="http://dbpedia.org/ontology/politicalPartyOfLeader">
            <text:p>http://dbpedia.org/ontology/politicalPartyOfLead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politicalPartyOfLead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76]" office:value-type="float" office:value="1668711967">
            <text:p>1668711967</text:p>
          </table:table-cell>
          <table:table-cell office:value-type="string">
            <text:p>Q0</text:p>
          </table:table-cell>
          <table:table-cell table:formula="of:=HYPERLINK(&quot;http://dbpedia.org/property/opponents&quot;)" office:value-type="string" office:string-value="http://dbpedia.org/property/opponents">
            <text:p>http://dbpedia.org/property/opponent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opponent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76]" office:value-type="float" office:value="1668711967">
            <text:p>1668711967</text:p>
          </table:table-cell>
          <table:table-cell office:value-type="string">
            <text:p>Q0</text:p>
          </table:table-cell>
          <table:table-cell table:formula="of:=HYPERLINK(&quot;http://dbpedia.org/property/ideology&quot;)" office:value-type="string" office:string-value="http://dbpedia.org/property/ideology">
            <text:p>http://dbpedia.org/property/ideolog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ideolog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76]" office:value-type="float" office:value="1668711967">
            <text:p>1668711967</text:p>
          </table:table-cell>
          <table:table-cell office:value-type="string">
            <text:p>Q0</text:p>
          </table:table-cell>
          <table:table-cell table:formula="of:=HYPERLINK(&quot;http://dbpedia.org/ontology/leader&quot;)" office:value-type="string" office:string-value="http://dbpedia.org/ontology/leader">
            <text:p>http://dbpedia.org/ontology/leader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lead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76]" office:value-type="float" office:value="1668711967">
            <text:p>1668711967</text:p>
          </table:table-cell>
          <table:table-cell office:value-type="string">
            <text:p>Q0</text:p>
          </table:table-cell>
          <table:table-cell table:formula="of:=HYPERLINK(&quot;http://dbpedia.org/ontology/president&quot;)" office:value-type="string" office:string-value="http://dbpedia.org/ontology/president">
            <text:p>http://dbpedia.org/ontology/president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president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76]" office:value-type="float" office:value="1668711967">
            <text:p>1668711967</text:p>
          </table:table-cell>
          <table:table-cell office:value-type="string">
            <text:p>Q0</text:p>
          </table:table-cell>
          <table:table-cell table:formula="of:=HYPERLINK(&quot;http://dbpedia.org/property/minister&quot;)" office:value-type="string" office:string-value="http://dbpedia.org/property/minister">
            <text:p>http://dbpedia.org/property/minister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minist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76]" office:value-type="float" office:value="1668711967">
            <text:p>1668711967</text:p>
          </table:table-cell>
          <table:table-cell office:value-type="string">
            <text:p>Q0</text:p>
          </table:table-cell>
          <table:table-cell table:formula="of:=HYPERLINK(&quot;http://dbpedia.org/property/partyName&quot;)" office:value-type="string" office:string-value="http://dbpedia.org/property/partyName">
            <text:p>http://dbpedia.org/property/partyNam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partyNam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976585275">
            <text:p>1976585275</text:p>
          </table:table-cell>
          <table:table-cell office:value-type="string">
            <text:p>governments</text:p>
          </table:table-cell>
          <table:table-cell table:formula="of:=HYPERLINK(&quot;http://en.wikipedia.org/wiki/List_of_British_government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ndrew Bonar Law</text:p>
          </table:table-cell>
          <table:table-cell office:value-type="string">
            <text:p>Arthur Balfour</text:p>
          </table:table-cell>
          <table:table-cell office:value-type="string">
            <text:p>Benjamin Disraeli</text:p>
          </table:table-cell>
          <table:table-cell office:value-type="string">
            <text:p>Clement Attlee</text:p>
          </table:table-cell>
          <table:table-cell office:value-type="string">
            <text:p>David Cameron</text:p>
          </table:table-cell>
        </table:table-row>
        <table:table-row table:style-name="ro1">
          <table:table-cell table:number-columns-repeated="2"/>
          <table:table-cell office:value-type="string">
            <text:p>David Lloyd George</text:p>
          </table:table-cell>
          <table:table-cell office:value-type="string">
            <text:p>Edward Heath</text:p>
          </table:table-cell>
          <table:table-cell office:value-type="string">
            <text:p>George Canning</text:p>
          </table:table-cell>
          <table:table-cell office:value-type="string">
            <text:p>George Grenville</text:p>
          </table:table-cell>
          <table:table-cell office:value-type="string">
            <text:p>Gordon Brown</text:p>
          </table:table-cell>
        </table:table-row>
        <table:table-row table:style-name="ro2">
          <table:table-cell table:number-columns-repeated="2"/>
          <table:table-cell office:value-type="string">
            <text:p>Harold Macmillan</text:p>
          </table:table-cell>
          <table:table-cell office:value-type="string">
            <text:p>Harold Wilson</text:p>
          </table:table-cell>
          <table:table-cell office:value-type="string">
            <text:p>Henry Addington</text:p>
          </table:table-cell>
          <table:table-cell office:value-type="string">
            <text:p>Henry Pelham</text:p>
          </table:table-cell>
          <table:table-cell office:value-type="string">
            <text:p>Herbert Henry Asquith</text:p>
          </table:table-cell>
        </table:table-row>
        <table:table-row table:style-name="ro1">
          <table:table-cell table:number-columns-repeated="2"/>
          <table:table-cell office:value-type="string">
            <text:p>James Callaghan</text:p>
          </table:table-cell>
          <table:table-cell office:value-type="string">
            <text:p>John Major</text:p>
          </table:table-cell>
          <table:table-cell office:value-type="string">
            <text:p>Lord John Russell</text:p>
          </table:table-cell>
          <table:table-cell office:value-type="string">
            <text:p>Lord North</text:p>
          </table:table-cell>
          <table:table-cell office:value-type="string">
            <text:p>Margaret Thatcher</text:p>
          </table:table-cell>
        </table:table-row>
        <table:table-row table:style-name="ro1">
          <table:table-cell table:number-columns-repeated="2"/>
          <table:table-cell office:value-type="string">
            <text:p>Neville Chamberlain</text:p>
          </table:table-cell>
          <table:table-cell office:value-type="string">
            <text:p>Ramsay MacDonald</text:p>
          </table:table-cell>
          <table:table-cell office:value-type="string">
            <text:p>Robert Harley</text:p>
          </table:table-cell>
          <table:table-cell office:value-type="string">
            <text:p>Sir Alec Douglas-Home</text:p>
          </table:table-cell>
          <table:table-cell office:value-type="string">
            <text:p>Sir Anthony Eden</text:p>
          </table:table-cell>
        </table:table-row>
        <table:table-row table:style-name="ro2">
          <table:table-cell table:number-columns-repeated="2"/>
          <table:table-cell office:value-type="string">
            <text:p>Sir Henry Campbell-Bannerman</text:p>
          </table:table-cell>
          <table:table-cell office:value-type="string">
            <text:p>Sir Robert Peel</text:p>
          </table:table-cell>
          <table:table-cell office:value-type="string">
            <text:p>Sir Robert Walpole</text:p>
          </table:table-cell>
          <table:table-cell office:value-type="string">
            <text:p>Sir Winston Churchill</text:p>
          </table:table-cell>
          <table:table-cell office:value-type="string">
            <text:p>Spencer Perceval</text:p>
          </table:table-cell>
        </table:table-row>
        <table:table-row table:style-name="ro1">
          <table:table-cell table:number-columns-repeated="2"/>
          <table:table-cell office:value-type="string">
            <text:p>Stanley Baldwin</text:p>
          </table:table-cell>
          <table:table-cell office:value-type="string">
            <text:p>The Duke of Devonshire</text:p>
          </table:table-cell>
          <table:table-cell office:value-type="string">
            <text:p>The Duke of Grafton</text:p>
          </table:table-cell>
          <table:table-cell office:value-type="string">
            <text:p>The Duke of Newcastle</text:p>
          </table:table-cell>
          <table:table-cell office:value-type="string">
            <text:p>The Duke of Portland</text:p>
          </table:table-cell>
        </table:table-row>
        <table:table-row table:style-name="ro2">
          <table:table-cell table:number-columns-repeated="2"/>
          <table:table-cell office:value-type="string">
            <text:p>The Duke of Wellington</text:p>
          </table:table-cell>
          <table:table-cell office:value-type="string">
            <text:p>The Earl Grey</text:p>
          </table:table-cell>
          <table:table-cell office:value-type="string">
            <text:p>The Earl of Aberdeen</text:p>
          </table:table-cell>
          <table:table-cell office:value-type="string">
            <text:p>The Earl of Bute</text:p>
          </table:table-cell>
          <table:table-cell office:value-type="string">
            <text:p>The Earl of Chatham</text:p>
          </table:table-cell>
        </table:table-row>
        <table:table-row table:style-name="ro2">
          <table:table-cell table:number-columns-repeated="2"/>
          <table:table-cell office:value-type="string">
            <text:p>The Earl of Derby</text:p>
          </table:table-cell>
          <table:table-cell office:value-type="string">
            <text:p>The Earl of Godolphin</text:p>
          </table:table-cell>
          <table:table-cell office:value-type="string">
            <text:p>The Earl of Liverpool</text:p>
          </table:table-cell>
          <table:table-cell office:value-type="string">
            <text:p>The Earl of Rosebery</text:p>
          </table:table-cell>
          <table:table-cell office:value-type="string">
            <text:p>The Earl of Shelburne</text:p>
          </table:table-cell>
        </table:table-row>
        <table:table-row table:style-name="ro2">
          <table:table-cell table:number-columns-repeated="2"/>
          <table:table-cell office:value-type="string">
            <text:p>The Earl of Wilmington</text:p>
          </table:table-cell>
          <table:table-cell office:value-type="string">
            <text:p>The Earl Russell</text:p>
          </table:table-cell>
          <table:table-cell office:value-type="string">
            <text:p>The Earl Stanhope</text:p>
          </table:table-cell>
          <table:table-cell office:value-type="string">
            <text:p>The Lord Grenville</text:p>
          </table:table-cell>
          <table:table-cell office:value-type="string">
            <text:p>The Marquess of Rockingham</text:p>
          </table:table-cell>
        </table:table-row>
        <table:table-row table:style-name="ro2">
          <table:table-cell table:number-columns-repeated="2"/>
          <table:table-cell office:value-type="string">
            <text:p>The Marquess of Salisbury</text:p>
          </table:table-cell>
          <table:table-cell office:value-type="string">
            <text:p>The Viscount Goderich</text:p>
          </table:table-cell>
          <table:table-cell office:value-type="string">
            <text:p>The Viscount Melbourne</text:p>
          </table:table-cell>
          <table:table-cell office:value-type="string">
            <text:p>The Viscount Townshend</text:p>
          </table:table-cell>
          <table:table-cell office:value-type="string">
            <text:p>Tony Blair</text:p>
          </table:table-cell>
        </table:table-row>
        <table:table-row table:style-name="ro1">
          <table:table-cell table:number-columns-repeated="2"/>
          <table:table-cell office:value-type="string">
            <text:p>Viscount Palmerston</text:p>
          </table:table-cell>
          <table:table-cell office:value-type="string">
            <text:p>William Ewart Gladstone</text:p>
          </table:table-cell>
          <table:table-cell office:value-type="string">
            <text:p>William Pitt the Younger</text:p>
          </table:table-cell>
          <table:table-cell office:value-type="string">
            <text:p>Winston Churchill</text:p>
          </table:table-cell>
          <table:table-cell/>
        </table:table-row>
        <table:table-row table:style-name="ro1">
          <table:table-cell table:formula="of:=[.C$494]" office:value-type="float" office:value="1976585275">
            <text:p>1976585275</text:p>
          </table:table-cell>
          <table:table-cell office:value-type="string">
            <text:p>Q0</text:p>
          </table:table-cell>
          <table:table-cell table:formula="of:=HYPERLINK(&quot;http://dbpedia.org/property/primeminister&quot;)" office:value-type="string" office:string-value="http://dbpedia.org/property/primeminister">
            <text:p>http://dbpedia.org/property/primeminist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primeminist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94]" office:value-type="float" office:value="1976585275">
            <text:p>1976585275</text:p>
          </table:table-cell>
          <table:table-cell office:value-type="string">
            <text:p>Q0</text:p>
          </table:table-cell>
          <table:table-cell table:formula="of:=HYPERLINK(&quot;http://dbpedia.org/ontology/primeMinister&quot;)" office:value-type="string" office:string-value="http://dbpedia.org/ontology/primeMinister">
            <text:p>http://dbpedia.org/ontology/primeMinist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primeMinist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494]" office:value-type="float" office:value="1976585275">
            <text:p>1976585275</text:p>
          </table:table-cell>
          <table:table-cell office:value-type="string">
            <text:p>Q0</text:p>
          </table:table-cell>
          <table:table-cell table:formula="of:=HYPERLINK(&quot;http://dbpedia.org/property/chairperson&quot;)" office:value-type="string" office:string-value="http://dbpedia.org/property/chairperson">
            <text:p>http://dbpedia.org/property/chairperson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chairperso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10809049">
            <text:p>110809049</text:p>
          </table:table-cell>
          <table:table-cell office:value-type="string">
            <text:p>movies</text:p>
          </table:table-cell>
          <table:table-cell table:formula="of:=HYPERLINK(&quot;http://en.wikipedia.org/wiki/AFI's_100_Years...100_Movie_Quote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lfonso Bedoya</text:p>
          </table:table-cell>
          <table:table-cell office:value-type="string">
            <text:p>Ali MacGraw</text:p>
          </table:table-cell>
          <table:table-cell office:value-type="string">
            <text:p>Al Jolson</text:p>
          </table:table-cell>
          <table:table-cell office:value-type="string">
            <text:p>Al Pacino</text:p>
          </table:table-cell>
          <table:table-cell office:value-type="string">
            <text:p>Andy Serkis</text:p>
          </table:table-cell>
        </table:table-row>
        <table:table-row table:style-name="ro2">
          <table:table-cell table:number-columns-repeated="2"/>
          <table:table-cell office:value-type="string">
            <text:p>Anthony Hopkins</text:p>
          </table:table-cell>
          <table:table-cell office:value-type="string">
            <text:p>Anthony Perkins</text:p>
          </table:table-cell>
          <table:table-cell office:value-type="string">
            <text:p>Arnold Schwarzenegger</text:p>
          </table:table-cell>
          <table:table-cell office:value-type="string">
            <text:p>Barbra Streisand</text:p>
          </table:table-cell>
          <table:table-cell office:value-type="string">
            <text:p>Basil Rathbone</text:p>
          </table:table-cell>
        </table:table-row>
        <table:table-row table:style-name="ro1">
          <table:table-cell table:number-columns-repeated="2"/>
          <table:table-cell office:value-type="string">
            <text:p>Bela Lugosi</text:p>
          </table:table-cell>
          <table:table-cell office:value-type="string">
            <text:p>Bette Davis</text:p>
          </table:table-cell>
          <table:table-cell office:value-type="string">
            <text:p>Bill Murray</text:p>
          </table:table-cell>
          <table:table-cell office:value-type="string">
            <text:p>Brandon De Wilde</text:p>
          </table:table-cell>
          <table:table-cell office:value-type="string">
            <text:p>Bud Abbott</text:p>
          </table:table-cell>
        </table:table-row>
        <table:table-row table:style-name="ro1">
          <table:table-cell table:number-columns-repeated="2"/>
          <table:table-cell office:value-type="string">
            <text:p>Charlton Heston</text:p>
          </table:table-cell>
          <table:table-cell office:value-type="string">
            <text:p>Cher</text:p>
          </table:table-cell>
          <table:table-cell office:value-type="string">
            <text:p>Clark Gable</text:p>
          </table:table-cell>
          <table:table-cell office:value-type="string">
            <text:p>Claude Rains</text:p>
          </table:table-cell>
          <table:table-cell office:value-type="string">
            <text:p>Clint Eastwood</text:p>
          </table:table-cell>
        </table:table-row>
        <table:table-row table:style-name="ro2">
          <table:table-cell table:number-columns-repeated="2"/>
          <table:table-cell office:value-type="string">
            <text:p>Colin Clive</text:p>
          </table:table-cell>
          <table:table-cell office:value-type="string">
            <text:p>Cuba Gooding, Jr.</text:p>
          </table:table-cell>
          <table:table-cell office:value-type="string">
            <text:p>Diane Keaton</text:p>
          </table:table-cell>
          <table:table-cell office:value-type="string">
            <text:p>Dustin Hoffman</text:p>
          </table:table-cell>
          <table:table-cell office:value-type="string">
            <text:p>Edward G. Robinson</text:p>
          </table:table-cell>
        </table:table-row>
        <table:table-row table:style-name="ro2">
          <table:table-cell table:number-columns-repeated="2"/>
          <table:table-cell office:value-type="string">
            <text:p>Estelle Reiner</text:p>
          </table:table-cell>
          <table:table-cell office:value-type="string">
            <text:p>Faye Dunaway</text:p>
          </table:table-cell>
          <table:table-cell office:value-type="string">
            <text:p>Gary Cooper</text:p>
          </table:table-cell>
          <table:table-cell office:value-type="string">
            <text:p>Gloria Swanson</text:p>
          </table:table-cell>
          <table:table-cell office:value-type="string">
            <text:p>Greta Garbo</text:p>
          </table:table-cell>
        </table:table-row>
        <table:table-row table:style-name="ro2">
          <table:table-cell table:number-columns-repeated="2"/>
          <table:table-cell office:value-type="string">
            <text:p>Groucho Marx</text:p>
          </table:table-cell>
          <table:table-cell office:value-type="string">
            <text:p>Haley Joel Osment</text:p>
          </table:table-cell>
          <table:table-cell office:value-type="string">
            <text:p>Harrison Ford</text:p>
          </table:table-cell>
          <table:table-cell office:value-type="string">
            <text:p>Humphrey Bogart</text:p>
          </table:table-cell>
          <table:table-cell office:value-type="string">
            <text:p>Ingrid Bergman</text:p>
          </table:table-cell>
        </table:table-row>
        <table:table-row table:style-name="ro2">
          <table:table-cell table:number-columns-repeated="2"/>
          <table:table-cell office:value-type="string">
            <text:p>Jack Nicholson</text:p>
          </table:table-cell>
          <table:table-cell office:value-type="string">
            <text:p>James Cagney</text:p>
          </table:table-cell>
          <table:table-cell office:value-type="string">
            <text:p>Joe E. Brown</text:p>
          </table:table-cell>
          <table:table-cell office:value-type="string">
            <text:p>Joe Mantell</text:p>
          </table:table-cell>
          <table:table-cell office:value-type="string">
            <text:p>John Belushi</text:p>
          </table:table-cell>
        </table:table-row>
        <table:table-row table:style-name="ro2">
          <table:table-cell table:number-columns-repeated="2"/>
          <table:table-cell office:value-type="string">
            <text:p>Judy Garland</text:p>
          </table:table-cell>
          <table:table-cell office:value-type="string">
            <text:p>Katharine Hepburn</text:p>
          </table:table-cell>
          <table:table-cell office:value-type="string">
            <text:p>Keir Dullea</text:p>
          </table:table-cell>
          <table:table-cell office:value-type="string">
            <text:p>Lauren Bacall</text:p>
          </table:table-cell>
          <table:table-cell office:value-type="string">
            <text:p>Laurence Olivier</text:p>
          </table:table-cell>
        </table:table-row>
        <table:table-row table:style-name="ro1">
          <table:table-cell table:number-columns-repeated="2"/>
          <table:table-cell office:value-type="string">
            <text:p>Leonardo DiCaprio</text:p>
          </table:table-cell>
          <table:table-cell office:value-type="string">
            <text:p>Mae West</text:p>
          </table:table-cell>
          <table:table-cell office:value-type="string">
            <text:p>Margaret Hamilton</text:p>
          </table:table-cell>
          <table:table-cell office:value-type="string">
            <text:p>Marlon Brando</text:p>
          </table:table-cell>
          <table:table-cell office:value-type="string">
            <text:p>Michael Douglas</text:p>
          </table:table-cell>
        </table:table-row>
        <table:table-row table:style-name="ro2">
          <table:table-cell table:number-columns-repeated="2"/>
          <table:table-cell office:value-type="string">
            <text:p>Oliver Hardy</text:p>
          </table:table-cell>
          <table:table-cell office:value-type="string">
            <text:p>Orson Welles</text:p>
          </table:table-cell>
          <table:table-cell office:value-type="string">
            <text:p>Patrick Swayze</text:p>
          </table:table-cell>
          <table:table-cell office:value-type="string">
            <text:p>Pat Welsh</text:p>
          </table:table-cell>
          <table:table-cell office:value-type="string">
            <text:p>Peter Finch</text:p>
          </table:table-cell>
        </table:table-row>
        <table:table-row table:style-name="ro2">
          <table:table-cell table:number-columns-repeated="2"/>
          <table:table-cell office:value-type="string">
            <text:p>Peter Sellers</text:p>
          </table:table-cell>
          <table:table-cell office:value-type="string">
            <text:p>Ray Liotta (voice)</text:p>
          </table:table-cell>
          <table:table-cell office:value-type="string">
            <text:p>Renée Zellweger</text:p>
          </table:table-cell>
          <table:table-cell office:value-type="string">
            <text:p>Robert Armstrong</text:p>
          </table:table-cell>
          <table:table-cell office:value-type="string">
            <text:p>Robert De Niro</text:p>
          </table:table-cell>
        </table:table-row>
        <table:table-row table:style-name="ro2">
          <table:table-cell table:number-columns-repeated="2"/>
          <table:table-cell office:value-type="string">
            <text:p>Robert Duvall</text:p>
          </table:table-cell>
          <table:table-cell office:value-type="string">
            <text:p>Robert Hays and Leslie Nielsen</text:p>
          </table:table-cell>
          <table:table-cell office:value-type="string">
            <text:p>Robin Williams</text:p>
          </table:table-cell>
          <table:table-cell office:value-type="string">
            <text:p>Rosalind Russell</text:p>
          </table:table-cell>
          <table:table-cell office:value-type="string">
            <text:p>Roy Scheider</text:p>
          </table:table-cell>
        </table:table-row>
        <table:table-row table:style-name="ro2">
          <table:table-cell table:number-columns-repeated="2"/>
          <table:table-cell office:value-type="string">
            <text:p>Sean Connery</text:p>
          </table:table-cell>
          <table:table-cell office:value-type="string">
            <text:p>Sidney Poitier</text:p>
          </table:table-cell>
          <table:table-cell office:value-type="string">
            <text:p>Strother Martin</text:p>
          </table:table-cell>
          <table:table-cell office:value-type="string">
            <text:p>Sylvester Stallone</text:p>
          </table:table-cell>
          <table:table-cell office:value-type="string">
            <text:p>Tom Cruise and Anthony Edwards</text:p>
          </table:table-cell>
        </table:table-row>
        <table:table-row table:style-name="ro2">
          <table:table-cell table:number-columns-repeated="2"/>
          <table:table-cell office:value-type="string">
            <text:p>Tom Hanks</text:p>
          </table:table-cell>
          <table:table-cell office:value-type="string">
            <text:p>Vivien Leigh</text:p>
          </table:table-cell>
          <table:table-cell office:value-type="string">
            <text:p>Walter Brooke</text:p>
          </table:table-cell>
          <table:table-cell office:value-type="string">
            <text:p>Warner Baxter</text:p>
          </table:table-cell>
          <table:table-cell office:value-type="string">
            <text:p>Warren Beatty</text:p>
          </table:table-cell>
        </table:table-row>
        <table:table-row table:style-name="ro1">
          <table:table-cell table:formula="of:=[.C$511]" office:value-type="float" office:value="110809049">
            <text:p>110809049</text:p>
          </table:table-cell>
          <table:table-cell office:value-type="string">
            <text:p>Q0</text:p>
          </table:table-cell>
          <table:table-cell table:formula="of:=HYPERLINK(&quot;http://dbpedia.org/property/starring&quot;)" office:value-type="string" office:string-value="http://dbpedia.org/property/starring">
            <text:p>http://dbpedia.org/property/starring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starring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511]" office:value-type="float" office:value="110809049">
            <text:p>110809049</text:p>
          </table:table-cell>
          <table:table-cell office:value-type="string">
            <text:p>Q0</text:p>
          </table:table-cell>
          <table:table-cell table:formula="of:=HYPERLINK(&quot;http://dbpedia.org/ontology/starring&quot;)" office:value-type="string" office:string-value="http://dbpedia.org/ontology/starring">
            <text:p>http://dbpedia.org/ontology/starring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starring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654605541">
            <text:p>654605541</text:p>
          </table:table-cell>
          <table:table-cell office:value-type="string">
            <text:p>movies</text:p>
          </table:table-cell>
          <table:table-cell table:formula="of:=HYPERLINK(&quot;http://en.wikipedia.org/wiki/AFI's_100_Years...100_Movie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5">
            <text:p>1915</text:p>
          </table:table-cell>
          <table:table-cell office:value-type="float" office:value="1916">
            <text:p>1916</text:p>
          </table:table-cell>
          <table:table-cell office:value-type="float" office:value="1925">
            <text:p>1925</text:p>
          </table:table-cell>
          <table:table-cell office:value-type="float" office:value="1926">
            <text:p>1926</text:p>
          </table:table-cell>
          <table:table-cell office:value-type="float" office:value="1927">
            <text:p>1927</text:p>
          </table:table-cell>
        </table:table-row>
        <table:table-row table:style-name="ro1">
          <table:table-cell table:number-columns-repeated="2"/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</table:table-row>
        <table:table-row table:style-name="ro1">
          <table:table-cell table:number-columns-repeated="2"/>
          <table:table-cell office:value-type="float" office:value="1936">
            <text:p>1936</text:p>
          </table:table-cell>
          <table:table-cell office:value-type="float" office:value="1937">
            <text:p>1937</text:p>
          </table:table-cell>
          <table:table-cell office:value-type="float" office:value="1938">
            <text:p>1938</text:p>
          </table:table-cell>
          <table:table-cell office:value-type="float" office:value="1939">
            <text:p>1939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table:number-columns-repeated="2"/>
          <table:table-cell office:value-type="float" office:value="1941">
            <text:p>1941</text:p>
          </table:table-cell>
          <table:table-cell office:value-type="float" office:value="1942">
            <text:p>1942</text:p>
          </table:table-cell>
          <table:table-cell office:value-type="float" office:value="1944">
            <text:p>1944</text:p>
          </table:table-cell>
          <table:table-cell office:value-type="float" office:value="1946">
            <text:p>1946</text:p>
          </table:table-cell>
          <table:table-cell office:value-type="float" office:value="1948">
            <text:p>1948</text:p>
          </table:table-cell>
        </table:table-row>
        <table:table-row table:style-name="ro1">
          <table:table-cell table:number-columns-repeated="2"/>
          <table:table-cell office:value-type="float" office:value="1949">
            <text:p>1949</text:p>
          </table:table-cell>
          <table:table-cell office:value-type="float" office:value="1950">
            <text:p>1950</text:p>
          </table:table-cell>
          <table:table-cell office:value-type="float" office:value="1951">
            <text:p>1951</text:p>
          </table:table-cell>
          <table:table-cell office:value-type="float" office:value="1952">
            <text:p>1952</text:p>
          </table:table-cell>
          <table:table-cell office:value-type="float" office:value="1953">
            <text:p>1953</text:p>
          </table:table-cell>
        </table:table-row>
        <table:table-row table:style-name="ro1">
          <table:table-cell table:number-columns-repeated="2"/>
          <table:table-cell office:value-type="float" office:value="1954">
            <text:p>1954</text:p>
          </table:table-cell>
          <table:table-cell office:value-type="float" office:value="1955">
            <text:p>1955</text:p>
          </table:table-cell>
          <table:table-cell office:value-type="float" office:value="1956">
            <text:p>1956</text:p>
          </table:table-cell>
          <table:table-cell office:value-type="float" office:value="1957">
            <text:p>1957</text:p>
          </table:table-cell>
          <table:table-cell office:value-type="float" office:value="1958">
            <text:p>1958</text:p>
          </table:table-cell>
        </table:table-row>
        <table:table-row table:style-name="ro1">
          <table:table-cell table:number-columns-repeated="2"/>
          <table:table-cell office:value-type="float" office:value="1959">
            <text:p>1959</text:p>
          </table:table-cell>
          <table:table-cell office:value-type="float" office:value="1960">
            <text:p>1960</text:p>
          </table:table-cell>
          <table:table-cell office:value-type="float" office:value="1961">
            <text:p>1961</text:p>
          </table:table-cell>
          <table:table-cell office:value-type="float" office:value="1962">
            <text:p>1962</text:p>
          </table:table-cell>
          <table:table-cell office:value-type="float" office:value="1964">
            <text:p>1964</text:p>
          </table:table-cell>
        </table:table-row>
        <table:table-row table:style-name="ro1">
          <table:table-cell table:number-columns-repeated="2"/>
          <table:table-cell office:value-type="float" office:value="1965">
            <text:p>1965</text:p>
          </table:table-cell>
          <table:table-cell office:value-type="float" office:value="1966">
            <text:p>1966</text:p>
          </table:table-cell>
          <table:table-cell office:value-type="float" office:value="1967">
            <text:p>1967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</table:table-row>
        <table:table-row table:style-name="ro1">
          <table:table-cell table:number-columns-repeated="2"/>
          <table:table-cell office:value-type="float" office:value="1970">
            <text:p>1970</text:p>
          </table:table-cell>
          <table:table-cell office:value-type="float" office:value="1971">
            <text:p>1971</text:p>
          </table:table-cell>
          <table:table-cell office:value-type="float" office:value="1972">
            <text:p>1972</text:p>
          </table:table-cell>
          <table:table-cell office:value-type="float" office:value="1973">
            <text:p>1973</text:p>
          </table:table-cell>
          <table:table-cell office:value-type="float" office:value="1974">
            <text:p>1974</text:p>
          </table:table-cell>
        </table:table-row>
        <table:table-row table:style-name="ro1">
          <table:table-cell table:number-columns-repeated="2"/>
          <table:table-cell office:value-type="float" office:value="1975">
            <text:p>1975</text:p>
          </table:table-cell>
          <table:table-cell office:value-type="float" office:value="1976">
            <text:p>1976</text:p>
          </table:table-cell>
          <table:table-cell office:value-type="float" office:value="1977">
            <text:p>1977</text:p>
          </table:table-cell>
          <table:table-cell office:value-type="float" office:value="1978">
            <text:p>1978</text:p>
          </table:table-cell>
          <table:table-cell office:value-type="float" office:value="1979">
            <text:p>1979</text:p>
          </table:table-cell>
        </table:table-row>
        <table:table-row table:style-name="ro1">
          <table:table-cell table:number-columns-repeated="2"/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office:value-type="float" office:value="1984">
            <text:p>1984</text:p>
          </table:table-cell>
          <table:table-cell office:value-type="float" office:value="1986">
            <text:p>1986</text:p>
          </table:table-cell>
        </table:table-row>
        <table:table-row table:style-name="ro1">
          <table:table-cell table:number-columns-repeated="2"/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</table:table-row>
        <table:table-row table:style-name="ro1">
          <table:table-cell table:number-columns-repeated="2"/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table:number-columns-repeated="2"/>
          <table:table-cell office:value-type="float" office:value="1999">
            <text:p>1999</text:p>
          </table:table-cell>
          <table:table-cell office:value-type="float" office:value="2001">
            <text:p>2001</text:p>
          </table:table-cell>
          <table:table-cell table:number-columns-repeated="3"/>
        </table:table-row>
        <table:table-row table:style-name="ro1">
          <table:table-cell table:formula="of:=[.C$530]" office:value-type="float" office:value="654605541">
            <text:p>654605541</text:p>
          </table:table-cell>
          <table:table-cell office:value-type="string">
            <text:p>Q0</text:p>
          </table:table-cell>
          <table:table-cell table:formula="of:=HYPERLINK(&quot;http://dbpedia.org/property/released&quot;)" office:value-type="string" office:string-value="http://dbpedia.org/property/released">
            <text:p>http://dbpedia.org/property/released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released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530]" office:value-type="float" office:value="654605541">
            <text:p>654605541</text:p>
          </table:table-cell>
          <table:table-cell office:value-type="string">
            <text:p>Q0</text:p>
          </table:table-cell>
          <table:table-cell table:formula="of:=HYPERLINK(&quot;http://dbpedia.org/ontology/releaseDate&quot;)" office:value-type="string" office:string-value="http://dbpedia.org/ontology/releaseDate">
            <text:p>http://dbpedia.org/ontology/releaseDat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release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530]" office:value-type="float" office:value="654605541">
            <text:p>654605541</text:p>
          </table:table-cell>
          <table:table-cell office:value-type="string">
            <text:p>Q0</text:p>
          </table:table-cell>
          <table:table-cell table:formula="of:=HYPERLINK(&quot;http://dbpedia.org/property/recorded&quot;)" office:value-type="string" office:string-value="http://dbpedia.org/property/recorded">
            <text:p>http://dbpedia.org/property/recorded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recorded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530]" office:value-type="float" office:value="654605541">
            <text:p>654605541</text:p>
          </table:table-cell>
          <table:table-cell office:value-type="string">
            <text:p>Q0</text:p>
          </table:table-cell>
          <table:table-cell table:formula="of:=HYPERLINK(&quot;http://dbpedia.org/property/firstAired&quot;)" office:value-type="string" office:string-value="http://dbpedia.org/property/firstAired">
            <text:p>http://dbpedia.org/property/firstAired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firstAired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530]" office:value-type="float" office:value="654605541">
            <text:p>654605541</text:p>
          </table:table-cell>
          <table:table-cell office:value-type="string">
            <text:p>Q0</text:p>
          </table:table-cell>
          <table:table-cell table:formula="of:=HYPERLINK(&quot;http://dbpedia.org/property/releaseDate&quot;)" office:value-type="string" office:string-value="http://dbpedia.org/property/releaseDate">
            <text:p>http://dbpedia.org/property/releaseDat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release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530]" office:value-type="float" office:value="654605541">
            <text:p>654605541</text:p>
          </table:table-cell>
          <table:table-cell office:value-type="string">
            <text:p>Q0</text:p>
          </table:table-cell>
          <table:table-cell table:formula="of:=HYPERLINK(&quot;http://dbpedia.org/property/year&quot;)" office:value-type="string" office:string-value="http://dbpedia.org/property/year">
            <text:p>http://dbpedia.org/property/year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530]" office:value-type="float" office:value="654605541">
            <text:p>654605541</text:p>
          </table:table-cell>
          <table:table-cell office:value-type="string">
            <text:p>Q0</text:p>
          </table:table-cell>
          <table:table-cell table:formula="of:=HYPERLINK(&quot;http://dbpedia.org/property/lastAired&quot;)" office:value-type="string" office:string-value="http://dbpedia.org/property/lastAired">
            <text:p>http://dbpedia.org/property/lastAired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lastAired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530]" office:value-type="float" office:value="654605541">
            <text:p>654605541</text:p>
          </table:table-cell>
          <table:table-cell office:value-type="string">
            <text:p>Q0</text:p>
          </table:table-cell>
          <table:table-cell table:formula="of:=HYPERLINK(&quot;http://dbpedia.org/property/originalairdate&quot;)" office:value-type="string" office:string-value="http://dbpedia.org/property/originalairdate">
            <text:p>http://dbpedia.org/property/originalair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originalair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530]" office:value-type="float" office:value="654605541">
            <text:p>654605541</text:p>
          </table:table-cell>
          <table:table-cell office:value-type="string">
            <text:p>Q0</text:p>
          </table:table-cell>
          <table:table-cell table:formula="of:=HYPERLINK(&quot;http://dbpedia.org/ontology/firstAirDate&quot;)" office:value-type="string" office:string-value="http://dbpedia.org/ontology/firstAirDate">
            <text:p>http://dbpedia.org/ontology/firstAir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firstAir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530]" office:value-type="float" office:value="654605541">
            <text:p>654605541</text:p>
          </table:table-cell>
          <table:table-cell office:value-type="string">
            <text:p>Q0</text:p>
          </table:table-cell>
          <table:table-cell table:formula="of:=HYPERLINK(&quot;http://dbpedia.org/property/completionDate&quot;)" office:value-type="string" office:string-value="http://dbpedia.org/property/completionDate">
            <text:p>http://dbpedia.org/property/completion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completion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530]" office:value-type="float" office:value="654605541">
            <text:p>654605541</text:p>
          </table:table-cell>
          <table:table-cell office:value-type="string">
            <text:p>Q0</text:p>
          </table:table-cell>
          <table:table-cell table:formula="of:=HYPERLINK(&quot;http://dbpedia.org/ontology/completionDate&quot;)" office:value-type="string" office:string-value="http://dbpedia.org/ontology/completionDate">
            <text:p>http://dbpedia.org/ontology/completion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completion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011013747">
            <text:p>1011013747</text:p>
          </table:table-cell>
          <table:table-cell office:value-type="string">
            <text:p>movies</text:p>
          </table:table-cell>
          <table:table-cell table:formula="of:=HYPERLINK(&quot;http://en.wikipedia.org/wiki/AFI's_100_Years...100_Movie_Quote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nnie Hall</text:p>
          </table:table-cell>
          <table:table-cell office:value-type="string">
            <text:p>Benjamin Braddock</text:p>
          </table:table-cell>
          <table:table-cell office:value-type="string">
            <text:p>Blanche DuBois</text:p>
          </table:table-cell>
          <table:table-cell office:value-type="string">
            <text:p>Captain</text:p>
          </table:table-cell>
          <table:table-cell office:value-type="string">
            <text:p>Capt. Geoffrey T. Spaulding</text:p>
          </table:table-cell>
        </table:table-row>
        <table:table-row table:style-name="ro2">
          <table:table-cell table:number-columns-repeated="2"/>
          <table:table-cell office:value-type="string">
            <text:p>Capt. Louis Renault</text:p>
          </table:table-cell>
          <table:table-cell office:value-type="string">
            <text:p>Carl Denham</text:p>
          </table:table-cell>
          <table:table-cell office:value-type="string">
            <text:p>Carl Spackler</text:p>
          </table:table-cell>
          <table:table-cell office:value-type="string">
            <text:p>Carol Anne Freeling</text:p>
          </table:table-cell>
          <table:table-cell office:value-type="string">
            <text:p>Charles Foster Kane</text:p>
          </table:table-cell>
        </table:table-row>
        <table:table-row table:style-name="ro2">
          <table:table-cell table:number-columns-repeated="2"/>
          <table:table-cell office:value-type="string">
            <text:p>Charlotte Vale</text:p>
          </table:table-cell>
          <table:table-cell office:value-type="string">
            <text:p>Clyde Barrow</text:p>
          </table:table-cell>
          <table:table-cell office:value-type="string">
            <text:p>Cole Sear</text:p>
          </table:table-cell>
          <table:table-cell office:value-type="string">
            <text:p>Col. Nathan R. Jessup</text:p>
          </table:table-cell>
          <table:table-cell office:value-type="string">
            <text:p>Count Dracula</text:p>
          </table:table-cell>
        </table:table-row>
        <table:table-row table:style-name="ro2">
          <table:table-cell table:number-columns-repeated="2"/>
          <table:table-cell office:value-type="string">
            <text:p>Customer</text:p>
          </table:table-cell>
          <table:table-cell office:value-type="string">
            <text:p>Dave Bowman</text:p>
          </table:table-cell>
          <table:table-cell office:value-type="string">
            <text:p>Det. Robert Thorn</text:p>
          </table:table-cell>
          <table:table-cell office:value-type="string">
            <text:p>Dexter</text:p>
          </table:table-cell>
          <table:table-cell office:value-type="string">
            <text:p>Dorothy Boyd</text:p>
          </table:table-cell>
        </table:table-row>
        <table:table-row table:style-name="ro2">
          <table:table-cell table:number-columns-repeated="2"/>
          <table:table-cell office:value-type="string">
            <text:p>Dorothy Gale</text:p>
          </table:table-cell>
          <table:table-cell office:value-type="string">
            <text:p>Dr. Christian Szell</text:p>
          </table:table-cell>
          <table:table-cell office:value-type="string">
            <text:p>E.T.</text:p>
          </table:table-cell>
          <table:table-cell office:value-type="string">
            <text:p>Ethel Thayer</text:p>
          </table:table-cell>
          <table:table-cell office:value-type="string">
            <text:p>Fanny Brice</text:p>
          </table:table-cell>
        </table:table-row>
        <table:table-row table:style-name="ro2">
          <table:table-cell table:number-columns-repeated="2"/>
          <table:table-cell office:value-type="string">
            <text:p>Forrest Gump</text:p>
          </table:table-cell>
          <table:table-cell office:value-type="string">
            <text:p>George M. Cohan</text:p>
          </table:table-cell>
          <table:table-cell office:value-type="string">
            <text:p>George Taylor</text:p>
          </table:table-cell>
          <table:table-cell office:value-type="string">
            <text:p>Gollum</text:p>
          </table:table-cell>
          <table:table-cell office:value-type="string">
            <text:p>Gordon Gekko</text:p>
          </table:table-cell>
        </table:table-row>
        <table:table-row table:style-name="ro2">
          <table:table-cell table:number-columns-repeated="2"/>
          <table:table-cell office:value-type="string">
            <text:p>Grusinskaya</text:p>
          </table:table-cell>
          <table:table-cell office:value-type="string">
            <text:p>Hannibal Lecter</text:p>
          </table:table-cell>
          <table:table-cell office:value-type="string">
            <text:p>Han Solo</text:p>
          </table:table-cell>
          <table:table-cell office:value-type="string">
            <text:p>Harry Callahan</text:p>
          </table:table-cell>
          <table:table-cell office:value-type="string">
            <text:p>Henry Frankenstein</text:p>
          </table:table-cell>
        </table:table-row>
        <table:table-row table:style-name="ro2">
          <table:table-cell table:number-columns-repeated="2"/>
          <table:table-cell office:value-type="string">
            <text:p>Howard Beale</text:p>
          </table:table-cell>
          <table:table-cell office:value-type="string">
            <text:p>Ilsa Lund</text:p>
          </table:table-cell>
          <table:table-cell office:value-type="string">
            <text:p>Jack Dawson</text:p>
          </table:table-cell>
          <table:table-cell office:value-type="string">
            <text:p>Jack Torrance</text:p>
          </table:table-cell>
          <table:table-cell office:value-type="string">
            <text:p>Jakie Rabinowitz/Jack Robin</text:p>
          </table:table-cell>
        </table:table-row>
        <table:table-row table:style-name="ro2">
          <table:table-cell table:number-columns-repeated="2"/>
          <table:table-cell office:value-type="string">
            <text:p>James Bond</text:p>
          </table:table-cell>
          <table:table-cell office:value-type="string">
            <text:p>Jennifer Cavilleri Barrett</text:p>
          </table:table-cell>
          <table:table-cell office:value-type="string">
            <text:p>Jim Lovell</text:p>
          </table:table-cell>
          <table:table-cell office:value-type="string">
            <text:p>Jimmy Dugan</text:p>
          </table:table-cell>
          <table:table-cell office:value-type="string">
            <text:p>Joan Crawford</text:p>
          </table:table-cell>
        </table:table-row>
        <table:table-row table:style-name="ro2">
          <table:table-cell table:number-columns-repeated="2"/>
          <table:table-cell office:value-type="string">
            <text:p>Joey Starrett</text:p>
          </table:table-cell>
          <table:table-cell office:value-type="string">
            <text:p>John Keating</text:p>
          </table:table-cell>
          <table:table-cell office:value-type="string">
            <text:p>Johnny Castle</text:p>
          </table:table-cell>
          <table:table-cell office:value-type="string">
            <text:p>Julian Marsh</text:p>
          </table:table-cell>
          <table:table-cell office:value-type="string">
            <text:p>Knute Rockne</text:p>
          </table:table-cell>
        </table:table-row>
        <table:table-row table:style-name="ro2">
          <table:table-cell table:number-columns-repeated="2"/>
          <table:table-cell office:value-type="string">
            <text:p>Lady Lou</text:p>
          </table:table-cell>
          <table:table-cell office:value-type="string">
            <text:p>Lawrence Walsh</text:p>
          </table:table-cell>
          <table:table-cell office:value-type="string">
            <text:p>Loretta Castorini</text:p>
          </table:table-cell>
          <table:table-cell office:value-type="string">
            <text:p>Lou Gehrig</text:p>
          </table:table-cell>
          <table:table-cell office:value-type="string">
            <text:p>Lt. Col. Bill Kilgore</text:p>
          </table:table-cell>
        </table:table-row>
        <table:table-row table:style-name="ro2">
          <table:table-cell table:number-columns-repeated="2"/>
          <table:table-cell office:value-type="string">
            <text:p>Mame Dennis</text:p>
          </table:table-cell>
          <table:table-cell office:value-type="string">
            <text:p>Margo Channing</text:p>
          </table:table-cell>
          <table:table-cell office:value-type="string">
            <text:p>Martin Brody</text:p>
          </table:table-cell>
          <table:table-cell office:value-type="string">
            <text:p>Michael Corleone</text:p>
          </table:table-cell>
          <table:table-cell office:value-type="string">
            <text:p>Mr. Maguire</text:p>
          </table:table-cell>
        </table:table-row>
        <table:table-row table:style-name="ro2">
          <table:table-cell table:number-columns-repeated="2"/>
          <table:table-cell office:value-type="string">
            <text:p>Norma Desmond</text:p>
          </table:table-cell>
          <table:table-cell office:value-type="string">
            <text:p>Norman Bates</text:p>
          </table:table-cell>
          <table:table-cell office:value-type="string">
            <text:p>Oliver</text:p>
          </table:table-cell>
          <table:table-cell office:value-type="string">
            <text:p>Osgood Fielding III</text:p>
          </table:table-cell>
          <table:table-cell office:value-type="string">
            <text:p>President Merkin Muffley</text:p>
          </table:table-cell>
        </table:table-row>
        <table:table-row table:style-name="ro2">
          <table:table-cell table:number-columns-repeated="2"/>
          <table:table-cell office:value-type="string">
            <text:p>Rhett Butler</text:p>
          </table:table-cell>
          <table:table-cell office:value-type="string">
            <text:p>Rick Blaine</text:p>
          </table:table-cell>
          <table:table-cell office:value-type="string">
            <text:p>Rocky Balboa</text:p>
          </table:table-cell>
          <table:table-cell office:value-type="string">
            <text:p>Rod Tidwell</text:p>
          </table:table-cell>
          <table:table-cell office:value-type="string">
            <text:p>Rosa Moline</text:p>
          </table:table-cell>
        </table:table-row>
        <table:table-row table:style-name="ro2">
          <table:table-cell table:number-columns-repeated="2"/>
          <table:table-cell office:value-type="string">
            <text:p>Sam Spade</text:p>
          </table:table-cell>
          <table:table-cell office:value-type="string">
            <text:p>Sherlock Holmes</text:p>
          </table:table-cell>
          <table:table-cell office:value-type="string">
            <text:p>Shoeless Joe Jackson</text:p>
          </table:table-cell>
          <table:table-cell office:value-type="string">
            <text:p>Sonny Wortzik</text:p>
          </table:table-cell>
          <table:table-cell office:value-type="string">
            <text:p>Stanley Kowalski</text:p>
          </table:table-cell>
        </table:table-row>
        <table:table-row table:style-name="ro2">
          <table:table-cell table:number-columns-repeated="2"/>
          <table:table-cell office:value-type="string">
            <text:p>Ted Striker and Dr. Rumack</text:p>
          </table:table-cell>
          <table:table-cell office:value-type="string">
            <text:p>Terry Malloy</text:p>
          </table:table-cell>
          <table:table-cell office:value-type="string">
            <text:p>The Terminator</text:p>
          </table:table-cell>
          <table:table-cell office:value-type="string">
            <text:p>Tony Montana</text:p>
          </table:table-cell>
          <table:table-cell office:value-type="string">
            <text:p>Travis Bickle</text:p>
          </table:table-cell>
        </table:table-row>
        <table:table-row table:style-name="ro2">
          <table:table-cell table:number-columns-repeated="2"/>
          <table:table-cell office:value-type="string">
            <text:p>Virgil Tibbs</text:p>
          </table:table-cell>
          <table:table-cell office:value-type="string">
            <text:p>Vito Corleone</text:p>
          </table:table-cell>
          <table:table-cell office:value-type="string">
            <text:p>Wicked Witch of the West</text:p>
          </table:table-cell>
          <table:table-cell table:number-columns-repeated="2"/>
        </table:table-row>
        <table:table-row table:style-name="ro1">
          <table:table-cell table:formula="of:=[.C$557]" office:value-type="float" office:value="1011013747">
            <text:p>1011013747</text:p>
          </table:table-cell>
          <table:table-cell office:value-type="string">
            <text:p>Q0</text:p>
          </table:table-cell>
          <table:table-cell table:formula="of:=HYPERLINK(&quot;http://xmlns.com/foaf/0.1/name&quot;)" office:value-type="string" office:string-value="http://xmlns.com/foaf/0.1/name">
            <text:p>http://xmlns.com/foaf/0.1/nam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xmlns.com%2Ffoaf%2F0.1%2Fnam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557]" office:value-type="float" office:value="1011013747">
            <text:p>1011013747</text:p>
          </table:table-cell>
          <table:table-cell office:value-type="string">
            <text:p>Q0</text:p>
          </table:table-cell>
          <table:table-cell table:formula="of:=HYPERLINK(&quot;http://dbpedia.org/property/name&quot;)" office:value-type="string" office:string-value="http://dbpedia.org/property/name">
            <text:p>http://dbpedia.org/property/nam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nam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560839038">
            <text:p>1560839038</text:p>
          </table:table-cell>
          <table:table-cell office:value-type="string">
            <text:p>movies</text:p>
          </table:table-cell>
          <table:table-cell table:formula="of:=HYPERLINK(&quot;http://en.wikipedia.org/wiki/AFI's_100_Years...100_Movies_(10th_Anniversary_Edition)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0th Century Fox</text:p>
          </table:table-cell>
          <table:table-cell office:value-type="string">
            <text:p>Allied Artists</text:p>
          </table:table-cell>
          <table:table-cell office:value-type="string">
            <text:p>Columbia</text:p>
          </table:table-cell>
          <table:table-cell office:value-type="string">
            <text:p>Columbia Pictures</text:p>
          </table:table-cell>
          <table:table-cell office:value-type="string">
            <text:p>Disney</text:p>
          </table:table-cell>
        </table:table-row>
        <table:table-row table:style-name="ro2">
          <table:table-cell table:number-columns-repeated="2"/>
          <table:table-cell office:value-type="string">
            <text:p>Pixal</text:p>
          </table:table-cell>
          <table:table-cell office:value-type="string">
            <text:p>DreamWorks</text:p>
          </table:table-cell>
          <table:table-cell office:value-type="string">
            <text:p>Horizon</text:p>
          </table:table-cell>
          <table:table-cell office:value-type="string">
            <text:p>Columbia</text:p>
          </table:table-cell>
          <table:table-cell office:value-type="string">
            <text:p>ITC Entertainment</text:p>
          </table:table-cell>
        </table:table-row>
        <table:table-row table:style-name="ro2">
          <table:table-cell table:number-columns-repeated="2"/>
          <table:table-cell office:value-type="string">
            <text:p>Metro-Goldwyn-Mayer</text:p>
          </table:table-cell>
          <table:table-cell office:value-type="string">
            <text:p>Miramax</text:p>
          </table:table-cell>
          <table:table-cell office:value-type="string">
            <text:p>New Line Cinema</text:p>
          </table:table-cell>
          <table:table-cell office:value-type="string">
            <text:p>Orion Pictures</text:p>
          </table:table-cell>
          <table:table-cell office:value-type="string">
            <text:p>Paramount</text:p>
          </table:table-cell>
        </table:table-row>
        <table:table-row table:style-name="ro1">
          <table:table-cell table:number-columns-repeated="2"/>
          <table:table-cell office:value-type="string">
            <text:p>RKO</text:p>
          </table:table-cell>
          <table:table-cell office:value-type="string">
            <text:p>Triangle</text:p>
          </table:table-cell>
          <table:table-cell office:value-type="string">
            <text:p>United Artists</text:p>
          </table:table-cell>
          <table:table-cell office:value-type="string">
            <text:p>Universal</text:p>
          </table:table-cell>
          <table:table-cell office:value-type="string">
            <text:p>Warner Brothers</text:p>
          </table:table-cell>
        </table:table-row>
        <table:table-row table:style-name="ro1">
          <table:table-cell table:formula="of:=[.C$578]" office:value-type="float" office:value="1560839038">
            <text:p>1560839038</text:p>
          </table:table-cell>
          <table:table-cell office:value-type="string">
            <text:p>Q0</text:p>
          </table:table-cell>
          <table:table-cell table:formula="of:=HYPERLINK(&quot;http://dbpedia.org/property/studio&quot;)" office:value-type="string" office:string-value="http://dbpedia.org/property/studio">
            <text:p>http://dbpedia.org/property/studio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studio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578]" office:value-type="float" office:value="1560839038">
            <text:p>1560839038</text:p>
          </table:table-cell>
          <table:table-cell office:value-type="string">
            <text:p>Q0</text:p>
          </table:table-cell>
          <table:table-cell table:formula="of:=HYPERLINK(&quot;http://dbpedia.org/property/distributor&quot;)" office:value-type="string" office:string-value="http://dbpedia.org/property/distributor">
            <text:p>http://dbpedia.org/property/distributo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distributo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578]" office:value-type="float" office:value="1560839038">
            <text:p>1560839038</text:p>
          </table:table-cell>
          <table:table-cell office:value-type="string">
            <text:p>Q0</text:p>
          </table:table-cell>
          <table:table-cell table:formula="of:=HYPERLINK(&quot;http://dbpedia.org/ontology/distributor&quot;)" office:value-type="string" office:string-value="http://dbpedia.org/ontology/distributor">
            <text:p>http://dbpedia.org/ontology/distributo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distributo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578]" office:value-type="float" office:value="1560839038">
            <text:p>1560839038</text:p>
          </table:table-cell>
          <table:table-cell office:value-type="string">
            <text:p>Q0</text:p>
          </table:table-cell>
          <table:table-cell table:formula="of:=HYPERLINK(&quot;http://dbpedia.org/property/producer&quot;)" office:value-type="string" office:string-value="http://dbpedia.org/property/producer">
            <text:p>http://dbpedia.org/property/produc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produc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578]" office:value-type="float" office:value="1560839038">
            <text:p>1560839038</text:p>
          </table:table-cell>
          <table:table-cell office:value-type="string">
            <text:p>Q0</text:p>
          </table:table-cell>
          <table:table-cell table:formula="of:=HYPERLINK(&quot;http://dbpedia.org/ontology/producer&quot;)" office:value-type="string" office:string-value="http://dbpedia.org/ontology/producer">
            <text:p>http://dbpedia.org/ontology/produc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produc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578]" office:value-type="float" office:value="1560839038">
            <text:p>1560839038</text:p>
          </table:table-cell>
          <table:table-cell office:value-type="string">
            <text:p>Q0</text:p>
          </table:table-cell>
          <table:table-cell table:formula="of:=HYPERLINK(&quot;http://dbpedia.org/property/productionCompany&quot;)" office:value-type="string" office:string-value="http://dbpedia.org/property/productionCompany">
            <text:p>http://dbpedia.org/property/productionCompany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productionCompan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578]" office:value-type="float" office:value="1560839038">
            <text:p>1560839038</text:p>
          </table:table-cell>
          <table:table-cell office:value-type="string">
            <text:p>Q0</text:p>
          </table:table-cell>
          <table:table-cell table:formula="of:=HYPERLINK(&quot;http://dbpedia.org/property/distributedBy&quot;)" office:value-type="string" office:string-value="http://dbpedia.org/property/distributedBy">
            <text:p>http://dbpedia.org/property/distributedBy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distributedB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888395491">
            <text:p>1888395491</text:p>
          </table:table-cell>
          <table:table-cell office:value-type="string">
            <text:p>movies</text:p>
          </table:table-cell>
          <table:table-cell table:formula="of:=HYPERLINK(&quot;http://en.wikipedia.org/wiki/List_of_films_considered_the_best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lexander Dovzhenko</text:p>
          </table:table-cell>
          <table:table-cell office:value-type="string">
            <text:p>Carl Theodor Dreyer</text:p>
          </table:table-cell>
          <table:table-cell office:value-type="string">
            <text:p>Charles Chaplin</text:p>
          </table:table-cell>
          <table:table-cell office:value-type="string">
            <text:p>D. W. Griffith</text:p>
          </table:table-cell>
          <table:table-cell office:value-type="string">
            <text:p>Erich von Stroheim</text:p>
          </table:table-cell>
        </table:table-row>
        <table:table-row table:style-name="ro2">
          <table:table-cell table:number-columns-repeated="2"/>
          <table:table-cell office:value-type="string">
            <text:p>F.W. Murnau</text:p>
          </table:table-cell>
          <table:table-cell office:value-type="string">
            <text:p>Jean Renoir</text:p>
          </table:table-cell>
          <table:table-cell office:value-type="string">
            <text:p>Orson Welles</text:p>
          </table:table-cell>
          <table:table-cell office:value-type="string">
            <text:p>Robert Wiene</text:p>
          </table:table-cell>
          <table:table-cell office:value-type="string">
            <text:p>Sergei Eisenstein</text:p>
          </table:table-cell>
        </table:table-row>
        <table:table-row table:style-name="ro2">
          <table:table-cell table:number-columns-repeated="2"/>
          <table:table-cell office:value-type="string">
            <text:p>Vittorio De Sica</text:p>
          </table:table-cell>
          <table:table-cell office:value-type="string">
            <text:p>Vsevolod Pudovkin</text:p>
          </table:table-cell>
          <table:table-cell table:number-columns-repeated="3"/>
        </table:table-row>
        <table:table-row table:style-name="ro1">
          <table:table-cell table:formula="of:=[.C$591]" office:value-type="float" office:value="1888395491">
            <text:p>1888395491</text:p>
          </table:table-cell>
          <table:table-cell office:value-type="string">
            <text:p>Q0</text:p>
          </table:table-cell>
          <table:table-cell table:formula="of:=HYPERLINK(&quot;http://dbpedia.org/property/writer&quot;)" office:value-type="string" office:string-value="http://dbpedia.org/property/writer">
            <text:p>http://dbpedia.org/property/writ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writ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591]" office:value-type="float" office:value="1888395491">
            <text:p>1888395491</text:p>
          </table:table-cell>
          <table:table-cell office:value-type="string">
            <text:p>Q0</text:p>
          </table:table-cell>
          <table:table-cell table:formula="of:=HYPERLINK(&quot;http://dbpedia.org/property/director&quot;)" office:value-type="string" office:string-value="http://dbpedia.org/property/director">
            <text:p>http://dbpedia.org/property/directo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directo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591]" office:value-type="float" office:value="1888395491">
            <text:p>1888395491</text:p>
          </table:table-cell>
          <table:table-cell office:value-type="string">
            <text:p>Q0</text:p>
          </table:table-cell>
          <table:table-cell table:formula="of:=HYPERLINK(&quot;http://dbpedia.org/ontology/director&quot;)" office:value-type="string" office:string-value="http://dbpedia.org/ontology/director">
            <text:p>http://dbpedia.org/ontology/directo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directo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591]" office:value-type="float" office:value="1888395491">
            <text:p>1888395491</text:p>
          </table:table-cell>
          <table:table-cell office:value-type="string">
            <text:p>Q0</text:p>
          </table:table-cell>
          <table:table-cell table:formula="of:=HYPERLINK(&quot;http://dbpedia.org/ontology/writer&quot;)" office:value-type="string" office:string-value="http://dbpedia.org/ontology/writer">
            <text:p>http://dbpedia.org/ontology/writ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writ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802054300">
            <text:p>1802054300</text:p>
          </table:table-cell>
          <table:table-cell office:value-type="string">
            <text:p>music albums</text:p>
          </table:table-cell>
          <table:table-cell table:formula="of:=HYPERLINK(&quot;http://en.wikipedia.org/wiki/List_of_best-selling_album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7">
            <text:p>1967</text:p>
          </table:table-cell>
          <table:table-cell office:value-type="float" office:value="1969">
            <text:p>1969</text:p>
          </table:table-cell>
          <table:table-cell office:value-type="float" office:value="1971">
            <text:p>1971</text:p>
          </table:table-cell>
          <table:table-cell office:value-type="float" office:value="1976">
            <text:p>1976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table:number-columns-repeated="2"/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office:value-type="float" office:value="1987">
            <text:p>1987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</table:table-row>
        <table:table-row table:style-name="ro1">
          <table:table-cell table:number-columns-repeated="2"/>
          <table:table-cell office:value-type="float" office:value="1993">
            <text:p>1993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table:formula="of:=[.C$600]" office:value-type="float" office:value="1802054300">
            <text:p>1802054300</text:p>
          </table:table-cell>
          <table:table-cell office:value-type="string">
            <text:p>Q0</text:p>
          </table:table-cell>
          <table:table-cell table:formula="of:=HYPERLINK(&quot;http://dbpedia.org/property/year&quot;)" office:value-type="string" office:string-value="http://dbpedia.org/property/year">
            <text:p>http://dbpedia.org/property/year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00]" office:value-type="float" office:value="1802054300">
            <text:p>1802054300</text:p>
          </table:table-cell>
          <table:table-cell office:value-type="string">
            <text:p>Q0</text:p>
          </table:table-cell>
          <table:table-cell table:formula="of:=HYPERLINK(&quot;http://dbpedia.org/property/relyear&quot;)" office:value-type="string" office:string-value="http://dbpedia.org/property/relyear">
            <text:p>http://dbpedia.org/property/relyea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rel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00]" office:value-type="float" office:value="1802054300">
            <text:p>1802054300</text:p>
          </table:table-cell>
          <table:table-cell office:value-type="string">
            <text:p>Q0</text:p>
          </table:table-cell>
          <table:table-cell table:formula="of:=HYPERLINK(&quot;http://dbpedia.org/ontology/releaseDate&quot;)" office:value-type="string" office:string-value="http://dbpedia.org/ontology/releaseDate">
            <text:p>http://dbpedia.org/ontology/releaseDat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release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00]" office:value-type="float" office:value="1802054300">
            <text:p>1802054300</text:p>
          </table:table-cell>
          <table:table-cell office:value-type="string">
            <text:p>Q0</text:p>
          </table:table-cell>
          <table:table-cell table:formula="of:=HYPERLINK(&quot;http://dbpedia.org/ontology/recordDate&quot;)" office:value-type="string" office:string-value="http://dbpedia.org/ontology/recordDate">
            <text:p>http://dbpedia.org/ontology/record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record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00]" office:value-type="float" office:value="1802054300">
            <text:p>1802054300</text:p>
          </table:table-cell>
          <table:table-cell office:value-type="string">
            <text:p>Q0</text:p>
          </table:table-cell>
          <table:table-cell table:formula="of:=HYPERLINK(&quot;http://dbpedia.org/ontology/recordedIn&quot;)" office:value-type="string" office:string-value="http://dbpedia.org/ontology/recordedIn">
            <text:p>http://dbpedia.org/ontology/recordedIn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recordedI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00]" office:value-type="float" office:value="1802054300">
            <text:p>1802054300</text:p>
          </table:table-cell>
          <table:table-cell office:value-type="string">
            <text:p>Q0</text:p>
          </table:table-cell>
          <table:table-cell table:formula="of:=HYPERLINK(&quot;http://dbpedia.org/property/released&quot;)" office:value-type="string" office:string-value="http://dbpedia.org/property/released">
            <text:p>http://dbpedia.org/property/released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released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00]" office:value-type="float" office:value="1802054300">
            <text:p>1802054300</text:p>
          </table:table-cell>
          <table:table-cell office:value-type="string">
            <text:p>Q0</text:p>
          </table:table-cell>
          <table:table-cell table:formula="of:=HYPERLINK(&quot;http://dbpedia.org/property/recorded&quot;)" office:value-type="string" office:string-value="http://dbpedia.org/property/recorded">
            <text:p>http://dbpedia.org/property/recorded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recorded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00]" office:value-type="float" office:value="1802054300">
            <text:p>1802054300</text:p>
          </table:table-cell>
          <table:table-cell office:value-type="string">
            <text:p>Q0</text:p>
          </table:table-cell>
          <table:table-cell table:formula="of:=HYPERLINK(&quot;http://dbpedia.org/property/firstAired&quot;)" office:value-type="string" office:string-value="http://dbpedia.org/property/firstAired">
            <text:p>http://dbpedia.org/property/firstAired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firstAired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00]" office:value-type="float" office:value="1802054300">
            <text:p>1802054300</text:p>
          </table:table-cell>
          <table:table-cell office:value-type="string">
            <text:p>Q0</text:p>
          </table:table-cell>
          <table:table-cell table:formula="of:=HYPERLINK(&quot;http://dbpedia.org/ontology/firstAirDate&quot;)" office:value-type="string" office:string-value="http://dbpedia.org/ontology/firstAirDate">
            <text:p>http://dbpedia.org/ontology/firstAir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firstAir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00]" office:value-type="float" office:value="1802054300">
            <text:p>1802054300</text:p>
          </table:table-cell>
          <table:table-cell office:value-type="string">
            <text:p>Q0</text:p>
          </table:table-cell>
          <table:table-cell table:formula="of:=HYPERLINK(&quot;http://dbpedia.org/ontology/completionDate&quot;)" office:value-type="string" office:string-value="http://dbpedia.org/ontology/completionDate">
            <text:p>http://dbpedia.org/ontology/completion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completion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00]" office:value-type="float" office:value="1802054300">
            <text:p>1802054300</text:p>
          </table:table-cell>
          <table:table-cell office:value-type="string">
            <text:p>Q0</text:p>
          </table:table-cell>
          <table:table-cell table:formula="of:=HYPERLINK(&quot;http://dbpedia.org/property/releaseDate&quot;)" office:value-type="string" office:string-value="http://dbpedia.org/property/releaseDate">
            <text:p>http://dbpedia.org/property/release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release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00]" office:value-type="float" office:value="1802054300">
            <text:p>1802054300</text:p>
          </table:table-cell>
          <table:table-cell office:value-type="string">
            <text:p>Q0</text:p>
          </table:table-cell>
          <table:table-cell table:formula="of:=HYPERLINK(&quot;http://dbpedia.org/property/originalairdate&quot;)" office:value-type="string" office:string-value="http://dbpedia.org/property/originalairdate">
            <text:p>http://dbpedia.org/property/originalair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originalair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00]" office:value-type="float" office:value="1802054300">
            <text:p>1802054300</text:p>
          </table:table-cell>
          <table:table-cell office:value-type="string">
            <text:p>Q0</text:p>
          </table:table-cell>
          <table:table-cell table:formula="of:=HYPERLINK(&quot;http://dbpedia.org/property/pubDate&quot;)" office:value-type="string" office:string-value="http://dbpedia.org/property/pubDate">
            <text:p>http://dbpedia.org/property/pub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pub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00]" office:value-type="float" office:value="1802054300">
            <text:p>1802054300</text:p>
          </table:table-cell>
          <table:table-cell office:value-type="string">
            <text:p>Q0</text:p>
          </table:table-cell>
          <table:table-cell table:formula="of:=HYPERLINK(&quot;http://dbpedia.org/ontology/publicationDate&quot;)" office:value-type="string" office:string-value="http://dbpedia.org/ontology/publicationDate">
            <text:p>http://dbpedia.org/ontology/publicationDat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publication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00]" office:value-type="float" office:value="1802054300">
            <text:p>1802054300</text:p>
          </table:table-cell>
          <table:table-cell office:value-type="string">
            <text:p>Q0</text:p>
          </table:table-cell>
          <table:table-cell table:formula="of:=HYPERLINK(&quot;http://dbpedia.org/ontology/firstPublicationYear&quot;)" office:value-type="string" office:string-value="http://dbpedia.org/ontology/firstPublicationYear">
            <text:p>http://dbpedia.org/ontology/firstPublicationYear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firstPublicationYea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00]" office:value-type="float" office:value="1802054300">
            <text:p>1802054300</text:p>
          </table:table-cell>
          <table:table-cell office:value-type="string">
            <text:p>Q0</text:p>
          </table:table-cell>
          <table:table-cell table:formula="of:=HYPERLINK(&quot;http://dbpedia.org/property/firstReleaseDate&quot;)" office:value-type="string" office:string-value="http://dbpedia.org/property/firstReleaseDate">
            <text:p>http://dbpedia.org/property/firstReleaseDat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firstReleaseDat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855073163">
            <text:p>855073163</text:p>
          </table:table-cell>
          <table:table-cell office:value-type="string">
            <text:p>music albums</text:p>
          </table:table-cell>
          <table:table-cell table:formula="of:=HYPERLINK(&quot;http://en.wikipedia.org/wiki/List_of_best-selling_album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hania Twain</text:p>
          </table:table-cell>
          <table:table-cell office:value-type="string">
            <text:p>Led Zeppelin</text:p>
          </table:table-cell>
          <table:table-cell office:value-type="string">
            <text:p>Meat Loaf</text:p>
          </table:table-cell>
          <table:table-cell office:value-type="string">
            <text:p>Alanis Morissette</text:p>
          </table:table-cell>
          <table:table-cell office:value-type="string">
            <text:p>The Beatles</text:p>
          </table:table-cell>
        </table:table-row>
        <table:table-row table:style-name="ro2">
          <table:table-cell table:number-columns-repeated="2"/>
          <table:table-cell office:value-type="string">
            <text:p>Eagles</text:p>
          </table:table-cell>
          <table:table-cell office:value-type="string">
            <text:p>Mariah Carey</text:p>
          </table:table-cell>
          <table:table-cell office:value-type="string">
            <text:p>Bruce Springsteen</text:p>
          </table:table-cell>
          <table:table-cell office:value-type="string">
            <text:p>Celine Dion</text:p>
          </table:table-cell>
          <table:table-cell office:value-type="string">
            <text:p>Dire Straits</text:p>
          </table:table-cell>
        </table:table-row>
        <table:table-row table:style-name="ro2">
          <table:table-cell table:number-columns-repeated="2"/>
          <table:table-cell office:value-type="string">
            <text:p>Whitney Houston</text:p>
          </table:table-cell>
          <table:table-cell office:value-type="string">
            <text:p>James Horner</text:p>
          </table:table-cell>
          <table:table-cell office:value-type="string">
            <text:p>Madonna</text:p>
          </table:table-cell>
          <table:table-cell office:value-type="string">
            <text:p>Metallica</text:p>
          </table:table-cell>
          <table:table-cell office:value-type="string">
            <text:p>Michael Jackson</text:p>
          </table:table-cell>
        </table:table-row>
        <table:table-row table:style-name="ro1">
          <table:table-cell table:number-columns-repeated="2"/>
          <table:table-cell office:value-type="string">
            <text:p>Pink Floyd</text:p>
          </table:table-cell>
          <table:table-cell office:value-type="string">
            <text:p>Santana</text:p>
          </table:table-cell>
          <table:table-cell office:value-type="string">
            <text:p>Guns and Roses</text:p>
          </table:table-cell>
          <table:table-cell table:number-columns-repeated="2"/>
        </table:table-row>
        <table:table-row table:style-name="ro1">
          <table:table-cell table:formula="of:=[.C$621]" office:value-type="float" office:value="855073163">
            <text:p>855073163</text:p>
          </table:table-cell>
          <table:table-cell office:value-type="string">
            <text:p>Q0</text:p>
          </table:table-cell>
          <table:table-cell table:formula="of:=HYPERLINK(&quot;http://dbpedia.org/property/artist&quot;)" office:value-type="string" office:string-value="http://dbpedia.org/property/artist">
            <text:p>http://dbpedia.org/property/artist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artist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21]" office:value-type="float" office:value="855073163">
            <text:p>855073163</text:p>
          </table:table-cell>
          <table:table-cell office:value-type="string">
            <text:p>Q0</text:p>
          </table:table-cell>
          <table:table-cell table:formula="of:=HYPERLINK(&quot;http://dbpedia.org/ontology/artist&quot;)" office:value-type="string" office:string-value="http://dbpedia.org/ontology/artist">
            <text:p>http://dbpedia.org/ontology/artist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artist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21]" office:value-type="float" office:value="855073163">
            <text:p>855073163</text:p>
          </table:table-cell>
          <table:table-cell office:value-type="string">
            <text:p>Q0</text:p>
          </table:table-cell>
          <table:table-cell table:formula="of:=HYPERLINK(&quot;http://dbpedia.org/ontology/musicalArtist&quot;)" office:value-type="string" office:string-value="http://dbpedia.org/ontology/musicalArtist">
            <text:p>http://dbpedia.org/ontology/musicalArtist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musicalArtist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21]" office:value-type="float" office:value="855073163">
            <text:p>855073163</text:p>
          </table:table-cell>
          <table:table-cell office:value-type="string">
            <text:p>Q0</text:p>
          </table:table-cell>
          <table:table-cell table:formula="of:=HYPERLINK(&quot;http://dbpedia.org/property/writer&quot;)" office:value-type="string" office:string-value="http://dbpedia.org/property/writer">
            <text:p>http://dbpedia.org/property/writ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writ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21]" office:value-type="float" office:value="855073163">
            <text:p>855073163</text:p>
          </table:table-cell>
          <table:table-cell office:value-type="string">
            <text:p>Q0</text:p>
          </table:table-cell>
          <table:table-cell table:formula="of:=HYPERLINK(&quot;http://dbpedia.org/ontology/writer&quot;)" office:value-type="string" office:string-value="http://dbpedia.org/ontology/writer">
            <text:p>http://dbpedia.org/ontology/writ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writ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21]" office:value-type="float" office:value="855073163">
            <text:p>855073163</text:p>
          </table:table-cell>
          <table:table-cell office:value-type="string">
            <text:p>Q0</text:p>
          </table:table-cell>
          <table:table-cell table:formula="of:=HYPERLINK(&quot;http://dbpedia.org/ontology/musicComposer&quot;)" office:value-type="string" office:string-value="http://dbpedia.org/ontology/musicComposer">
            <text:p>http://dbpedia.org/ontology/musicComposer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musicCompos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21]" office:value-type="float" office:value="855073163">
            <text:p>855073163</text:p>
          </table:table-cell>
          <table:table-cell office:value-type="string">
            <text:p>Q0</text:p>
          </table:table-cell>
          <table:table-cell table:formula="of:=HYPERLINK(&quot;http://dbpedia.org/property/author&quot;)" office:value-type="string" office:string-value="http://dbpedia.org/property/author">
            <text:p>http://dbpedia.org/property/autho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autho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21]" office:value-type="float" office:value="855073163">
            <text:p>855073163</text:p>
          </table:table-cell>
          <table:table-cell office:value-type="string">
            <text:p>Q0</text:p>
          </table:table-cell>
          <table:table-cell table:formula="of:=HYPERLINK(&quot;http://dbpedia.org/property/writer(s)_&quot;)" office:value-type="string" office:string-value="http://dbpedia.org/property/writer(s)_">
            <text:p>http://dbpedia.org/property/writer(s)_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writer%28s%29_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21]" office:value-type="float" office:value="855073163">
            <text:p>855073163</text:p>
          </table:table-cell>
          <table:table-cell office:value-type="string">
            <text:p>Q0</text:p>
          </table:table-cell>
          <table:table-cell table:formula="of:=HYPERLINK(&quot;http://dbpedia.org/ontology/author&quot;)" office:value-type="string" office:string-value="http://dbpedia.org/ontology/author">
            <text:p>http://dbpedia.org/ontology/autho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autho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125380335">
            <text:p>2125380335</text:p>
          </table:table-cell>
          <table:table-cell office:value-type="string">
            <text:p>musical instruments</text:p>
          </table:table-cell>
          <table:table-cell table:formula="of:=HYPERLINK(&quot;http://en.wikipedia.org/wiki/List_of_musical_instrument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ncient civilizations</text:p>
          </table:table-cell>
          <table:table-cell office:value-type="string">
            <text:p>Ancient Rome</text:p>
          </table:table-cell>
          <table:table-cell office:value-type="string">
            <text:p>Arabia</text:p>
          </table:table-cell>
          <table:table-cell office:value-type="string">
            <text:p>Armenia</text:p>
          </table:table-cell>
          <table:table-cell office:value-type="string">
            <text:p>Australia</text:p>
          </table:table-cell>
        </table:table-row>
        <table:table-row table:style-name="ro1">
          <table:table-cell table:number-columns-repeated="2"/>
          <table:table-cell office:value-type="string">
            <text:p>Azerbaijan</text:p>
          </table:table-cell>
          <table:table-cell office:value-type="string">
            <text:p>Azerbaijan, Iran</text:p>
          </table:table-cell>
          <table:table-cell office:value-type="string">
            <text:p>Balkans, Southeast Europe</text:p>
          </table:table-cell>
          <table:table-cell office:value-type="string">
            <text:p>Belgium</text:p>
          </table:table-cell>
          <table:table-cell office:value-type="string">
            <text:p>Bolivia</text:p>
          </table:table-cell>
        </table:table-row>
        <table:table-row table:style-name="ro1">
          <table:table-cell table:number-columns-repeated="2"/>
          <table:table-cell office:value-type="string">
            <text:p>Cambodia</text:p>
          </table:table-cell>
          <table:table-cell office:value-type="string">
            <text:p>Canada</text:p>
          </table:table-cell>
          <table:table-cell office:value-type="string">
            <text:p>Catalonia</text:p>
          </table:table-cell>
          <table:table-cell office:value-type="string">
            <text:p>Celtic</text:p>
          </table:table-cell>
          <table:table-cell office:value-type="string">
            <text:p>Central Europe</text:p>
          </table:table-cell>
        </table:table-row>
        <table:table-row table:style-name="ro1">
          <table:table-cell table:number-columns-repeated="2"/>
          <table:table-cell office:value-type="string">
            <text:p>China</text:p>
          </table:table-cell>
          <table:table-cell office:value-type="string">
            <text:p>Croatia</text:p>
          </table:table-cell>
          <table:table-cell office:value-type="string">
            <text:p>Cuba</text:p>
          </table:table-cell>
          <table:table-cell office:value-type="string">
            <text:p>England</text:p>
          </table:table-cell>
          <table:table-cell office:value-type="string">
            <text:p>Ethiopia</text:p>
          </table:table-cell>
        </table:table-row>
        <table:table-row table:style-name="ro1">
          <table:table-cell table:number-columns-repeated="2"/>
          <table:table-cell office:value-type="string">
            <text:p>Etruscan</text:p>
          </table:table-cell>
          <table:table-cell office:value-type="string">
            <text:p>Europe</text:p>
          </table:table-cell>
          <table:table-cell office:value-type="string">
            <text:p>France</text:p>
          </table:table-cell>
          <table:table-cell office:value-type="string">
            <text:p>Germany</text:p>
          </table:table-cell>
          <table:table-cell office:value-type="string">
            <text:p>Ghana</text:p>
          </table:table-cell>
        </table:table-row>
        <table:table-row table:style-name="ro1">
          <table:table-cell table:number-columns-repeated="2"/>
          <table:table-cell office:value-type="string">
            <text:p>Greece</text:p>
          </table:table-cell>
          <table:table-cell office:value-type="string">
            <text:p>Hawaii</text:p>
          </table:table-cell>
          <table:table-cell office:value-type="string">
            <text:p>India</text:p>
          </table:table-cell>
          <table:table-cell office:value-type="string">
            <text:p>Indonesia/Philippines</text:p>
          </table:table-cell>
          <table:table-cell office:value-type="string">
            <text:p>Iran</text:p>
          </table:table-cell>
        </table:table-row>
        <table:table-row table:style-name="ro1">
          <table:table-cell table:number-columns-repeated="2"/>
          <table:table-cell office:value-type="string">
            <text:p>Ireland</text:p>
          </table:table-cell>
          <table:table-cell office:value-type="string">
            <text:p>Italy</text:p>
          </table:table-cell>
          <table:table-cell office:value-type="string">
            <text:p>Japan</text:p>
          </table:table-cell>
          <table:table-cell office:value-type="string">
            <text:p>Korea</text:p>
          </table:table-cell>
          <table:table-cell office:value-type="string">
            <text:p>Laos</text:p>
          </table:table-cell>
        </table:table-row>
        <table:table-row table:style-name="ro1">
          <table:table-cell table:number-columns-repeated="2"/>
          <table:table-cell office:value-type="string">
            <text:p>Latin America</text:p>
          </table:table-cell>
          <table:table-cell office:value-type="string">
            <text:p>Lithuania</text:p>
          </table:table-cell>
          <table:table-cell office:value-type="string">
            <text:p>Madagascar</text:p>
          </table:table-cell>
          <table:table-cell office:value-type="string">
            <text:p>New Zealand</text:p>
          </table:table-cell>
          <table:table-cell office:value-type="string">
            <text:p>North America</text:p>
          </table:table-cell>
        </table:table-row>
        <table:table-row table:style-name="ro1">
          <table:table-cell table:number-columns-repeated="2"/>
          <table:table-cell office:value-type="string">
            <text:p>Northern Africa</text:p>
          </table:table-cell>
          <table:table-cell office:value-type="string">
            <text:p>North India</text:p>
          </table:table-cell>
          <table:table-cell office:value-type="string">
            <text:p>Peru</text:p>
          </table:table-cell>
          <table:table-cell office:value-type="string">
            <text:p>Philippines</text:p>
          </table:table-cell>
          <table:table-cell office:value-type="string">
            <text:p>Polynesia</text:p>
          </table:table-cell>
        </table:table-row>
        <table:table-row table:style-name="ro1">
          <table:table-cell table:number-columns-repeated="2"/>
          <table:table-cell office:value-type="string">
            <text:p>Polynesia, Africa, East Asia</text:p>
          </table:table-cell>
          <table:table-cell office:value-type="string">
            <text:p>Rome</text:p>
          </table:table-cell>
          <table:table-cell office:value-type="string">
            <text:p>Russia</text:p>
          </table:table-cell>
          <table:table-cell office:value-type="string">
            <text:p>Sardinia</text:p>
          </table:table-cell>
          <table:table-cell office:value-type="string">
            <text:p>Scandinavia</text:p>
          </table:table-cell>
        </table:table-row>
        <table:table-row table:style-name="ro1">
          <table:table-cell table:number-columns-repeated="2"/>
          <table:table-cell office:value-type="string">
            <text:p>Sicily</text:p>
          </table:table-cell>
          <table:table-cell office:value-type="string">
            <text:p>Slovakia</text:p>
          </table:table-cell>
          <table:table-cell office:value-type="string">
            <text:p>South Africa</text:p>
          </table:table-cell>
          <table:table-cell office:value-type="string">
            <text:p>South-Africa</text:p>
          </table:table-cell>
          <table:table-cell office:value-type="string">
            <text:p>South America</text:p>
          </table:table-cell>
        </table:table-row>
        <table:table-row table:style-name="ro1">
          <table:table-cell table:number-columns-repeated="2"/>
          <table:table-cell office:value-type="string">
            <text:p>South India</text:p>
          </table:table-cell>
          <table:table-cell office:value-type="string">
            <text:p>Spain</text:p>
          </table:table-cell>
          <table:table-cell office:value-type="string">
            <text:p>Switzerland</text:p>
          </table:table-cell>
          <table:table-cell office:value-type="string">
            <text:p>Thailand</text:p>
          </table:table-cell>
          <table:table-cell office:value-type="string">
            <text:p>Tibet</text:p>
          </table:table-cell>
        </table:table-row>
        <table:table-row table:style-name="ro1">
          <table:table-cell table:number-columns-repeated="2"/>
          <table:table-cell office:value-type="string">
            <text:p>Turkey</text:p>
          </table:table-cell>
          <table:table-cell office:value-type="string">
            <text:p>US</text:p>
          </table:table-cell>
          <table:table-cell office:value-type="string">
            <text:p>Vietnam</text:p>
          </table:table-cell>
          <table:table-cell office:value-type="string">
            <text:p>Western Europe</text:p>
          </table:table-cell>
          <table:table-cell office:value-type="string">
            <text:p>Western Europe/North America</text:p>
          </table:table-cell>
        </table:table-row>
        <table:table-row table:style-name="ro1">
          <table:table-cell table:formula="of:=[.C$636]" office:value-type="float" office:value="2125380335">
            <text:p>2125380335</text:p>
          </table:table-cell>
          <table:table-cell office:value-type="string">
            <text:p>Q0</text:p>
          </table:table-cell>
          <table:table-cell table:formula="of:=HYPERLINK(&quot;http://dbpedia.org/property/origin&quot;)" office:value-type="string" office:string-value="http://dbpedia.org/property/origin">
            <text:p>http://dbpedia.org/property/origin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origi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36]" office:value-type="float" office:value="2125380335">
            <text:p>2125380335</text:p>
          </table:table-cell>
          <table:table-cell office:value-type="string">
            <text:p>Q0</text:p>
          </table:table-cell>
          <table:table-cell table:formula="of:=HYPERLINK(&quot;http://dbpedia.org/property/country&quot;)" office:value-type="string" office:string-value="http://dbpedia.org/property/country">
            <text:p>http://dbpedia.org/property/countr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countr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36]" office:value-type="float" office:value="2125380335">
            <text:p>2125380335</text:p>
          </table:table-cell>
          <table:table-cell office:value-type="string">
            <text:p>Q0</text:p>
          </table:table-cell>
          <table:table-cell table:formula="of:=HYPERLINK(&quot;http://dbpedia.org/ontology/country&quot;)" office:value-type="string" office:string-value="http://dbpedia.org/ontology/country">
            <text:p>http://dbpedia.org/ontology/countr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countr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36]" office:value-type="float" office:value="2125380335">
            <text:p>2125380335</text:p>
          </table:table-cell>
          <table:table-cell office:value-type="string">
            <text:p>Q0</text:p>
          </table:table-cell>
          <table:table-cell table:formula="of:=HYPERLINK(&quot;http://dbpedia.org/property/culturalOrigins&quot;)" office:value-type="string" office:string-value="http://dbpedia.org/property/culturalOrigins">
            <text:p>http://dbpedia.org/property/culturalOrigin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culturalOrigin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568257892">
            <text:p>1568257892</text:p>
          </table:table-cell>
          <table:table-cell office:value-type="string">
            <text:p>politicians</text:p>
          </table:table-cell>
          <table:table-cell table:formula="of:=HYPERLINK(&quot;http://en.wikipedia.org/wiki/List_of_Presidents_of_the_United_State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mocratic</text:p>
          </table:table-cell>
          <table:table-cell office:value-type="string">
            <text:p>Democratic-Republican</text:p>
          </table:table-cell>
          <table:table-cell office:value-type="string">
            <text:p>Federalist</text:p>
          </table:table-cell>
          <table:table-cell office:value-type="string">
            <text:p>Independent</text:p>
          </table:table-cell>
          <table:table-cell office:value-type="string">
            <text:p>National Union</text:p>
          </table:table-cell>
        </table:table-row>
        <table:table-row table:style-name="ro1">
          <table:table-cell table:number-columns-repeated="2"/>
          <table:table-cell office:value-type="string">
            <text:p>Republican</text:p>
          </table:table-cell>
          <table:table-cell office:value-type="string">
            <text:p>Whig</text:p>
          </table:table-cell>
          <table:table-cell table:number-columns-repeated="3"/>
        </table:table-row>
        <table:table-row table:style-name="ro1">
          <table:table-cell table:formula="of:=[.C$655]" office:value-type="float" office:value="1568257892">
            <text:p>1568257892</text:p>
          </table:table-cell>
          <table:table-cell office:value-type="string">
            <text:p>Q0</text:p>
          </table:table-cell>
          <table:table-cell table:formula="of:=HYPERLINK(&quot;http://dbpedia.org/property/party&quot;)" office:value-type="string" office:string-value="http://dbpedia.org/property/party">
            <text:p>http://dbpedia.org/property/party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part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55]" office:value-type="float" office:value="1568257892">
            <text:p>1568257892</text:p>
          </table:table-cell>
          <table:table-cell office:value-type="string">
            <text:p>Q0</text:p>
          </table:table-cell>
          <table:table-cell table:formula="of:=HYPERLINK(&quot;http://dbpedia.org/ontology/party&quot;)" office:value-type="string" office:string-value="http://dbpedia.org/ontology/party">
            <text:p>http://dbpedia.org/ontology/party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part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55]" office:value-type="float" office:value="1568257892">
            <text:p>1568257892</text:p>
          </table:table-cell>
          <table:table-cell office:value-type="string">
            <text:p>Q0</text:p>
          </table:table-cell>
          <table:table-cell table:formula="of:=HYPERLINK(&quot;http://dbpedia.org/property/ideology&quot;)" office:value-type="string" office:string-value="http://dbpedia.org/property/ideology">
            <text:p>http://dbpedia.org/property/ideology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ideolog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55]" office:value-type="float" office:value="1568257892">
            <text:p>1568257892</text:p>
          </table:table-cell>
          <table:table-cell office:value-type="string">
            <text:p>Q0</text:p>
          </table:table-cell>
          <table:table-cell table:formula="of:=HYPERLINK(&quot;http://dbpedia.org/property/politicalParty&quot;)" office:value-type="string" office:string-value="http://dbpedia.org/property/politicalParty">
            <text:p>http://dbpedia.org/property/politicalParty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politicalPart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766188396">
            <text:p>766188396</text:p>
          </table:table-cell>
          <table:table-cell office:value-type="string">
            <text:p>television shows</text:p>
          </table:table-cell>
          <table:table-cell table:formula="of:=HYPERLINK(&quot;http://en.wikipedia.org/wiki/List_of_How_I_Met_Your_Mother_episode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arbara Adler</text:p>
          </table:table-cell>
          <table:table-cell office:value-type="string">
            <text:p>Brenda Hsueh</text:p>
          </table:table-cell>
          <table:table-cell office:value-type="string">
            <text:p>Carter Bays</text:p>
          </table:table-cell>
          <table:table-cell office:value-type="string">
            <text:p>Chris Harris</text:p>
          </table:table-cell>
          <table:table-cell office:value-type="string">
            <text:p>Chris Marcil</text:p>
          </table:table-cell>
        </table:table-row>
        <table:table-row table:style-name="ro2">
          <table:table-cell table:number-columns-repeated="2"/>
          <table:table-cell office:value-type="string">
            <text:p>Chris Miller</text:p>
          </table:table-cell>
          <table:table-cell office:value-type="string">
            <text:p>Chuck Tatham</text:p>
          </table:table-cell>
          <table:table-cell office:value-type="string">
            <text:p>Craig Gerard</text:p>
          </table:table-cell>
          <table:table-cell office:value-type="string">
            <text:p>Craig Thomas</text:p>
          </table:table-cell>
          <table:table-cell office:value-type="string">
            <text:p>Dan Gregor</text:p>
          </table:table-cell>
        </table:table-row>
        <table:table-row table:style-name="ro2">
          <table:table-cell table:number-columns-repeated="2"/>
          <table:table-cell office:value-type="string">
            <text:p>David Hemingson</text:p>
          </table:table-cell>
          <table:table-cell office:value-type="string">
            <text:p>Doug Mand</text:p>
          </table:table-cell>
          <table:table-cell office:value-type="string">
            <text:p>Eric Falconer</text:p>
          </table:table-cell>
          <table:table-cell office:value-type="string">
            <text:p>George Sloan</text:p>
          </table:table-cell>
          <table:table-cell office:value-type="string">
            <text:p>Gloria Calderon Kellett</text:p>
          </table:table-cell>
        </table:table-row>
        <table:table-row table:style-name="ro2">
          <table:table-cell table:number-columns-repeated="2"/>
          <table:table-cell office:value-type="string">
            <text:p>Greg Malins</text:p>
          </table:table-cell>
          <table:table-cell office:value-type="string">
            <text:p>Ira Ungerleider</text:p>
          </table:table-cell>
          <table:table-cell office:value-type="string">
            <text:p>Jamie Rhonheimer</text:p>
          </table:table-cell>
          <table:table-cell office:value-type="string">
            <text:p>Jennifer Hendriks</text:p>
          </table:table-cell>
          <table:table-cell office:value-type="string">
            <text:p>Joe Kelly</text:p>
          </table:table-cell>
        </table:table-row>
        <table:table-row table:style-name="ro2">
          <table:table-cell table:number-columns-repeated="2"/>
          <table:table-cell office:value-type="string">
            <text:p>Jonathan Groff</text:p>
          </table:table-cell>
          <table:table-cell office:value-type="string">
            <text:p>Kourtney Kang</text:p>
          </table:table-cell>
          <table:table-cell office:value-type="string">
            <text:p>Kristen Newman</text:p>
          </table:table-cell>
          <table:table-cell office:value-type="string">
            <text:p>Maria Farrari</text:p>
          </table:table-cell>
          <table:table-cell office:value-type="string">
            <text:p>Martynas Prusevicius</text:p>
          </table:table-cell>
        </table:table-row>
        <table:table-row table:style-name="ro2">
          <table:table-cell table:number-columns-repeated="2"/>
          <table:table-cell office:value-type="string">
            <text:p>Matthew Zinman</text:p>
          </table:table-cell>
          <table:table-cell office:value-type="string">
            <text:p>Matt Kuhn</text:p>
          </table:table-cell>
          <table:table-cell office:value-type="string">
            <text:p>Matt Sorrentino</text:p>
          </table:table-cell>
          <table:table-cell office:value-type="string">
            <text:p>Phil Lord</text:p>
          </table:table-cell>
          <table:table-cell office:value-type="string">
            <text:p>Rachel Axler</text:p>
          </table:table-cell>
        </table:table-row>
        <table:table-row table:style-name="ro2">
          <table:table-cell table:number-columns-repeated="2"/>
          <table:table-cell office:value-type="string">
            <text:p>Robia Rashid</text:p>
          </table:table-cell>
          <table:table-cell office:value-type="string">
            <text:p>Romanski</text:p>
          </table:table-cell>
          <table:table-cell office:value-type="string">
            <text:p>Sam Johnson</text:p>
          </table:table-cell>
          <table:table-cell office:value-type="string">
            <text:p>Stephen Lloyd</text:p>
          </table:table-cell>
          <table:table-cell office:value-type="string">
            <text:p>Tami Sagher</text:p>
          </table:table-cell>
        </table:table-row>
        <table:table-row table:style-name="ro1">
          <table:table-cell table:number-columns-repeated="2"/>
          <table:table-cell office:value-type="string">
            <text:p>Theresa Mulligan Rosenthal</text:p>
          </table:table-cell>
          <table:table-cell office:value-type="string">
            <text:p>Tom Ruprecht</text:p>
          </table:table-cell>
          <table:table-cell table:number-columns-repeated="3"/>
        </table:table-row>
        <table:table-row table:style-name="ro1">
          <table:table-cell table:formula="of:=[.C$663]" office:value-type="float" office:value="766188396">
            <text:p>766188396</text:p>
          </table:table-cell>
          <table:table-cell office:value-type="string">
            <text:p>Q0</text:p>
          </table:table-cell>
          <table:table-cell table:formula="of:=HYPERLINK(&quot;http://dbpedia.org/property/writtenby&quot;)" office:value-type="string" office:string-value="http://dbpedia.org/property/writtenby">
            <text:p>http://dbpedia.org/property/writtenby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writtenb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63]" office:value-type="float" office:value="766188396">
            <text:p>766188396</text:p>
          </table:table-cell>
          <table:table-cell office:value-type="string">
            <text:p>Q0</text:p>
          </table:table-cell>
          <table:table-cell table:formula="of:=HYPERLINK(&quot;http://dbpedia.org/property/writer&quot;)" office:value-type="string" office:string-value="http://dbpedia.org/property/writer">
            <text:p>http://dbpedia.org/property/writ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writ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63]" office:value-type="float" office:value="766188396">
            <text:p>766188396</text:p>
          </table:table-cell>
          <table:table-cell office:value-type="string">
            <text:p>Q0</text:p>
          </table:table-cell>
          <table:table-cell table:formula="of:=HYPERLINK(&quot;http://dbpedia.org/property/creator&quot;)" office:value-type="string" office:string-value="http://dbpedia.org/property/creator">
            <text:p>http://dbpedia.org/property/creato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creato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63]" office:value-type="float" office:value="766188396">
            <text:p>766188396</text:p>
          </table:table-cell>
          <table:table-cell office:value-type="string">
            <text:p>Q0</text:p>
          </table:table-cell>
          <table:table-cell table:formula="of:=HYPERLINK(&quot;http://dbpedia.org/ontology/writer&quot;)" office:value-type="string" office:string-value="http://dbpedia.org/ontology/writer">
            <text:p>http://dbpedia.org/ontology/writ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writ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63]" office:value-type="float" office:value="766188396">
            <text:p>766188396</text:p>
          </table:table-cell>
          <table:table-cell office:value-type="string">
            <text:p>Q0</text:p>
          </table:table-cell>
          <table:table-cell table:formula="of:=HYPERLINK(&quot;http://dbpedia.org/ontology/creator&quot;)" office:value-type="string" office:string-value="http://dbpedia.org/ontology/creator">
            <text:p>http://dbpedia.org/ontology/creato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creato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043956000">
            <text:p>2043956000</text:p>
          </table:table-cell>
          <table:table-cell office:value-type="string">
            <text:p>television shows</text:p>
          </table:table-cell>
          <table:table-cell table:formula="of:=HYPERLINK(&quot;http://en.wikipedia.org/wiki/List_of_How_I_Met_Your_Mother_episode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formula="of:=[.C$678]" office:value-type="float" office:value="2043956000">
            <text:p>2043956000</text:p>
          </table:table-cell>
          <table:table-cell office:value-type="string">
            <text:p>Q0</text:p>
          </table:table-cell>
          <table:table-cell table:formula="of:=HYPERLINK(&quot;http://dbpedia.org/ontology/numberOfEpisodes&quot;)" office:value-type="string" office:string-value="http://dbpedia.org/ontology/numberOfEpisodes">
            <text:p>http://dbpedia.org/ontology/numberOfEpisodes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numberOfEpisode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78]" office:value-type="float" office:value="2043956000">
            <text:p>2043956000</text:p>
          </table:table-cell>
          <table:table-cell office:value-type="string">
            <text:p>Q0</text:p>
          </table:table-cell>
          <table:table-cell table:formula="of:=HYPERLINK(&quot;http://dbpedia.org/property/numEpisodes&quot;)" office:value-type="string" office:string-value="http://dbpedia.org/property/numEpisodes">
            <text:p>http://dbpedia.org/property/numEpisodes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numEpisode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78]" office:value-type="float" office:value="2043956000">
            <text:p>2043956000</text:p>
          </table:table-cell>
          <table:table-cell office:value-type="string">
            <text:p>Q0</text:p>
          </table:table-cell>
          <table:table-cell table:formula="of:=HYPERLINK(&quot;http://dbpedia.org/ontology/numberOfSeasons&quot;)" office:value-type="string" office:string-value="http://dbpedia.org/ontology/numberOfSeasons">
            <text:p>http://dbpedia.org/ontology/numberOfSeason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numberOfSeason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78]" office:value-type="float" office:value="2043956000">
            <text:p>2043956000</text:p>
          </table:table-cell>
          <table:table-cell office:value-type="string">
            <text:p>Q0</text:p>
          </table:table-cell>
          <table:table-cell table:formula="of:=HYPERLINK(&quot;http://dbpedia.org/property/episodenumber&quot;)" office:value-type="string" office:string-value="http://dbpedia.org/property/episodenumber">
            <text:p>http://dbpedia.org/property/episodenumb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episodenumb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78]" office:value-type="float" office:value="2043956000">
            <text:p>2043956000</text:p>
          </table:table-cell>
          <table:table-cell office:value-type="string">
            <text:p>Q0</text:p>
          </table:table-cell>
          <table:table-cell table:formula="of:=HYPERLINK(&quot;http://dbpedia.org/property/episode&quot;)" office:value-type="string" office:string-value="http://dbpedia.org/property/episode">
            <text:p>http://dbpedia.org/property/episod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episod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78]" office:value-type="float" office:value="2043956000">
            <text:p>2043956000</text:p>
          </table:table-cell>
          <table:table-cell office:value-type="string">
            <text:p>Q0</text:p>
          </table:table-cell>
          <table:table-cell table:formula="of:=HYPERLINK(&quot;http://dbpedia.org/ontology/episodeNumber&quot;)" office:value-type="string" office:string-value="http://dbpedia.org/ontology/episodeNumber">
            <text:p>http://dbpedia.org/ontology/episodeNumb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episodeNumb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78]" office:value-type="float" office:value="2043956000">
            <text:p>2043956000</text:p>
          </table:table-cell>
          <table:table-cell office:value-type="string">
            <text:p>Q0</text:p>
          </table:table-cell>
          <table:table-cell table:formula="of:=HYPERLINK(&quot;http://dbpedia.org/property/numSeasons&quot;)" office:value-type="string" office:string-value="http://dbpedia.org/property/numSeasons">
            <text:p>http://dbpedia.org/property/numSeason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numSeason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78]" office:value-type="float" office:value="2043956000">
            <text:p>2043956000</text:p>
          </table:table-cell>
          <table:table-cell office:value-type="string">
            <text:p>Q0</text:p>
          </table:table-cell>
          <table:table-cell table:formula="of:=HYPERLINK(&quot;http://dbpedia.org/property/episodeNo&quot;)" office:value-type="string" office:string-value="http://dbpedia.org/property/episodeNo">
            <text:p>http://dbpedia.org/property/episodeNo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episodeNo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78]" office:value-type="float" office:value="2043956000">
            <text:p>2043956000</text:p>
          </table:table-cell>
          <table:table-cell office:value-type="string">
            <text:p>Q0</text:p>
          </table:table-cell>
          <table:table-cell table:formula="of:=HYPERLINK(&quot;http://dbpedia.org/ontology/seasonNumber&quot;)" office:value-type="string" office:string-value="http://dbpedia.org/ontology/seasonNumber">
            <text:p>http://dbpedia.org/ontology/seasonNumber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seasonNumb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78]" office:value-type="float" office:value="2043956000">
            <text:p>2043956000</text:p>
          </table:table-cell>
          <table:table-cell office:value-type="string">
            <text:p>Q0</text:p>
          </table:table-cell>
          <table:table-cell table:formula="of:=HYPERLINK(&quot;http://dbpedia.org/property/numberEpisodes&quot;)" office:value-type="string" office:string-value="http://dbpedia.org/property/numberEpisodes">
            <text:p>http://dbpedia.org/property/numberEpisode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numberEpisode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78]" office:value-type="float" office:value="2043956000">
            <text:p>2043956000</text:p>
          </table:table-cell>
          <table:table-cell office:value-type="string">
            <text:p>Q0</text:p>
          </table:table-cell>
          <table:table-cell table:formula="of:=HYPERLINK(&quot;http://dbpedia.org/property/numSeason&quot;)" office:value-type="string" office:string-value="http://dbpedia.org/property/numSeason">
            <text:p>http://dbpedia.org/property/numSeason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numSeaso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78]" office:value-type="float" office:value="2043956000">
            <text:p>2043956000</text:p>
          </table:table-cell>
          <table:table-cell office:value-type="string">
            <text:p>Q0</text:p>
          </table:table-cell>
          <table:table-cell table:formula="of:=HYPERLINK(&quot;http://dbpedia.org/property/numberOfEpisodes&quot;)" office:value-type="string" office:string-value="http://dbpedia.org/property/numberOfEpisodes">
            <text:p>http://dbpedia.org/property/numberOfEpisodes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numberOfEpisode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78]" office:value-type="float" office:value="2043956000">
            <text:p>2043956000</text:p>
          </table:table-cell>
          <table:table-cell office:value-type="string">
            <text:p>Q0</text:p>
          </table:table-cell>
          <table:table-cell table:formula="of:=HYPERLINK(&quot;http://dbpedia.org/property/no.OfSeason&quot;)" office:value-type="string" office:string-value="http://dbpedia.org/property/no.OfSeason">
            <text:p>http://dbpedia.org/property/no.OfSeason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no.OfSeaso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78]" office:value-type="float" office:value="2043956000">
            <text:p>2043956000</text:p>
          </table:table-cell>
          <table:table-cell office:value-type="string">
            <text:p>Q0</text:p>
          </table:table-cell>
          <table:table-cell table:formula="of:=HYPERLINK(&quot;http://dbpedia.org/property/numEpisode&quot;)" office:value-type="string" office:string-value="http://dbpedia.org/property/numEpisode">
            <text:p>http://dbpedia.org/property/numEpisod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numEpisod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678]" office:value-type="float" office:value="2043956000">
            <text:p>2043956000</text:p>
          </table:table-cell>
          <table:table-cell office:value-type="string">
            <text:p>Q0</text:p>
          </table:table-cell>
          <table:table-cell table:formula="of:=HYPERLINK(&quot;http://dbpedia.org/property/numberOfSeasons&quot;)" office:value-type="string" office:string-value="http://dbpedia.org/property/numberOfSeasons">
            <text:p>http://dbpedia.org/property/numberOfSeason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numberOfSeason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796458291">
            <text:p>1796458291</text:p>
          </table:table-cell>
          <table:table-cell office:value-type="string">
            <text:p>television shows</text:p>
          </table:table-cell>
          <table:table-cell table:formula="of:=HYPERLINK(&quot;http://en.wikipedia.org/wiki/List_of_How_I_Met_Your_Mother_episode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ilot</text:p>
          </table:table-cell>
          <table:table-cell office:value-type="string">
            <text:p>Purple Giraffe</text:p>
          </table:table-cell>
          <table:table-cell office:value-type="string">
            <text:p>Sweet Taste of Liberty</text:p>
          </table:table-cell>
          <table:table-cell office:value-type="string">
            <text:p>Return of the Shirt</text:p>
          </table:table-cell>
          <table:table-cell office:value-type="string">
            <text:p>Okay Awesome</text:p>
          </table:table-cell>
        </table:table-row>
        <table:table-row table:style-name="ro1">
          <table:table-cell table:number-columns-repeated="2"/>
          <table:table-cell office:value-type="string">
            <text:p>Slutty Pumpkin</text:p>
          </table:table-cell>
          <table:table-cell office:value-type="string">
            <text:p>Matchmaker</text:p>
          </table:table-cell>
          <table:table-cell office:value-type="string">
            <text:p>The Duel</text:p>
          </table:table-cell>
          <table:table-cell office:value-type="string">
            <text:p>Belly Full of Turkey</text:p>
          </table:table-cell>
          <table:table-cell office:value-type="string">
            <text:p>The Pineapple Incident</text:p>
          </table:table-cell>
        </table:table-row>
        <table:table-row table:style-name="ro2">
          <table:table-cell table:number-columns-repeated="2"/>
          <table:table-cell office:value-type="string">
            <text:p>The Limo</text:p>
          </table:table-cell>
          <table:table-cell office:value-type="string">
            <text:p>The Wedding</text:p>
          </table:table-cell>
          <table:table-cell office:value-type="string">
            <text:p>Drumroll, Please</text:p>
          </table:table-cell>
          <table:table-cell office:value-type="string">
            <text:p>Zip, Zip, Zip</text:p>
          </table:table-cell>
          <table:table-cell office:value-type="string">
            <text:p>Game Night</text:p>
          </table:table-cell>
        </table:table-row>
        <table:table-row table:style-name="ro1">
          <table:table-cell table:number-columns-repeated="2"/>
          <table:table-cell office:value-type="string">
            <text:p>Cupcake</text:p>
          </table:table-cell>
          <table:table-cell office:value-type="string">
            <text:p>Life Among the Gorillas</text:p>
          </table:table-cell>
          <table:table-cell office:value-type="string">
            <text:p>Nothing Good Happens After 2 A.M.</text:p>
          </table:table-cell>
          <table:table-cell office:value-type="string">
            <text:p>Mary the Paralegal</text:p>
          </table:table-cell>
          <table:table-cell office:value-type="string">
            <text:p>Best Prom Ever</text:p>
          </table:table-cell>
        </table:table-row>
        <table:table-row table:style-name="ro1">
          <table:table-cell table:number-columns-repeated="2"/>
          <table:table-cell office:value-type="string">
            <text:p>Milk</text:p>
          </table:table-cell>
          <table:table-cell office:value-type="string">
            <text:p>Come On</text:p>
          </table:table-cell>
          <table:table-cell office:value-type="string">
            <text:p>Where Were We?</text:p>
          </table:table-cell>
          <table:table-cell office:value-type="string">
            <text:p>The Scorpion and the Toad</text:p>
          </table:table-cell>
          <table:table-cell office:value-type="string">
            <text:p>Brunch</text:p>
          </table:table-cell>
        </table:table-row>
        <table:table-row table:style-name="ro2">
          <table:table-cell table:number-columns-repeated="2"/>
          <table:table-cell office:value-type="string">
            <text:p>Ted Mosby: Architect</text:p>
          </table:table-cell>
          <table:table-cell office:value-type="string">
            <text:p>World's Greatest Couple</text:p>
          </table:table-cell>
          <table:table-cell office:value-type="string">
            <text:p>Aldrin Justice</text:p>
          </table:table-cell>
          <table:table-cell office:value-type="string">
            <text:p>Swarley</text:p>
          </table:table-cell>
          <table:table-cell office:value-type="string">
            <text:p>Atlantic City</text:p>
          </table:table-cell>
        </table:table-row>
        <table:table-row table:style-name="ro1">
          <table:table-cell table:number-columns-repeated="2"/>
          <table:table-cell office:value-type="string">
            <text:p>Slap Bet</text:p>
          </table:table-cell>
          <table:table-cell office:value-type="string">
            <text:p>Single Stamina</text:p>
          </table:table-cell>
          <table:table-cell office:value-type="string">
            <text:p>How Lily Stole Christmas</text:p>
          </table:table-cell>
          <table:table-cell office:value-type="string">
            <text:p>First Time in New York</text:p>
          </table:table-cell>
          <table:table-cell office:value-type="string">
            <text:p>Columns</text:p>
          </table:table-cell>
        </table:table-row>
        <table:table-row table:style-name="ro2">
          <table:table-cell table:number-columns-repeated="2"/>
          <table:table-cell office:value-type="string">
            <text:p>Monday Night Football</text:p>
          </table:table-cell>
          <table:table-cell office:value-type="string">
            <text:p>Lucky Penny</text:p>
          </table:table-cell>
          <table:table-cell office:value-type="string">
            <text:p>Stuff</text:p>
          </table:table-cell>
          <table:table-cell office:value-type="string">
            <text:p>Arrivederci, Fiero</text:p>
          </table:table-cell>
          <table:table-cell office:value-type="string">
            <text:p>Moving Day</text:p>
          </table:table-cell>
        </table:table-row>
        <table:table-row table:style-name="ro1">
          <table:table-cell table:number-columns-repeated="2"/>
          <table:table-cell office:value-type="string">
            <text:p>Bachelor Party</text:p>
          </table:table-cell>
          <table:table-cell office:value-type="string">
            <text:p>Showdown</text:p>
          </table:table-cell>
          <table:table-cell office:value-type="string">
            <text:p>Something Borrowed</text:p>
          </table:table-cell>
          <table:table-cell office:value-type="string">
            <text:p>Something Blue</text:p>
          </table:table-cell>
          <table:table-cell office:value-type="string">
            <text:p>Wait for It</text:p>
          </table:table-cell>
        </table:table-row>
        <table:table-row table:style-name="ro1">
          <table:table-cell table:number-columns-repeated="2"/>
          <table:table-cell office:value-type="string">
            <text:p>We're Not from Here</text:p>
          </table:table-cell>
          <table:table-cell office:value-type="string">
            <text:p>Third Wheel</text:p>
          </table:table-cell>
          <table:table-cell office:value-type="string">
            <text:p>Little Boys</text:p>
          </table:table-cell>
          <table:table-cell office:value-type="string">
            <text:p>How I Met Everyone Else</text:p>
          </table:table-cell>
          <table:table-cell office:value-type="string">
            <text:p>I'm Not That Guy</text:p>
          </table:table-cell>
        </table:table-row>
        <table:table-row table:style-name="ro2">
          <table:table-cell table:number-columns-repeated="2"/>
          <table:table-cell office:value-type="string">
            <text:p>Dowisetrepla</text:p>
          </table:table-cell>
          <table:table-cell office:value-type="string">
            <text:p>Spoiler Alert</text:p>
          </table:table-cell>
          <table:table-cell office:value-type="string">
            <text:p>Slapsgiving</text:p>
          </table:table-cell>
          <table:table-cell office:value-type="string">
            <text:p>The Yips</text:p>
          </table:table-cell>
          <table:table-cell office:value-type="string">
            <text:p>The Platinum Rule</text:p>
          </table:table-cell>
        </table:table-row>
        <table:table-row table:style-name="ro1">
          <table:table-cell table:number-columns-repeated="2"/>
          <table:table-cell office:value-type="string">
            <text:p>No Tomorrow</text:p>
          </table:table-cell>
          <table:table-cell office:value-type="string">
            <text:p>Ten Sessions</text:p>
          </table:table-cell>
          <table:table-cell office:value-type="string">
            <text:p>The Bracket</text:p>
          </table:table-cell>
          <table:table-cell office:value-type="string">
            <text:p>The Chain of Screaming</text:p>
          </table:table-cell>
          <table:table-cell office:value-type="string">
            <text:p>Sandcastles in the Sand</text:p>
          </table:table-cell>
        </table:table-row>
        <table:table-row table:style-name="ro1">
          <table:table-cell table:number-columns-repeated="2"/>
          <table:table-cell office:value-type="string">
            <text:p>The Goat</text:p>
          </table:table-cell>
          <table:table-cell office:value-type="string">
            <text:p>Rebound Bro</text:p>
          </table:table-cell>
          <table:table-cell office:value-type="string">
            <text:p>Everything Must Go</text:p>
          </table:table-cell>
          <table:table-cell office:value-type="string">
            <text:p>Miracles</text:p>
          </table:table-cell>
          <table:table-cell office:value-type="string">
            <text:p>Do I Know You?</text:p>
          </table:table-cell>
        </table:table-row>
        <table:table-row table:style-name="ro1">
          <table:table-cell table:number-columns-repeated="2"/>
          <table:table-cell office:value-type="string">
            <text:p>The Best Burger in New York</text:p>
          </table:table-cell>
          <table:table-cell office:value-type="string">
            <text:p>I Heart NJ</text:p>
          </table:table-cell>
          <table:table-cell office:value-type="string">
            <text:p>Intervention</text:p>
          </table:table-cell>
          <table:table-cell office:value-type="string">
            <text:p>Shelter Island</text:p>
          </table:table-cell>
          <table:table-cell office:value-type="string">
            <text:p>Happily Ever After</text:p>
          </table:table-cell>
        </table:table-row>
        <table:table-row table:style-name="ro2">
          <table:table-cell table:number-columns-repeated="2"/>
          <table:table-cell office:value-type="string">
            <text:p>Not a Father's Day</text:p>
          </table:table-cell>
          <table:table-cell office:value-type="string">
            <text:p>Woooo!</text:p>
          </table:table-cell>
          <table:table-cell office:value-type="string">
            <text:p>The Naked Man</text:p>
          </table:table-cell>
          <table:table-cell office:value-type="string">
            <text:p>The Fight</text:p>
          </table:table-cell>
          <table:table-cell office:value-type="string">
            <text:p>Little Minnesota</text:p>
          </table:table-cell>
        </table:table-row>
        <table:table-row table:style-name="ro2">
          <table:table-cell table:number-columns-repeated="2"/>
          <table:table-cell office:value-type="string">
            <text:p>Benefits</text:p>
          </table:table-cell>
          <table:table-cell office:value-type="string">
            <text:p>Three Days of Snow</text:p>
          </table:table-cell>
          <table:table-cell office:value-type="string">
            <text:p>The Possimpible</text:p>
          </table:table-cell>
          <table:table-cell office:value-type="string">
            <text:p>The Stinsons</text:p>
          </table:table-cell>
          <table:table-cell office:value-type="string">
            <text:p>Sorry, Bro</text:p>
          </table:table-cell>
        </table:table-row>
        <table:table-row table:style-name="ro2">
          <table:table-cell table:number-columns-repeated="2"/>
          <table:table-cell office:value-type="string">
            <text:p>The Front Porch</text:p>
          </table:table-cell>
          <table:table-cell office:value-type="string">
            <text:p>Old King Clancy</text:p>
          </table:table-cell>
          <table:table-cell office:value-type="string">
            <text:p>Murtaugh</text:p>
          </table:table-cell>
          <table:table-cell office:value-type="string">
            <text:p>Mosbius Designs</text:p>
          </table:table-cell>
          <table:table-cell office:value-type="string">
            <text:p>The Three Days Rule</text:p>
          </table:table-cell>
        </table:table-row>
        <table:table-row table:style-name="ro1">
          <table:table-cell table:number-columns-repeated="2"/>
          <table:table-cell office:value-type="string">
            <text:p>Right Place, Right Time</text:p>
          </table:table-cell>
          <table:table-cell office:value-type="string">
            <text:p>As Fast as She Can</text:p>
          </table:table-cell>
          <table:table-cell office:value-type="string">
            <text:p>The Leap</text:p>
          </table:table-cell>
          <table:table-cell table:number-columns-repeated="2"/>
        </table:table-row>
        <table:table-row table:style-name="ro1">
          <table:table-cell table:formula="of:=[.C$700]" office:value-type="float" office:value="1796458291">
            <text:p>1796458291</text:p>
          </table:table-cell>
          <table:table-cell office:value-type="string">
            <text:p>Q0</text:p>
          </table:table-cell>
          <table:table-cell table:formula="of:=HYPERLINK(&quot;http://dbpedia.org/property/title&quot;)" office:value-type="string" office:string-value="http://dbpedia.org/property/title">
            <text:p>http://dbpedia.org/property/titl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titl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00]" office:value-type="float" office:value="1796458291">
            <text:p>1796458291</text:p>
          </table:table-cell>
          <table:table-cell office:value-type="string">
            <text:p>Q0</text:p>
          </table:table-cell>
          <table:table-cell table:formula="of:=HYPERLINK(&quot;http://xmlns.com/foaf/0.1/name&quot;)" office:value-type="string" office:string-value="http://xmlns.com/foaf/0.1/name">
            <text:p>http://xmlns.com/foaf/0.1/nam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xmlns.com%2Ffoaf%2F0.1%2Fnam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00]" office:value-type="float" office:value="1796458291">
            <text:p>1796458291</text:p>
          </table:table-cell>
          <table:table-cell office:value-type="string">
            <text:p>Q0</text:p>
          </table:table-cell>
          <table:table-cell table:formula="of:=HYPERLINK(&quot;http://dbpedia.org/property/name&quot;)" office:value-type="string" office:string-value="http://dbpedia.org/property/name">
            <text:p>http://dbpedia.org/property/name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nam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00]" office:value-type="float" office:value="1796458291">
            <text:p>1796458291</text:p>
          </table:table-cell>
          <table:table-cell office:value-type="string">
            <text:p>Q0</text:p>
          </table:table-cell>
          <table:table-cell table:formula="of:=HYPERLINK(&quot;http://dbpedia.org/property/prev&quot;)" office:value-type="string" office:string-value="http://dbpedia.org/property/prev">
            <text:p>http://dbpedia.org/property/prev</text:p>
          </table:table-cell>
          <table:table-cell table:style-name="ce1" office:value-type="float" office:value="0">
            <text:p>0</text:p>
          </table:table-cell>
          <table:table-cell table:formula="of:=HYPERLINK(&quot;http://dbpedia.org/sparql?default-graph-uri=http%3A%2F%2Fdbpedia.org&amp;query=select+distinct+%3Fs+%3Fo+where+{%3Fs+%3Chttp%3A%2F%2Fdbpedia.org%2Fproperty%2Fprev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00]" office:value-type="float" office:value="1796458291">
            <text:p>1796458291</text:p>
          </table:table-cell>
          <table:table-cell office:value-type="string">
            <text:p>Q0</text:p>
          </table:table-cell>
          <table:table-cell table:formula="of:=HYPERLINK(&quot;http://dbpedia.org/property/episodetitle&quot;)" office:value-type="string" office:string-value="http://dbpedia.org/property/episodetitle">
            <text:p>http://dbpedia.org/property/episodetitl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episodetitl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151263973">
            <text:p>1151263973</text:p>
          </table:table-cell>
          <table:table-cell office:value-type="string">
            <text:p>television shows</text:p>
          </table:table-cell>
          <table:table-cell table:formula="of:=HYPERLINK(&quot;http://en.wikipedia.org/wiki/List_of_How_I_Met_Your_Mother_episode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ichael Shea</text:p>
          </table:table-cell>
          <table:table-cell office:value-type="string">
            <text:p>Neil Patrick Harris</text:p>
          </table:table-cell>
          <table:table-cell office:value-type="string">
            <text:p>Pamela Fryman</text:p>
          </table:table-cell>
          <table:table-cell office:value-type="string">
            <text:p>Rob Greenberg</text:p>
          </table:table-cell>
          <table:table-cell/>
        </table:table-row>
        <table:table-row table:style-name="ro1">
          <table:table-cell table:formula="of:=[.C$725]" office:value-type="float" office:value="1151263973">
            <text:p>1151263973</text:p>
          </table:table-cell>
          <table:table-cell office:value-type="string">
            <text:p>Q0</text:p>
          </table:table-cell>
          <table:table-cell table:formula="of:=HYPERLINK(&quot;http://dbpedia.org/property/director&quot;)" office:value-type="string" office:string-value="http://dbpedia.org/property/director">
            <text:p>http://dbpedia.org/property/directo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directo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25]" office:value-type="float" office:value="1151263973">
            <text:p>1151263973</text:p>
          </table:table-cell>
          <table:table-cell office:value-type="string">
            <text:p>Q0</text:p>
          </table:table-cell>
          <table:table-cell table:formula="of:=HYPERLINK(&quot;http://dbpedia.org/property/directedby&quot;)" office:value-type="string" office:string-value="http://dbpedia.org/property/directedby">
            <text:p>http://dbpedia.org/property/directedby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directedby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25]" office:value-type="float" office:value="1151263973">
            <text:p>1151263973</text:p>
          </table:table-cell>
          <table:table-cell office:value-type="string">
            <text:p>Q0</text:p>
          </table:table-cell>
          <table:table-cell table:formula="of:=HYPERLINK(&quot;http://dbpedia.org/ontology/director&quot;)" office:value-type="string" office:string-value="http://dbpedia.org/ontology/director">
            <text:p>http://dbpedia.org/ontology/directo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directo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25]" office:value-type="float" office:value="1151263973">
            <text:p>1151263973</text:p>
          </table:table-cell>
          <table:table-cell office:value-type="string">
            <text:p>Q0</text:p>
          </table:table-cell>
          <table:table-cell table:formula="of:=HYPERLINK(&quot;http://dbpedia.org/ontology/creator&quot;)" office:value-type="string" office:string-value="http://dbpedia.org/ontology/creator">
            <text:p>http://dbpedia.org/ontology/creato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creato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25]" office:value-type="float" office:value="1151263973">
            <text:p>1151263973</text:p>
          </table:table-cell>
          <table:table-cell office:value-type="string">
            <text:p>Q0</text:p>
          </table:table-cell>
          <table:table-cell table:formula="of:=HYPERLINK(&quot;http://dbpedia.org/property/creator&quot;)" office:value-type="string" office:string-value="http://dbpedia.org/property/creator">
            <text:p>http://dbpedia.org/property/creato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creato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634952948">
            <text:p>1634952948</text:p>
          </table:table-cell>
          <table:table-cell office:value-type="string">
            <text:p>television shows</text:p>
          </table:table-cell>
          <table:table-cell table:formula="of:=HYPERLINK(&quot;http://en.wikipedia.org/wiki/List_of_How_I_Met_Your_Mother_episodes&quot;; &quot;View context&quot;)" office:value-type="string" office:string-value="View context">
            <text:p>View con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table:formula="of:=[.C$733]" office:value-type="float" office:value="1634952948">
            <text:p>1634952948</text:p>
          </table:table-cell>
          <table:table-cell office:value-type="string">
            <text:p>Q0</text:p>
          </table:table-cell>
          <table:table-cell table:formula="of:=HYPERLINK(&quot;http://dbpedia.org/property/seriesep&quot;)" office:value-type="string" office:string-value="http://dbpedia.org/property/seriesep">
            <text:p>http://dbpedia.org/property/seriesep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seriesep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33]" office:value-type="float" office:value="1634952948">
            <text:p>1634952948</text:p>
          </table:table-cell>
          <table:table-cell office:value-type="string">
            <text:p>Q0</text:p>
          </table:table-cell>
          <table:table-cell table:formula="of:=HYPERLINK(&quot;http://dbpedia.org/property/number&quot;)" office:value-type="string" office:string-value="http://dbpedia.org/property/number">
            <text:p>http://dbpedia.org/property/numb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numb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33]" office:value-type="float" office:value="1634952948">
            <text:p>1634952948</text:p>
          </table:table-cell>
          <table:table-cell office:value-type="string">
            <text:p>Q0</text:p>
          </table:table-cell>
          <table:table-cell table:formula="of:=HYPERLINK(&quot;http://dbpedia.org/ontology/numberOfEpisodes&quot;)" office:value-type="string" office:string-value="http://dbpedia.org/ontology/numberOfEpisodes">
            <text:p>http://dbpedia.org/ontology/numberOfEpisode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numberOfEpisode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33]" office:value-type="float" office:value="1634952948">
            <text:p>1634952948</text:p>
          </table:table-cell>
          <table:table-cell office:value-type="string">
            <text:p>Q0</text:p>
          </table:table-cell>
          <table:table-cell table:formula="of:=HYPERLINK(&quot;http://dbpedia.org/property/numEpisodes&quot;)" office:value-type="string" office:string-value="http://dbpedia.org/property/numEpisodes">
            <text:p>http://dbpedia.org/property/numEpisode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numEpisode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33]" office:value-type="float" office:value="1634952948">
            <text:p>1634952948</text:p>
          </table:table-cell>
          <table:table-cell office:value-type="string">
            <text:p>Q0</text:p>
          </table:table-cell>
          <table:table-cell table:formula="of:=HYPERLINK(&quot;http://dbpedia.org/property/episodenumber&quot;)" office:value-type="string" office:string-value="http://dbpedia.org/property/episodenumber">
            <text:p>http://dbpedia.org/property/episodenumb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episodenumb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33]" office:value-type="float" office:value="1634952948">
            <text:p>1634952948</text:p>
          </table:table-cell>
          <table:table-cell office:value-type="string">
            <text:p>Q0</text:p>
          </table:table-cell>
          <table:table-cell table:formula="of:=HYPERLINK(&quot;http://dbpedia.org/property/episode&quot;)" office:value-type="string" office:string-value="http://dbpedia.org/property/episode">
            <text:p>http://dbpedia.org/property/episode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episode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33]" office:value-type="float" office:value="1634952948">
            <text:p>1634952948</text:p>
          </table:table-cell>
          <table:table-cell office:value-type="string">
            <text:p>Q0</text:p>
          </table:table-cell>
          <table:table-cell table:formula="of:=HYPERLINK(&quot;http://dbpedia.org/ontology/episodeNumber&quot;)" office:value-type="string" office:string-value="http://dbpedia.org/ontology/episodeNumber">
            <text:p>http://dbpedia.org/ontology/episodeNumber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ontology%2FepisodeNumber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33]" office:value-type="float" office:value="1634952948">
            <text:p>1634952948</text:p>
          </table:table-cell>
          <table:table-cell office:value-type="string">
            <text:p>Q0</text:p>
          </table:table-cell>
          <table:table-cell table:formula="of:=HYPERLINK(&quot;http://dbpedia.org/property/episodeNo&quot;)" office:value-type="string" office:string-value="http://dbpedia.org/property/episodeNo">
            <text:p>http://dbpedia.org/property/episodeNo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episodeNo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33]" office:value-type="float" office:value="1634952948">
            <text:p>1634952948</text:p>
          </table:table-cell>
          <table:table-cell office:value-type="string">
            <text:p>Q0</text:p>
          </table:table-cell>
          <table:table-cell table:formula="of:=HYPERLINK(&quot;http://dbpedia.org/property/episodes&quot;)" office:value-type="string" office:string-value="http://dbpedia.org/property/episodes">
            <text:p>http://dbpedia.org/property/episode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episode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33]" office:value-type="float" office:value="1634952948">
            <text:p>1634952948</text:p>
          </table:table-cell>
          <table:table-cell office:value-type="string">
            <text:p>Q0</text:p>
          </table:table-cell>
          <table:table-cell table:formula="of:=HYPERLINK(&quot;http://dbpedia.org/property/numSeasons&quot;)" office:value-type="string" office:string-value="http://dbpedia.org/property/numSeasons">
            <text:p>http://dbpedia.org/property/numSeason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numSeason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33]" office:value-type="float" office:value="1634952948">
            <text:p>1634952948</text:p>
          </table:table-cell>
          <table:table-cell office:value-type="string">
            <text:p>Q0</text:p>
          </table:table-cell>
          <table:table-cell table:formula="of:=HYPERLINK(&quot;http://dbpedia.org/ontology/numberOfSeasons&quot;)" office:value-type="string" office:string-value="http://dbpedia.org/ontology/numberOfSeasons">
            <text:p>http://dbpedia.org/ontology/numberOfSeasons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ontology%2FnumberOfSeason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33]" office:value-type="float" office:value="1634952948">
            <text:p>1634952948</text:p>
          </table:table-cell>
          <table:table-cell office:value-type="string">
            <text:p>Q0</text:p>
          </table:table-cell>
          <table:table-cell table:formula="of:=HYPERLINK(&quot;http://dbpedia.org/property/numberEpisodes&quot;)" office:value-type="string" office:string-value="http://dbpedia.org/property/numberEpisodes">
            <text:p>http://dbpedia.org/property/numberEpisodes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numberEpisode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33]" office:value-type="float" office:value="1634952948">
            <text:p>1634952948</text:p>
          </table:table-cell>
          <table:table-cell office:value-type="string">
            <text:p>Q0</text:p>
          </table:table-cell>
          <table:table-cell table:formula="of:=HYPERLINK(&quot;http://dbpedia.org/property/numberOfEpisodes&quot;)" office:value-type="string" office:string-value="http://dbpedia.org/property/numberOfEpisodes">
            <text:p>http://dbpedia.org/property/numberOfEpisodes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numberOfEpisode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33]" office:value-type="float" office:value="1634952948">
            <text:p>1634952948</text:p>
          </table:table-cell>
          <table:table-cell office:value-type="string">
            <text:p>Q0</text:p>
          </table:table-cell>
          <table:table-cell table:formula="of:=HYPERLINK(&quot;http://dbpedia.org/property/no.OfEpisodes&quot;)" office:value-type="string" office:string-value="http://dbpedia.org/property/no.OfEpisodes">
            <text:p>http://dbpedia.org/property/no.OfEpisodes</text:p>
          </table:table-cell>
          <table:table-cell table:style-name="ce1" office:value-type="float" office:value="1">
            <text:p>1</text:p>
          </table:table-cell>
          <table:table-cell table:formula="of:=HYPERLINK(&quot;http://dbpedia.org/sparql?default-graph-uri=http%3A%2F%2Fdbpedia.org&amp;query=select+distinct+%3Fs+%3Fo+where+{%3Fs+%3Chttp%3A%2F%2Fdbpedia.org%2Fproperty%2Fno.OfEpisodes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>
          <table:table-cell table:formula="of:=[.C$733]" office:value-type="float" office:value="1634952948">
            <text:p>1634952948</text:p>
          </table:table-cell>
          <table:table-cell office:value-type="string">
            <text:p>Q0</text:p>
          </table:table-cell>
          <table:table-cell table:formula="of:=HYPERLINK(&quot;http://dbpedia.org/property/numSeason&quot;)" office:value-type="string" office:string-value="http://dbpedia.org/property/numSeason">
            <text:p>http://dbpedia.org/property/numSeason</text:p>
          </table:table-cell>
          <table:table-cell table:style-name="ce1" office:value-type="float" office:value="0.5">
            <text:p>0.5</text:p>
          </table:table-cell>
          <table:table-cell table:formula="of:=HYPERLINK(&quot;http://dbpedia.org/sparql?default-graph-uri=http%3A%2F%2Fdbpedia.org&amp;query=select+distinct+%3Fs+%3Fo+where+{%3Fs+%3Chttp%3A%2F%2Fdbpedia.org%2Fproperty%2FnumSeason%3E+%3Fo}+LIMIT+100&amp;format=text%2Fhtml&amp;timeout=30000&amp;debug=on&quot;; &quot;View on DBPedia&quot;)" office:value-type="string" office:string-value="View on DBPedia">
            <text:p>View on DBPedia</text:p>
          </table:table-cell>
          <table:table-cell table:number-columns-repeated="2"/>
        </table:table-row>
        <table:table-row table:style-name="ro1" table:number-rows-repeated="104780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/00/0000</text:date>, <text:time style:data-style-name="N2" text:time-value="0000-00-00T13:43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Porrini</meta:initial-creator>
    <meta:creation-date>2014-04-26T10:41:55</meta:creation-date>
    <dc:date>2014-04-26T14:23:24</dc:date>
    <dc:creator>Riccardo Porrini</dc:creator>
    <meta:editing-duration>PT3H32M29S</meta:editing-duration>
    <meta:editing-cycles>119</meta:editing-cycles>
    <meta:generator>LibreOffice/3.6$Linux_X86_64 LibreOffice_project/360m1$Build-2</meta:generator>
    <meta:document-statistic meta:table-count="1" meta:cell-count="3423" meta:object-count="0"/>
  </office:meta>
</office:document-meta>
</file>